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float" office:value="98026" calcext:value-type="float">
            <text:p>98026</text:p>
          </table:table-cell>
          <table:table-cell office:value-type="float" office:value="50027" calcext:value-type="float">
            <text:p>50027</text:p>
          </table:table-cell>
          <table:table-cell table:number-columns-repeated="7"/>
        </table:table-row>
        <table:table-row table:style-name="ro1">
          <table:table-cell office:value-type="float" office:value="98026" calcext:value-type="float">
            <text:p>98026</text:p>
          </table:table-cell>
          <table:table-cell office:value-type="float" office:value="51253" calcext:value-type="float">
            <text:p>51253</text:p>
          </table:table-cell>
          <table:table-cell table:number-columns-repeated="7"/>
        </table:table-row>
        <table:table-row table:style-name="ro1">
          <table:table-cell office:value-type="float" office:value="98365" calcext:value-type="float">
            <text:p>98365</text:p>
          </table:table-cell>
          <table:table-cell office:value-type="float" office:value="51253" calcext:value-type="float">
            <text:p>51253</text:p>
          </table:table-cell>
          <table:table-cell table:number-columns-repeated="7"/>
        </table:table-row>
        <table:table-row table:style-name="ro1">
          <table:table-cell office:value-type="float" office:value="98365" calcext:value-type="float">
            <text:p>98365</text:p>
          </table:table-cell>
          <table:table-cell office:value-type="float" office:value="52482" calcext:value-type="float">
            <text:p>52482</text:p>
          </table:table-cell>
          <table:table-cell table:number-columns-repeated="7"/>
        </table:table-row>
        <table:table-row table:style-name="ro1">
          <table:table-cell office:value-type="float" office:value="98403" calcext:value-type="float">
            <text:p>98403</text:p>
          </table:table-cell>
          <table:table-cell office:value-type="float" office:value="52482" calcext:value-type="float">
            <text:p>52482</text:p>
          </table:table-cell>
          <table:table-cell table:number-columns-repeated="7"/>
        </table:table-row>
        <table:table-row table:style-name="ro1">
          <table:table-cell office:value-type="float" office:value="98403" calcext:value-type="float">
            <text:p>98403</text:p>
          </table:table-cell>
          <table:table-cell office:value-type="float" office:value="53637" calcext:value-type="float">
            <text:p>53637</text:p>
          </table:table-cell>
          <table:table-cell table:number-columns-repeated="7"/>
        </table:table-row>
        <table:table-row table:style-name="ro1">
          <table:table-cell office:value-type="float" office:value="97409" calcext:value-type="float">
            <text:p>97409</text:p>
          </table:table-cell>
          <table:table-cell office:value-type="float" office:value="53637" calcext:value-type="float">
            <text:p>53637</text:p>
          </table:table-cell>
          <table:table-cell table:number-columns-repeated="7"/>
        </table:table-row>
        <table:table-row table:style-name="ro1">
          <table:table-cell office:value-type="float" office:value="97409" calcext:value-type="float">
            <text:p>97409</text:p>
          </table:table-cell>
          <table:table-cell office:value-type="float" office:value="54895" calcext:value-type="float">
            <text:p>54895</text:p>
          </table:table-cell>
          <table:table-cell table:number-columns-repeated="7"/>
        </table:table-row>
        <table:table-row table:style-name="ro1">
          <table:table-cell office:value-type="float" office:value="97872" calcext:value-type="float">
            <text:p>97872</text:p>
          </table:table-cell>
          <table:table-cell office:value-type="float" office:value="54895" calcext:value-type="float">
            <text:p>54895</text:p>
          </table:table-cell>
          <table:table-cell table:number-columns-repeated="7"/>
        </table:table-row>
        <table:table-row table:style-name="ro1">
          <table:table-cell office:value-type="float" office:value="97872" calcext:value-type="float">
            <text:p>97872</text:p>
          </table:table-cell>
          <table:table-cell office:value-type="float" office:value="56084" calcext:value-type="float">
            <text:p>56084</text:p>
          </table:table-cell>
          <table:table-cell table:number-columns-repeated="7"/>
        </table:table-row>
        <table:table-row table:style-name="ro1">
          <table:table-cell office:value-type="float" office:value="97561" calcext:value-type="float">
            <text:p>97561</text:p>
          </table:table-cell>
          <table:table-cell office:value-type="float" office:value="56084" calcext:value-type="float">
            <text:p>56084</text:p>
          </table:table-cell>
          <table:table-cell table:number-columns-repeated="7"/>
        </table:table-row>
        <table:table-row table:style-name="ro1">
          <table:table-cell office:value-type="float" office:value="97561" calcext:value-type="float">
            <text:p>97561</text:p>
          </table:table-cell>
          <table:table-cell office:value-type="float" office:value="57312" calcext:value-type="float">
            <text:p>57312</text:p>
          </table:table-cell>
          <table:table-cell table:number-columns-repeated="7"/>
        </table:table-row>
        <table:table-row table:style-name="ro1">
          <table:table-cell office:value-type="float" office:value="97555" calcext:value-type="float">
            <text:p>97555</text:p>
          </table:table-cell>
          <table:table-cell office:value-type="float" office:value="57312" calcext:value-type="float">
            <text:p>57312</text:p>
          </table:table-cell>
          <table:table-cell table:number-columns-repeated="7"/>
        </table:table-row>
        <table:table-row table:style-name="ro1">
          <table:table-cell office:value-type="float" office:value="97555" calcext:value-type="float">
            <text:p>97555</text:p>
          </table:table-cell>
          <table:table-cell office:value-type="float" office:value="58535" calcext:value-type="float">
            <text:p>58535</text:p>
          </table:table-cell>
          <table:table-cell table:number-columns-repeated="7"/>
        </table:table-row>
        <table:table-row table:style-name="ro1">
          <table:table-cell office:value-type="float" office:value="97467" calcext:value-type="float">
            <text:p>97467</text:p>
          </table:table-cell>
          <table:table-cell office:value-type="float" office:value="58535" calcext:value-type="float">
            <text:p>58535</text:p>
          </table:table-cell>
          <table:table-cell table:number-columns-repeated="7"/>
        </table:table-row>
        <table:table-row table:style-name="ro1">
          <table:table-cell office:value-type="float" office:value="97467" calcext:value-type="float">
            <text:p>97467</text:p>
          </table:table-cell>
          <table:table-cell office:value-type="float" office:value="59648" calcext:value-type="float">
            <text:p>59648</text:p>
          </table:table-cell>
          <table:table-cell table:number-columns-repeated="7"/>
        </table:table-row>
        <table:table-row table:style-name="ro1">
          <table:table-cell office:value-type="float" office:value="96817" calcext:value-type="float">
            <text:p>96817</text:p>
          </table:table-cell>
          <table:table-cell office:value-type="float" office:value="59648" calcext:value-type="float">
            <text:p>59648</text:p>
          </table:table-cell>
          <table:table-cell table:number-columns-repeated="7"/>
        </table:table-row>
        <table:table-row table:style-name="ro1">
          <table:table-cell office:value-type="float" office:value="96817" calcext:value-type="float">
            <text:p>96817</text:p>
          </table:table-cell>
          <table:table-cell office:value-type="float" office:value="60876" calcext:value-type="float">
            <text:p>60876</text:p>
          </table:table-cell>
          <table:table-cell table:number-columns-repeated="7"/>
        </table:table-row>
        <table:table-row table:style-name="ro1">
          <table:table-cell office:value-type="float" office:value="96748" calcext:value-type="float">
            <text:p>96748</text:p>
          </table:table-cell>
          <table:table-cell office:value-type="float" office:value="60876" calcext:value-type="float">
            <text:p>60876</text:p>
          </table:table-cell>
          <table:table-cell table:number-columns-repeated="7"/>
        </table:table-row>
        <table:table-row table:style-name="ro1">
          <table:table-cell office:value-type="float" office:value="96748" calcext:value-type="float">
            <text:p>96748</text:p>
          </table:table-cell>
          <table:table-cell office:value-type="float" office:value="61950" calcext:value-type="float">
            <text:p>61950</text:p>
          </table:table-cell>
          <table:table-cell table:number-columns-repeated="7"/>
        </table:table-row>
        <table:table-row table:style-name="ro1">
          <table:table-cell office:value-type="float" office:value="96046" calcext:value-type="float">
            <text:p>96046</text:p>
          </table:table-cell>
          <table:table-cell office:value-type="float" office:value="61950" calcext:value-type="float">
            <text:p>61950</text:p>
          </table:table-cell>
          <table:table-cell table:number-columns-repeated="7"/>
        </table:table-row>
        <table:table-row table:style-name="ro1">
          <table:table-cell office:value-type="float" office:value="96046" calcext:value-type="float">
            <text:p>96046</text:p>
          </table:table-cell>
          <table:table-cell office:value-type="float" office:value="63257" calcext:value-type="float">
            <text:p>63257</text:p>
          </table:table-cell>
          <table:table-cell table:number-columns-repeated="7"/>
        </table:table-row>
        <table:table-row table:style-name="ro1">
          <table:table-cell office:value-type="float" office:value="96232" calcext:value-type="float">
            <text:p>96232</text:p>
          </table:table-cell>
          <table:table-cell office:value-type="float" office:value="63257" calcext:value-type="float">
            <text:p>63257</text:p>
          </table:table-cell>
          <table:table-cell table:number-columns-repeated="7"/>
        </table:table-row>
        <table:table-row table:style-name="ro1">
          <table:table-cell office:value-type="float" office:value="96232" calcext:value-type="float">
            <text:p>96232</text:p>
          </table:table-cell>
          <table:table-cell office:value-type="float" office:value="64484" calcext:value-type="float">
            <text:p>64484</text:p>
          </table:table-cell>
          <table:table-cell table:number-columns-repeated="7"/>
        </table:table-row>
        <table:table-row table:style-name="ro1">
          <table:table-cell office:value-type="float" office:value="96072" calcext:value-type="float">
            <text:p>96072</text:p>
          </table:table-cell>
          <table:table-cell office:value-type="float" office:value="64484" calcext:value-type="float">
            <text:p>64484</text:p>
          </table:table-cell>
          <table:table-cell table:number-columns-repeated="7"/>
        </table:table-row>
        <table:table-row table:style-name="ro1">
          <table:table-cell office:value-type="float" office:value="96072" calcext:value-type="float">
            <text:p>96072</text:p>
          </table:table-cell>
          <table:table-cell office:value-type="float" office:value="65525" calcext:value-type="float">
            <text:p>65525</text:p>
          </table:table-cell>
          <table:table-cell table:number-columns-repeated="7"/>
        </table:table-row>
        <table:table-row table:style-name="ro1">
          <table:table-cell office:value-type="float" office:value="95336" calcext:value-type="float">
            <text:p>95336</text:p>
          </table:table-cell>
          <table:table-cell office:value-type="float" office:value="65525" calcext:value-type="float">
            <text:p>65525</text:p>
          </table:table-cell>
          <table:table-cell table:number-columns-repeated="7"/>
        </table:table-row>
        <table:table-row table:style-name="ro1">
          <table:table-cell office:value-type="float" office:value="95336" calcext:value-type="float">
            <text:p>95336</text:p>
          </table:table-cell>
          <table:table-cell office:value-type="float" office:value="66763" calcext:value-type="float">
            <text:p>66763</text:p>
          </table:table-cell>
          <table:table-cell table:number-columns-repeated="7"/>
        </table:table-row>
        <table:table-row table:style-name="ro1">
          <table:table-cell office:value-type="float" office:value="95183" calcext:value-type="float">
            <text:p>95183</text:p>
          </table:table-cell>
          <table:table-cell office:value-type="float" office:value="66763" calcext:value-type="float">
            <text:p>66763</text:p>
          </table:table-cell>
          <table:table-cell table:number-columns-repeated="7"/>
        </table:table-row>
        <table:table-row table:style-name="ro1">
          <table:table-cell office:value-type="float" office:value="95183" calcext:value-type="float">
            <text:p>95183</text:p>
          </table:table-cell>
          <table:table-cell office:value-type="float" office:value="67826" calcext:value-type="float">
            <text:p>67826</text:p>
          </table:table-cell>
          <table:table-cell table:number-columns-repeated="7"/>
        </table:table-row>
        <table:table-row table:style-name="ro1">
          <table:table-cell office:value-type="float" office:value="94554" calcext:value-type="float">
            <text:p>94554</text:p>
          </table:table-cell>
          <table:table-cell office:value-type="float" office:value="67826" calcext:value-type="float">
            <text:p>67826</text:p>
          </table:table-cell>
          <table:table-cell table:number-columns-repeated="7"/>
        </table:table-row>
        <table:table-row table:style-name="ro1">
          <table:table-cell office:value-type="float" office:value="94554" calcext:value-type="float">
            <text:p>94554</text:p>
          </table:table-cell>
          <table:table-cell office:value-type="float" office:value="68859" calcext:value-type="float">
            <text:p>68859</text:p>
          </table:table-cell>
          <table:table-cell table:number-columns-repeated="7"/>
        </table:table-row>
        <table:table-row table:style-name="ro1">
          <table:table-cell office:value-type="float" office:value="93879" calcext:value-type="float">
            <text:p>93879</text:p>
          </table:table-cell>
          <table:table-cell office:value-type="float" office:value="68859" calcext:value-type="float">
            <text:p>68859</text:p>
          </table:table-cell>
          <table:table-cell table:number-columns-repeated="7"/>
        </table:table-row>
        <table:table-row table:style-name="ro1">
          <table:table-cell office:value-type="float" office:value="93879" calcext:value-type="float">
            <text:p>93879</text:p>
          </table:table-cell>
          <table:table-cell office:value-type="float" office:value="70016" calcext:value-type="float">
            <text:p>70016</text:p>
          </table:table-cell>
          <table:table-cell table:number-columns-repeated="7"/>
        </table:table-row>
        <table:table-row table:style-name="ro1">
          <table:table-cell office:value-type="float" office:value="93498" calcext:value-type="float">
            <text:p>93498</text:p>
          </table:table-cell>
          <table:table-cell office:value-type="float" office:value="70016" calcext:value-type="float">
            <text:p>70016</text:p>
          </table:table-cell>
          <table:table-cell table:number-columns-repeated="7"/>
        </table:table-row>
        <table:table-row table:style-name="ro1">
          <table:table-cell office:value-type="float" office:value="93498" calcext:value-type="float">
            <text:p>93498</text:p>
          </table:table-cell>
          <table:table-cell office:value-type="float" office:value="71138" calcext:value-type="float">
            <text:p>71138</text:p>
          </table:table-cell>
          <table:table-cell table:number-columns-repeated="7"/>
        </table:table-row>
        <table:table-row table:style-name="ro1">
          <table:table-cell office:value-type="float" office:value="93030" calcext:value-type="float">
            <text:p>93030</text:p>
          </table:table-cell>
          <table:table-cell office:value-type="float" office:value="71138" calcext:value-type="float">
            <text:p>71138</text:p>
          </table:table-cell>
          <table:table-cell table:number-columns-repeated="7"/>
        </table:table-row>
        <table:table-row table:style-name="ro1">
          <table:table-cell office:value-type="float" office:value="93030" calcext:value-type="float">
            <text:p>93030</text:p>
          </table:table-cell>
          <table:table-cell office:value-type="float" office:value="72370" calcext:value-type="float">
            <text:p>72370</text:p>
          </table:table-cell>
          <table:table-cell table:number-columns-repeated="7"/>
        </table:table-row>
        <table:table-row table:style-name="ro1">
          <table:table-cell office:value-type="float" office:value="92767" calcext:value-type="float">
            <text:p>92767</text:p>
          </table:table-cell>
          <table:table-cell office:value-type="float" office:value="72370" calcext:value-type="float">
            <text:p>72370</text:p>
          </table:table-cell>
          <table:table-cell table:number-columns-repeated="7"/>
        </table:table-row>
        <table:table-row table:style-name="ro1">
          <table:table-cell office:value-type="float" office:value="92767" calcext:value-type="float">
            <text:p>92767</text:p>
          </table:table-cell>
          <table:table-cell office:value-type="float" office:value="73556" calcext:value-type="float">
            <text:p>73556</text:p>
          </table:table-cell>
          <table:table-cell table:number-columns-repeated="7"/>
        </table:table-row>
        <table:table-row table:style-name="ro1">
          <table:table-cell office:value-type="float" office:value="92384" calcext:value-type="float">
            <text:p>92384</text:p>
          </table:table-cell>
          <table:table-cell office:value-type="float" office:value="73556" calcext:value-type="float">
            <text:p>73556</text:p>
          </table:table-cell>
          <table:table-cell table:number-columns-repeated="7"/>
        </table:table-row>
        <table:table-row table:style-name="ro1">
          <table:table-cell office:value-type="float" office:value="92384" calcext:value-type="float">
            <text:p>92384</text:p>
          </table:table-cell>
          <table:table-cell office:value-type="float" office:value="74475" calcext:value-type="float">
            <text:p>74475</text:p>
          </table:table-cell>
          <table:table-cell table:number-columns-repeated="7"/>
        </table:table-row>
        <table:table-row table:style-name="ro1">
          <table:table-cell office:value-type="float" office:value="91524" calcext:value-type="float">
            <text:p>91524</text:p>
          </table:table-cell>
          <table:table-cell office:value-type="float" office:value="74475" calcext:value-type="float">
            <text:p>74475</text:p>
          </table:table-cell>
          <table:table-cell table:number-columns-repeated="7"/>
        </table:table-row>
        <table:table-row table:style-name="ro1">
          <table:table-cell office:value-type="float" office:value="91524" calcext:value-type="float">
            <text:p>91524</text:p>
          </table:table-cell>
          <table:table-cell office:value-type="float" office:value="75412" calcext:value-type="float">
            <text:p>75412</text:p>
          </table:table-cell>
          <table:table-cell table:number-columns-repeated="7"/>
        </table:table-row>
        <table:table-row table:style-name="ro1">
          <table:table-cell office:value-type="float" office:value="90719" calcext:value-type="float">
            <text:p>90719</text:p>
          </table:table-cell>
          <table:table-cell office:value-type="float" office:value="75412" calcext:value-type="float">
            <text:p>75412</text:p>
          </table:table-cell>
          <table:table-cell table:number-columns-repeated="7"/>
        </table:table-row>
        <table:table-row table:style-name="ro1">
          <table:table-cell office:value-type="float" office:value="90719" calcext:value-type="float">
            <text:p>90719</text:p>
          </table:table-cell>
          <table:table-cell office:value-type="float" office:value="76223" calcext:value-type="float">
            <text:p>76223</text:p>
          </table:table-cell>
          <table:table-cell table:number-columns-repeated="7"/>
        </table:table-row>
        <table:table-row table:style-name="ro1">
          <table:table-cell office:value-type="float" office:value="89739" calcext:value-type="float">
            <text:p>89739</text:p>
          </table:table-cell>
          <table:table-cell office:value-type="float" office:value="76223" calcext:value-type="float">
            <text:p>76223</text:p>
          </table:table-cell>
          <table:table-cell table:number-columns-repeated="7"/>
        </table:table-row>
        <table:table-row table:style-name="ro1">
          <table:table-cell office:value-type="float" office:value="89739" calcext:value-type="float">
            <text:p>89739</text:p>
          </table:table-cell>
          <table:table-cell office:value-type="float" office:value="77350" calcext:value-type="float">
            <text:p>77350</text:p>
          </table:table-cell>
          <table:table-cell table:number-columns-repeated="7"/>
        </table:table-row>
        <table:table-row table:style-name="ro1">
          <table:table-cell office:value-type="float" office:value="89247" calcext:value-type="float">
            <text:p>89247</text:p>
          </table:table-cell>
          <table:table-cell office:value-type="float" office:value="77350" calcext:value-type="float">
            <text:p>77350</text:p>
          </table:table-cell>
          <table:table-cell table:number-columns-repeated="7"/>
        </table:table-row>
        <table:table-row table:style-name="ro1">
          <table:table-cell office:value-type="float" office:value="89247" calcext:value-type="float">
            <text:p>89247</text:p>
          </table:table-cell>
          <table:table-cell office:value-type="float" office:value="78270" calcext:value-type="float">
            <text:p>78270</text:p>
          </table:table-cell>
          <table:table-cell table:number-columns-repeated="7"/>
        </table:table-row>
        <table:table-row table:style-name="ro1">
          <table:table-cell office:value-type="float" office:value="88453" calcext:value-type="float">
            <text:p>88453</text:p>
          </table:table-cell>
          <table:table-cell office:value-type="float" office:value="78270" calcext:value-type="float">
            <text:p>78270</text:p>
          </table:table-cell>
          <table:table-cell table:number-columns-repeated="7"/>
        </table:table-row>
        <table:table-row table:style-name="ro1">
          <table:table-cell office:value-type="float" office:value="88453" calcext:value-type="float">
            <text:p>88453</text:p>
          </table:table-cell>
          <table:table-cell office:value-type="float" office:value="79268" calcext:value-type="float">
            <text:p>79268</text:p>
          </table:table-cell>
          <table:table-cell table:number-columns-repeated="7"/>
        </table:table-row>
        <table:table-row table:style-name="ro1">
          <table:table-cell office:value-type="float" office:value="87767" calcext:value-type="float">
            <text:p>87767</text:p>
          </table:table-cell>
          <table:table-cell office:value-type="float" office:value="79268" calcext:value-type="float">
            <text:p>79268</text:p>
          </table:table-cell>
          <table:table-cell table:number-columns-repeated="7"/>
        </table:table-row>
        <table:table-row table:style-name="ro1">
          <table:table-cell office:value-type="float" office:value="87767" calcext:value-type="float">
            <text:p>87767</text:p>
          </table:table-cell>
          <table:table-cell office:value-type="float" office:value="80557" calcext:value-type="float">
            <text:p>80557</text:p>
          </table:table-cell>
          <table:table-cell table:number-columns-repeated="7"/>
        </table:table-row>
        <table:table-row table:style-name="ro1">
          <table:table-cell office:value-type="float" office:value="87432" calcext:value-type="float">
            <text:p>87432</text:p>
          </table:table-cell>
          <table:table-cell office:value-type="float" office:value="80557" calcext:value-type="float">
            <text:p>80557</text:p>
          </table:table-cell>
          <table:table-cell table:number-columns-repeated="7"/>
        </table:table-row>
        <table:table-row table:style-name="ro1">
          <table:table-cell office:value-type="float" office:value="87432" calcext:value-type="float">
            <text:p>87432</text:p>
          </table:table-cell>
          <table:table-cell office:value-type="float" office:value="81020" calcext:value-type="float">
            <text:p>81020</text:p>
          </table:table-cell>
          <table:table-cell table:number-columns-repeated="7"/>
        </table:table-row>
        <table:table-row table:style-name="ro1">
          <table:table-cell office:value-type="float" office:value="86092" calcext:value-type="float">
            <text:p>86092</text:p>
          </table:table-cell>
          <table:table-cell office:value-type="float" office:value="81020" calcext:value-type="float">
            <text:p>81020</text:p>
          </table:table-cell>
          <table:table-cell table:number-columns-repeated="7"/>
        </table:table-row>
        <table:table-row table:style-name="ro1">
          <table:table-cell office:value-type="float" office:value="86092" calcext:value-type="float">
            <text:p>86092</text:p>
          </table:table-cell>
          <table:table-cell office:value-type="float" office:value="82200" calcext:value-type="float">
            <text:p>82200</text:p>
          </table:table-cell>
          <table:table-cell table:number-columns-repeated="7"/>
        </table:table-row>
        <table:table-row table:style-name="ro1">
          <table:table-cell office:value-type="float" office:value="85599" calcext:value-type="float">
            <text:p>85599</text:p>
          </table:table-cell>
          <table:table-cell office:value-type="float" office:value="82200" calcext:value-type="float">
            <text:p>82200</text:p>
          </table:table-cell>
          <table:table-cell table:number-columns-repeated="7"/>
        </table:table-row>
        <table:table-row table:style-name="ro1">
          <table:table-cell office:value-type="float" office:value="85599" calcext:value-type="float">
            <text:p>85599</text:p>
          </table:table-cell>
          <table:table-cell office:value-type="float" office:value="83322" calcext:value-type="float">
            <text:p>83322</text:p>
          </table:table-cell>
          <table:table-cell table:number-columns-repeated="7"/>
        </table:table-row>
        <table:table-row table:style-name="ro1">
          <table:table-cell office:value-type="float" office:value="85015" calcext:value-type="float">
            <text:p>85015</text:p>
          </table:table-cell>
          <table:table-cell office:value-type="float" office:value="83322" calcext:value-type="float">
            <text:p>83322</text:p>
          </table:table-cell>
          <table:table-cell table:number-columns-repeated="7"/>
        </table:table-row>
        <table:table-row table:style-name="ro1">
          <table:table-cell office:value-type="float" office:value="85015" calcext:value-type="float">
            <text:p>85015</text:p>
          </table:table-cell>
          <table:table-cell office:value-type="float" office:value="83942" calcext:value-type="float">
            <text:p>83942</text:p>
          </table:table-cell>
          <table:table-cell table:number-columns-repeated="7"/>
        </table:table-row>
        <table:table-row table:style-name="ro1">
          <table:table-cell office:value-type="float" office:value="83903" calcext:value-type="float">
            <text:p>83903</text:p>
          </table:table-cell>
          <table:table-cell office:value-type="float" office:value="83942" calcext:value-type="float">
            <text:p>83942</text:p>
          </table:table-cell>
          <table:table-cell table:number-columns-repeated="7"/>
        </table:table-row>
        <table:table-row table:style-name="ro1">
          <table:table-cell office:value-type="float" office:value="83903" calcext:value-type="float">
            <text:p>83903</text:p>
          </table:table-cell>
          <table:table-cell office:value-type="float" office:value="85123" calcext:value-type="float">
            <text:p>85123</text:p>
          </table:table-cell>
          <table:table-cell table:number-columns-repeated="7"/>
        </table:table-row>
        <table:table-row table:style-name="ro1">
          <table:table-cell office:value-type="float" office:value="83349" calcext:value-type="float">
            <text:p>83349</text:p>
          </table:table-cell>
          <table:table-cell office:value-type="float" office:value="85123" calcext:value-type="float">
            <text:p>85123</text:p>
          </table:table-cell>
          <table:table-cell table:number-columns-repeated="7"/>
        </table:table-row>
        <table:table-row table:style-name="ro1">
          <table:table-cell office:value-type="float" office:value="83349" calcext:value-type="float">
            <text:p>83349</text:p>
          </table:table-cell>
          <table:table-cell office:value-type="float" office:value="85282" calcext:value-type="float">
            <text:p>85282</text:p>
          </table:table-cell>
          <table:table-cell table:number-columns-repeated="7"/>
        </table:table-row>
        <table:table-row table:style-name="ro1">
          <table:table-cell office:value-type="float" office:value="81840" calcext:value-type="float">
            <text:p>81840</text:p>
          </table:table-cell>
          <table:table-cell office:value-type="float" office:value="85282" calcext:value-type="float">
            <text:p>85282</text:p>
          </table:table-cell>
          <table:table-cell table:number-columns-repeated="7"/>
        </table:table-row>
        <table:table-row table:style-name="ro1">
          <table:table-cell office:value-type="float" office:value="81840" calcext:value-type="float">
            <text:p>81840</text:p>
          </table:table-cell>
          <table:table-cell office:value-type="float" office:value="86670" calcext:value-type="float">
            <text:p>86670</text:p>
          </table:table-cell>
          <table:table-cell table:number-columns-repeated="7"/>
        </table:table-row>
        <table:table-row table:style-name="ro1">
          <table:table-cell office:value-type="float" office:value="81444" calcext:value-type="float">
            <text:p>81444</text:p>
          </table:table-cell>
          <table:table-cell office:value-type="float" office:value="86670" calcext:value-type="float">
            <text:p>86670</text:p>
          </table:table-cell>
          <table:table-cell table:number-columns-repeated="7"/>
        </table:table-row>
        <table:table-row table:style-name="ro1">
          <table:table-cell office:value-type="float" office:value="81444" calcext:value-type="float">
            <text:p>81444</text:p>
          </table:table-cell>
          <table:table-cell office:value-type="float" office:value="87034" calcext:value-type="float">
            <text:p>87034</text:p>
          </table:table-cell>
          <table:table-cell table:number-columns-repeated="7"/>
        </table:table-row>
        <table:table-row table:style-name="ro1">
          <table:table-cell office:value-type="float" office:value="80162" calcext:value-type="float">
            <text:p>80162</text:p>
          </table:table-cell>
          <table:table-cell office:value-type="float" office:value="87034" calcext:value-type="float">
            <text:p>87034</text:p>
          </table:table-cell>
          <table:table-cell table:number-columns-repeated="7"/>
        </table:table-row>
        <table:table-row table:style-name="ro1">
          <table:table-cell office:value-type="float" office:value="80162" calcext:value-type="float">
            <text:p>80162</text:p>
          </table:table-cell>
          <table:table-cell office:value-type="float" office:value="88228" calcext:value-type="float">
            <text:p>88228</text:p>
          </table:table-cell>
          <table:table-cell table:number-columns-repeated="7"/>
        </table:table-row>
        <table:table-row table:style-name="ro1">
          <table:table-cell office:value-type="float" office:value="79556" calcext:value-type="float">
            <text:p>79556</text:p>
          </table:table-cell>
          <table:table-cell office:value-type="float" office:value="88228" calcext:value-type="float">
            <text:p>88228</text:p>
          </table:table-cell>
          <table:table-cell table:number-columns-repeated="7"/>
        </table:table-row>
        <table:table-row table:style-name="ro1">
          <table:table-cell office:value-type="float" office:value="79556" calcext:value-type="float">
            <text:p>79556</text:p>
          </table:table-cell>
          <table:table-cell office:value-type="float" office:value="88483" calcext:value-type="float">
            <text:p>88483</text:p>
          </table:table-cell>
          <table:table-cell table:number-columns-repeated="7"/>
        </table:table-row>
        <table:table-row table:style-name="ro1">
          <table:table-cell office:value-type="float" office:value="78225" calcext:value-type="float">
            <text:p>78225</text:p>
          </table:table-cell>
          <table:table-cell office:value-type="float" office:value="88483" calcext:value-type="float">
            <text:p>88483</text:p>
          </table:table-cell>
          <table:table-cell table:number-columns-repeated="7"/>
        </table:table-row>
        <table:table-row table:style-name="ro1">
          <table:table-cell office:value-type="float" office:value="78225" calcext:value-type="float">
            <text:p>78225</text:p>
          </table:table-cell>
          <table:table-cell office:value-type="float" office:value="89709" calcext:value-type="float">
            <text:p>89709</text:p>
          </table:table-cell>
          <table:table-cell table:number-columns-repeated="7"/>
        </table:table-row>
        <table:table-row table:style-name="ro1">
          <table:table-cell office:value-type="float" office:value="77605" calcext:value-type="float">
            <text:p>77605</text:p>
          </table:table-cell>
          <table:table-cell office:value-type="float" office:value="89709" calcext:value-type="float">
            <text:p>89709</text:p>
          </table:table-cell>
          <table:table-cell table:number-columns-repeated="7"/>
        </table:table-row>
        <table:table-row table:style-name="ro1">
          <table:table-cell office:value-type="float" office:value="77605" calcext:value-type="float">
            <text:p>77605</text:p>
          </table:table-cell>
          <table:table-cell office:value-type="float" office:value="89775" calcext:value-type="float">
            <text:p>89775</text:p>
          </table:table-cell>
          <table:table-cell table:number-columns-repeated="7"/>
        </table:table-row>
        <table:table-row table:style-name="ro1">
          <table:table-cell office:value-type="float" office:value="76181" calcext:value-type="float">
            <text:p>76181</text:p>
          </table:table-cell>
          <table:table-cell office:value-type="float" office:value="89775" calcext:value-type="float">
            <text:p>89775</text:p>
          </table:table-cell>
          <table:table-cell table:number-columns-repeated="7"/>
        </table:table-row>
        <table:table-row table:style-name="ro1">
          <table:table-cell office:value-type="float" office:value="76181" calcext:value-type="float">
            <text:p>76181</text:p>
          </table:table-cell>
          <table:table-cell office:value-type="float" office:value="90813" calcext:value-type="float">
            <text:p>90813</text:p>
          </table:table-cell>
          <table:table-cell table:number-columns-repeated="7"/>
        </table:table-row>
        <table:table-row table:style-name="ro1">
          <table:table-cell office:value-type="float" office:value="75407" calcext:value-type="float">
            <text:p>75407</text:p>
          </table:table-cell>
          <table:table-cell office:value-type="float" office:value="90813" calcext:value-type="float">
            <text:p>90813</text:p>
          </table:table-cell>
          <table:table-cell table:number-columns-repeated="7"/>
        </table:table-row>
        <table:table-row table:style-name="ro1">
          <table:table-cell office:value-type="float" office:value="75407" calcext:value-type="float">
            <text:p>75407</text:p>
          </table:table-cell>
          <table:table-cell office:value-type="float" office:value="91095" calcext:value-type="float">
            <text:p>91095</text:p>
          </table:table-cell>
          <table:table-cell table:number-columns-repeated="7"/>
        </table:table-row>
        <table:table-row table:style-name="ro1">
          <table:table-cell office:value-type="float" office:value="74160" calcext:value-type="float">
            <text:p>74160</text:p>
          </table:table-cell>
          <table:table-cell office:value-type="float" office:value="91095" calcext:value-type="float">
            <text:p>91095</text:p>
          </table:table-cell>
          <table:table-cell table:number-columns-repeated="7"/>
        </table:table-row>
        <table:table-row table:style-name="ro1">
          <table:table-cell office:value-type="float" office:value="74160" calcext:value-type="float">
            <text:p>74160</text:p>
          </table:table-cell>
          <table:table-cell office:value-type="float" office:value="91983" calcext:value-type="float">
            <text:p>91983</text:p>
          </table:table-cell>
          <table:table-cell table:number-columns-repeated="7"/>
        </table:table-row>
        <table:table-row table:style-name="ro1">
          <table:table-cell office:value-type="float" office:value="73271" calcext:value-type="float">
            <text:p>73271</text:p>
          </table:table-cell>
          <table:table-cell office:value-type="float" office:value="91983" calcext:value-type="float">
            <text:p>91983</text:p>
          </table:table-cell>
          <table:table-cell table:number-columns-repeated="7"/>
        </table:table-row>
        <table:table-row table:style-name="ro1">
          <table:table-cell office:value-type="float" office:value="73271" calcext:value-type="float">
            <text:p>73271</text:p>
          </table:table-cell>
          <table:table-cell office:value-type="float" office:value="92633" calcext:value-type="float">
            <text:p>92633</text:p>
          </table:table-cell>
          <table:table-cell table:number-columns-repeated="7"/>
        </table:table-row>
        <table:table-row table:style-name="ro1">
          <table:table-cell office:value-type="float" office:value="72239" calcext:value-type="float">
            <text:p>72239</text:p>
          </table:table-cell>
          <table:table-cell office:value-type="float" office:value="92633" calcext:value-type="float">
            <text:p>92633</text:p>
          </table:table-cell>
          <table:table-cell table:number-columns-repeated="7"/>
        </table:table-row>
        <table:table-row table:style-name="ro1">
          <table:table-cell office:value-type="float" office:value="72239" calcext:value-type="float">
            <text:p>72239</text:p>
          </table:table-cell>
          <table:table-cell office:value-type="float" office:value="92763" calcext:value-type="float">
            <text:p>92763</text:p>
          </table:table-cell>
          <table:table-cell table:number-columns-repeated="7"/>
        </table:table-row>
        <table:table-row table:style-name="ro1">
          <table:table-cell office:value-type="float" office:value="70946" calcext:value-type="float">
            <text:p>70946</text:p>
          </table:table-cell>
          <table:table-cell office:value-type="float" office:value="92763" calcext:value-type="float">
            <text:p>92763</text:p>
          </table:table-cell>
          <table:table-cell table:number-columns-repeated="7"/>
        </table:table-row>
        <table:table-row table:style-name="ro1">
          <table:table-cell office:value-type="float" office:value="70946" calcext:value-type="float">
            <text:p>70946</text:p>
          </table:table-cell>
          <table:table-cell office:value-type="float" office:value="93977" calcext:value-type="float">
            <text:p>93977</text:p>
          </table:table-cell>
          <table:table-cell table:number-columns-repeated="7"/>
        </table:table-row>
        <table:table-row table:style-name="ro1">
          <table:table-cell office:value-type="float" office:value="70176" calcext:value-type="float">
            <text:p>70176</text:p>
          </table:table-cell>
          <table:table-cell office:value-type="float" office:value="93977" calcext:value-type="float">
            <text:p>93977</text:p>
          </table:table-cell>
          <table:table-cell table:number-columns-repeated="7"/>
        </table:table-row>
        <table:table-row table:style-name="ro1">
          <table:table-cell office:value-type="float" office:value="70176" calcext:value-type="float">
            <text:p>70176</text:p>
          </table:table-cell>
          <table:table-cell office:value-type="float" office:value="94375" calcext:value-type="float">
            <text:p>94375</text:p>
          </table:table-cell>
          <table:table-cell table:number-columns-repeated="7"/>
        </table:table-row>
        <table:table-row table:style-name="ro1">
          <table:table-cell office:value-type="float" office:value="69013" calcext:value-type="float">
            <text:p>69013</text:p>
          </table:table-cell>
          <table:table-cell office:value-type="float" office:value="94375" calcext:value-type="float">
            <text:p>94375</text:p>
          </table:table-cell>
          <table:table-cell table:number-columns-repeated="7"/>
        </table:table-row>
        <table:table-row table:style-name="ro1">
          <table:table-cell office:value-type="float" office:value="69013" calcext:value-type="float">
            <text:p>69013</text:p>
          </table:table-cell>
          <table:table-cell office:value-type="float" office:value="94971" calcext:value-type="float">
            <text:p>94971</text:p>
          </table:table-cell>
          <table:table-cell table:number-columns-repeated="7"/>
        </table:table-row>
        <table:table-row table:style-name="ro1">
          <table:table-cell office:value-type="float" office:value="67934" calcext:value-type="float">
            <text:p>67934</text:p>
          </table:table-cell>
          <table:table-cell office:value-type="float" office:value="94971" calcext:value-type="float">
            <text:p>94971</text:p>
          </table:table-cell>
          <table:table-cell table:number-columns-repeated="7"/>
        </table:table-row>
        <table:table-row table:style-name="ro1">
          <table:table-cell office:value-type="float" office:value="67934" calcext:value-type="float">
            <text:p>67934</text:p>
          </table:table-cell>
          <table:table-cell office:value-type="float" office:value="95187" calcext:value-type="float">
            <text:p>95187</text:p>
          </table:table-cell>
          <table:table-cell table:number-columns-repeated="7"/>
        </table:table-row>
        <table:table-row table:style-name="ro1">
          <table:table-cell office:value-type="float" office:value="66706" calcext:value-type="float">
            <text:p>66706</text:p>
          </table:table-cell>
          <table:table-cell office:value-type="float" office:value="95187" calcext:value-type="float">
            <text:p>95187</text:p>
          </table:table-cell>
          <table:table-cell table:number-columns-repeated="7"/>
        </table:table-row>
        <table:table-row table:style-name="ro1">
          <table:table-cell office:value-type="float" office:value="66706" calcext:value-type="float">
            <text:p>66706</text:p>
          </table:table-cell>
          <table:table-cell office:value-type="float" office:value="95210" calcext:value-type="float">
            <text:p>95210</text:p>
          </table:table-cell>
          <table:table-cell table:number-columns-repeated="7"/>
        </table:table-row>
        <table:table-row table:style-name="ro1">
          <table:table-cell office:value-type="float" office:value="65424" calcext:value-type="float">
            <text:p>65424</text:p>
          </table:table-cell>
          <table:table-cell office:value-type="float" office:value="95210" calcext:value-type="float">
            <text:p>95210</text:p>
          </table:table-cell>
          <table:table-cell table:number-columns-repeated="7"/>
        </table:table-row>
        <table:table-row table:style-name="ro1">
          <table:table-cell office:value-type="float" office:value="65424" calcext:value-type="float">
            <text:p>65424</text:p>
          </table:table-cell>
          <table:table-cell office:value-type="float" office:value="95831" calcext:value-type="float">
            <text:p>95831</text:p>
          </table:table-cell>
          <table:table-cell table:number-columns-repeated="7"/>
        </table:table-row>
        <table:table-row table:style-name="ro1">
          <table:table-cell office:value-type="float" office:value="64350" calcext:value-type="float">
            <text:p>64350</text:p>
          </table:table-cell>
          <table:table-cell office:value-type="float" office:value="95831" calcext:value-type="float">
            <text:p>95831</text:p>
          </table:table-cell>
          <table:table-cell table:number-columns-repeated="7"/>
        </table:table-row>
        <table:table-row table:style-name="ro1">
          <table:table-cell office:value-type="float" office:value="64350" calcext:value-type="float">
            <text:p>64350</text:p>
          </table:table-cell>
          <table:table-cell office:value-type="float" office:value="95872" calcext:value-type="float">
            <text:p>95872</text:p>
          </table:table-cell>
          <table:table-cell table:number-columns-repeated="7"/>
        </table:table-row>
        <table:table-row table:style-name="ro1">
          <table:table-cell office:value-type="float" office:value="63097" calcext:value-type="float">
            <text:p>63097</text:p>
          </table:table-cell>
          <table:table-cell office:value-type="float" office:value="95872" calcext:value-type="float">
            <text:p>95872</text:p>
          </table:table-cell>
          <table:table-cell table:number-columns-repeated="7"/>
        </table:table-row>
        <table:table-row table:style-name="ro1">
          <table:table-cell office:value-type="float" office:value="63097" calcext:value-type="float">
            <text:p>63097</text:p>
          </table:table-cell>
          <table:table-cell office:value-type="float" office:value="96281" calcext:value-type="float">
            <text:p>96281</text:p>
          </table:table-cell>
          <table:table-cell table:number-columns-repeated="7"/>
        </table:table-row>
        <table:table-row table:style-name="ro1">
          <table:table-cell office:value-type="float" office:value="61955" calcext:value-type="float">
            <text:p>61955</text:p>
          </table:table-cell>
          <table:table-cell office:value-type="float" office:value="96281" calcext:value-type="float">
            <text:p>96281</text:p>
          </table:table-cell>
          <table:table-cell table:number-columns-repeated="7"/>
        </table:table-row>
        <table:table-row table:style-name="ro1">
          <table:table-cell office:value-type="float" office:value="61955" calcext:value-type="float">
            <text:p>61955</text:p>
          </table:table-cell>
          <table:table-cell office:value-type="float" office:value="96931" calcext:value-type="float">
            <text:p>96931</text:p>
          </table:table-cell>
          <table:table-cell table:number-columns-repeated="7"/>
        </table:table-row>
        <table:table-row table:style-name="ro1">
          <table:table-cell office:value-type="float" office:value="60862" calcext:value-type="float">
            <text:p>60862</text:p>
          </table:table-cell>
          <table:table-cell office:value-type="float" office:value="96931" calcext:value-type="float">
            <text:p>96931</text:p>
          </table:table-cell>
          <table:table-cell table:number-columns-repeated="7"/>
        </table:table-row>
        <table:table-row table:style-name="ro1">
          <table:table-cell office:value-type="float" office:value="60862" calcext:value-type="float">
            <text:p>60862</text:p>
          </table:table-cell>
          <table:table-cell office:value-type="float" office:value="96789" calcext:value-type="float">
            <text:p>96789</text:p>
          </table:table-cell>
          <table:table-cell table:number-columns-repeated="7"/>
        </table:table-row>
        <table:table-row table:style-name="ro1">
          <table:table-cell office:value-type="float" office:value="59587" calcext:value-type="float">
            <text:p>59587</text:p>
          </table:table-cell>
          <table:table-cell office:value-type="float" office:value="96789" calcext:value-type="float">
            <text:p>96789</text:p>
          </table:table-cell>
          <table:table-cell table:number-columns-repeated="7"/>
        </table:table-row>
        <table:table-row table:style-name="ro1">
          <table:table-cell office:value-type="float" office:value="59587" calcext:value-type="float">
            <text:p>59587</text:p>
          </table:table-cell>
          <table:table-cell office:value-type="float" office:value="97666" calcext:value-type="float">
            <text:p>97666</text:p>
          </table:table-cell>
          <table:table-cell table:number-columns-repeated="7"/>
        </table:table-row>
        <table:table-row table:style-name="ro1">
          <table:table-cell office:value-type="float" office:value="58515" calcext:value-type="float">
            <text:p>58515</text:p>
          </table:table-cell>
          <table:table-cell office:value-type="float" office:value="97666" calcext:value-type="float">
            <text:p>97666</text:p>
          </table:table-cell>
          <table:table-cell table:number-columns-repeated="7"/>
        </table:table-row>
        <table:table-row table:style-name="ro1">
          <table:table-cell office:value-type="float" office:value="58515" calcext:value-type="float">
            <text:p>58515</text:p>
          </table:table-cell>
          <table:table-cell office:value-type="float" office:value="97328" calcext:value-type="float">
            <text:p>97328</text:p>
          </table:table-cell>
          <table:table-cell table:number-columns-repeated="7"/>
        </table:table-row>
        <table:table-row table:style-name="ro1">
          <table:table-cell office:value-type="float" office:value="57222" calcext:value-type="float">
            <text:p>57222</text:p>
          </table:table-cell>
          <table:table-cell office:value-type="float" office:value="97328" calcext:value-type="float">
            <text:p>97328</text:p>
          </table:table-cell>
          <table:table-cell table:number-columns-repeated="7"/>
        </table:table-row>
        <table:table-row table:style-name="ro1">
          <table:table-cell office:value-type="float" office:value="57222" calcext:value-type="float">
            <text:p>57222</text:p>
          </table:table-cell>
          <table:table-cell office:value-type="float" office:value="97547" calcext:value-type="float">
            <text:p>97547</text:p>
          </table:table-cell>
          <table:table-cell table:number-columns-repeated="7"/>
        </table:table-row>
        <table:table-row table:style-name="ro1">
          <table:table-cell office:value-type="float" office:value="56028" calcext:value-type="float">
            <text:p>56028</text:p>
          </table:table-cell>
          <table:table-cell office:value-type="float" office:value="97547" calcext:value-type="float">
            <text:p>97547</text:p>
          </table:table-cell>
          <table:table-cell table:number-columns-repeated="7"/>
        </table:table-row>
        <table:table-row table:style-name="ro1">
          <table:table-cell office:value-type="float" office:value="56028" calcext:value-type="float">
            <text:p>56028</text:p>
          </table:table-cell>
          <table:table-cell office:value-type="float" office:value="97495" calcext:value-type="float">
            <text:p>97495</text:p>
          </table:table-cell>
          <table:table-cell table:number-columns-repeated="7"/>
        </table:table-row>
        <table:table-row table:style-name="ro1">
          <table:table-cell office:value-type="float" office:value="54802" calcext:value-type="float">
            <text:p>54802</text:p>
          </table:table-cell>
          <table:table-cell office:value-type="float" office:value="97495" calcext:value-type="float">
            <text:p>97495</text:p>
          </table:table-cell>
          <table:table-cell table:number-columns-repeated="7"/>
        </table:table-row>
        <table:table-row table:style-name="ro1">
          <table:table-cell office:value-type="float" office:value="54802" calcext:value-type="float">
            <text:p>54802</text:p>
          </table:table-cell>
          <table:table-cell office:value-type="float" office:value="98146" calcext:value-type="float">
            <text:p>98146</text:p>
          </table:table-cell>
          <table:table-cell table:number-columns-repeated="7"/>
        </table:table-row>
        <table:table-row table:style-name="ro1">
          <table:table-cell office:value-type="float" office:value="53638" calcext:value-type="float">
            <text:p>53638</text:p>
          </table:table-cell>
          <table:table-cell office:value-type="float" office:value="98146" calcext:value-type="float">
            <text:p>98146</text:p>
          </table:table-cell>
          <table:table-cell table:number-columns-repeated="7"/>
        </table:table-row>
        <table:table-row table:style-name="ro1">
          <table:table-cell office:value-type="float" office:value="53638" calcext:value-type="float">
            <text:p>53638</text:p>
          </table:table-cell>
          <table:table-cell office:value-type="float" office:value="98203" calcext:value-type="float">
            <text:p>98203</text:p>
          </table:table-cell>
          <table:table-cell table:number-columns-repeated="7"/>
        </table:table-row>
        <table:table-row table:style-name="ro1">
          <table:table-cell office:value-type="float" office:value="52417" calcext:value-type="float">
            <text:p>52417</text:p>
          </table:table-cell>
          <table:table-cell office:value-type="float" office:value="98203" calcext:value-type="float">
            <text:p>98203</text:p>
          </table:table-cell>
          <table:table-cell table:number-columns-repeated="7"/>
        </table:table-row>
        <table:table-row table:style-name="ro1">
          <table:table-cell office:value-type="float" office:value="52417" calcext:value-type="float">
            <text:p>52417</text:p>
          </table:table-cell>
          <table:table-cell office:value-type="float" office:value="97552" calcext:value-type="float">
            <text:p>97552</text:p>
          </table:table-cell>
          <table:table-cell table:number-columns-repeated="7"/>
        </table:table-row>
        <table:table-row table:style-name="ro1">
          <table:table-cell office:value-type="float" office:value="51177" calcext:value-type="float">
            <text:p>51177</text:p>
          </table:table-cell>
          <table:table-cell office:value-type="float" office:value="97552" calcext:value-type="float">
            <text:p>97552</text:p>
          </table:table-cell>
          <table:table-cell table:number-columns-repeated="7"/>
        </table:table-row>
        <table:table-row table:style-name="ro1">
          <table:table-cell office:value-type="float" office:value="51177" calcext:value-type="float">
            <text:p>51177</text:p>
          </table:table-cell>
          <table:table-cell office:value-type="float" office:value="98186" calcext:value-type="float">
            <text:p>98186</text:p>
          </table:table-cell>
          <table:table-cell table:number-columns-repeated="7"/>
        </table:table-row>
        <table:table-row table:style-name="ro1">
          <table:table-cell office:value-type="float" office:value="49972" calcext:value-type="float">
            <text:p>49972</text:p>
          </table:table-cell>
          <table:table-cell office:value-type="float" office:value="98186" calcext:value-type="float">
            <text:p>98186</text:p>
          </table:table-cell>
          <table:table-cell table:number-columns-repeated="7"/>
        </table:table-row>
        <table:table-row table:style-name="ro1">
          <table:table-cell office:value-type="float" office:value="49972" calcext:value-type="float">
            <text:p>49972</text:p>
          </table:table-cell>
          <table:table-cell office:value-type="float" office:value="98008" calcext:value-type="float">
            <text:p>98008</text:p>
          </table:table-cell>
          <table:table-cell table:number-columns-repeated="7"/>
        </table:table-row>
        <table:table-row table:style-name="ro1">
          <table:table-cell office:value-type="float" office:value="48756" calcext:value-type="float">
            <text:p>48756</text:p>
          </table:table-cell>
          <table:table-cell office:value-type="float" office:value="98008" calcext:value-type="float">
            <text:p>98008</text:p>
          </table:table-cell>
          <table:table-cell table:number-columns-repeated="7"/>
        </table:table-row>
        <table:table-row table:style-name="ro1">
          <table:table-cell office:value-type="float" office:value="48756" calcext:value-type="float">
            <text:p>48756</text:p>
          </table:table-cell>
          <table:table-cell office:value-type="float" office:value="97584" calcext:value-type="float">
            <text:p>97584</text:p>
          </table:table-cell>
          <table:table-cell table:number-columns-repeated="7"/>
        </table:table-row>
        <table:table-row table:style-name="ro1">
          <table:table-cell office:value-type="float" office:value="47559" calcext:value-type="float">
            <text:p>47559</text:p>
          </table:table-cell>
          <table:table-cell office:value-type="float" office:value="97584" calcext:value-type="float">
            <text:p>97584</text:p>
          </table:table-cell>
          <table:table-cell table:number-columns-repeated="7"/>
        </table:table-row>
        <table:table-row table:style-name="ro1">
          <table:table-cell office:value-type="float" office:value="47559" calcext:value-type="float">
            <text:p>47559</text:p>
          </table:table-cell>
          <table:table-cell office:value-type="float" office:value="97837" calcext:value-type="float">
            <text:p>97837</text:p>
          </table:table-cell>
          <table:table-cell table:number-columns-repeated="7"/>
        </table:table-row>
        <table:table-row table:style-name="ro1">
          <table:table-cell office:value-type="float" office:value="46329" calcext:value-type="float">
            <text:p>46329</text:p>
          </table:table-cell>
          <table:table-cell office:value-type="float" office:value="97837" calcext:value-type="float">
            <text:p>97837</text:p>
          </table:table-cell>
          <table:table-cell table:number-columns-repeated="7"/>
        </table:table-row>
        <table:table-row table:style-name="ro1">
          <table:table-cell office:value-type="float" office:value="46329" calcext:value-type="float">
            <text:p>46329</text:p>
          </table:table-cell>
          <table:table-cell office:value-type="float" office:value="97738" calcext:value-type="float">
            <text:p>97738</text:p>
          </table:table-cell>
          <table:table-cell table:number-columns-repeated="7"/>
        </table:table-row>
        <table:table-row table:style-name="ro1">
          <table:table-cell office:value-type="float" office:value="45117" calcext:value-type="float">
            <text:p>45117</text:p>
          </table:table-cell>
          <table:table-cell office:value-type="float" office:value="97738" calcext:value-type="float">
            <text:p>97738</text:p>
          </table:table-cell>
          <table:table-cell table:number-columns-repeated="7"/>
        </table:table-row>
        <table:table-row table:style-name="ro1">
          <table:table-cell office:value-type="float" office:value="45117" calcext:value-type="float">
            <text:p>45117</text:p>
          </table:table-cell>
          <table:table-cell office:value-type="float" office:value="97374" calcext:value-type="float">
            <text:p>97374</text:p>
          </table:table-cell>
          <table:table-cell table:number-columns-repeated="7"/>
        </table:table-row>
        <table:table-row table:style-name="ro1">
          <table:table-cell office:value-type="float" office:value="43938" calcext:value-type="float">
            <text:p>43938</text:p>
          </table:table-cell>
          <table:table-cell office:value-type="float" office:value="97374" calcext:value-type="float">
            <text:p>97374</text:p>
          </table:table-cell>
          <table:table-cell table:number-columns-repeated="7"/>
        </table:table-row>
        <table:table-row table:style-name="ro1">
          <table:table-cell office:value-type="float" office:value="43938" calcext:value-type="float">
            <text:p>43938</text:p>
          </table:table-cell>
          <table:table-cell office:value-type="float" office:value="97128" calcext:value-type="float">
            <text:p>97128</text:p>
          </table:table-cell>
          <table:table-cell table:number-columns-repeated="7"/>
        </table:table-row>
        <table:table-row table:style-name="ro1">
          <table:table-cell office:value-type="float" office:value="42752" calcext:value-type="float">
            <text:p>42752</text:p>
          </table:table-cell>
          <table:table-cell office:value-type="float" office:value="97128" calcext:value-type="float">
            <text:p>97128</text:p>
          </table:table-cell>
          <table:table-cell table:number-columns-repeated="7"/>
        </table:table-row>
        <table:table-row table:style-name="ro1">
          <table:table-cell office:value-type="float" office:value="42752" calcext:value-type="float">
            <text:p>42752</text:p>
          </table:table-cell>
          <table:table-cell office:value-type="float" office:value="97602" calcext:value-type="float">
            <text:p>97602</text:p>
          </table:table-cell>
          <table:table-cell table:number-columns-repeated="7"/>
        </table:table-row>
        <table:table-row table:style-name="ro1">
          <table:table-cell office:value-type="float" office:value="41440" calcext:value-type="float">
            <text:p>41440</text:p>
          </table:table-cell>
          <table:table-cell office:value-type="float" office:value="97602" calcext:value-type="float">
            <text:p>97602</text:p>
          </table:table-cell>
          <table:table-cell table:number-columns-repeated="7"/>
        </table:table-row>
        <table:table-row table:style-name="ro1">
          <table:table-cell office:value-type="float" office:value="41440" calcext:value-type="float">
            <text:p>41440</text:p>
          </table:table-cell>
          <table:table-cell office:value-type="float" office:value="97498" calcext:value-type="float">
            <text:p>97498</text:p>
          </table:table-cell>
          <table:table-cell table:number-columns-repeated="7"/>
        </table:table-row>
        <table:table-row table:style-name="ro1">
          <table:table-cell office:value-type="float" office:value="40210" calcext:value-type="float">
            <text:p>40210</text:p>
          </table:table-cell>
          <table:table-cell office:value-type="float" office:value="97498" calcext:value-type="float">
            <text:p>97498</text:p>
          </table:table-cell>
          <table:table-cell table:number-columns-repeated="7"/>
        </table:table-row>
        <table:table-row table:style-name="ro1">
          <table:table-cell office:value-type="float" office:value="40210" calcext:value-type="float">
            <text:p>40210</text:p>
          </table:table-cell>
          <table:table-cell office:value-type="float" office:value="96673" calcext:value-type="float">
            <text:p>96673</text:p>
          </table:table-cell>
          <table:table-cell table:number-columns-repeated="7"/>
        </table:table-row>
        <table:table-row table:style-name="ro1">
          <table:table-cell office:value-type="float" office:value="39141" calcext:value-type="float">
            <text:p>39141</text:p>
          </table:table-cell>
          <table:table-cell office:value-type="float" office:value="96673" calcext:value-type="float">
            <text:p>96673</text:p>
          </table:table-cell>
          <table:table-cell table:number-columns-repeated="7"/>
        </table:table-row>
        <table:table-row table:style-name="ro1">
          <table:table-cell office:value-type="float" office:value="39141" calcext:value-type="float">
            <text:p>39141</text:p>
          </table:table-cell>
          <table:table-cell office:value-type="float" office:value="96852" calcext:value-type="float">
            <text:p>96852</text:p>
          </table:table-cell>
          <table:table-cell table:number-columns-repeated="7"/>
        </table:table-row>
        <table:table-row table:style-name="ro1">
          <table:table-cell office:value-type="float" office:value="37840" calcext:value-type="float">
            <text:p>37840</text:p>
          </table:table-cell>
          <table:table-cell office:value-type="float" office:value="96852" calcext:value-type="float">
            <text:p>96852</text:p>
          </table:table-cell>
          <table:table-cell table:number-columns-repeated="7"/>
        </table:table-row>
        <table:table-row table:style-name="ro1">
          <table:table-cell office:value-type="float" office:value="37840" calcext:value-type="float">
            <text:p>37840</text:p>
          </table:table-cell>
          <table:table-cell office:value-type="float" office:value="96487" calcext:value-type="float">
            <text:p>96487</text:p>
          </table:table-cell>
          <table:table-cell table:number-columns-repeated="7"/>
        </table:table-row>
        <table:table-row table:style-name="ro1">
          <table:table-cell office:value-type="float" office:value="36669" calcext:value-type="float">
            <text:p>36669</text:p>
          </table:table-cell>
          <table:table-cell office:value-type="float" office:value="96487" calcext:value-type="float">
            <text:p>96487</text:p>
          </table:table-cell>
          <table:table-cell table:number-columns-repeated="7"/>
        </table:table-row>
        <table:table-row table:style-name="ro1">
          <table:table-cell office:value-type="float" office:value="36669" calcext:value-type="float">
            <text:p>36669</text:p>
          </table:table-cell>
          <table:table-cell office:value-type="float" office:value="95864" calcext:value-type="float">
            <text:p>95864</text:p>
          </table:table-cell>
          <table:table-cell table:number-columns-repeated="7"/>
        </table:table-row>
        <table:table-row table:style-name="ro1">
          <table:table-cell office:value-type="float" office:value="35581" calcext:value-type="float">
            <text:p>35581</text:p>
          </table:table-cell>
          <table:table-cell office:value-type="float" office:value="95864" calcext:value-type="float">
            <text:p>95864</text:p>
          </table:table-cell>
          <table:table-cell table:number-columns-repeated="7"/>
        </table:table-row>
        <table:table-row table:style-name="ro1">
          <table:table-cell office:value-type="float" office:value="35581" calcext:value-type="float">
            <text:p>35581</text:p>
          </table:table-cell>
          <table:table-cell office:value-type="float" office:value="95852" calcext:value-type="float">
            <text:p>95852</text:p>
          </table:table-cell>
          <table:table-cell table:number-columns-repeated="7"/>
        </table:table-row>
        <table:table-row table:style-name="ro1">
          <table:table-cell office:value-type="float" office:value="34297" calcext:value-type="float">
            <text:p>34297</text:p>
          </table:table-cell>
          <table:table-cell office:value-type="float" office:value="95852" calcext:value-type="float">
            <text:p>95852</text:p>
          </table:table-cell>
          <table:table-cell table:number-columns-repeated="7"/>
        </table:table-row>
        <table:table-row table:style-name="ro1">
          <table:table-cell office:value-type="float" office:value="34297" calcext:value-type="float">
            <text:p>34297</text:p>
          </table:table-cell>
          <table:table-cell office:value-type="float" office:value="94765" calcext:value-type="float">
            <text:p>94765</text:p>
          </table:table-cell>
          <table:table-cell table:number-columns-repeated="7"/>
        </table:table-row>
        <table:table-row table:style-name="ro1">
          <table:table-cell office:value-type="float" office:value="33391" calcext:value-type="float">
            <text:p>33391</text:p>
          </table:table-cell>
          <table:table-cell office:value-type="float" office:value="94765" calcext:value-type="float">
            <text:p>94765</text:p>
          </table:table-cell>
          <table:table-cell table:number-columns-repeated="7"/>
        </table:table-row>
        <table:table-row table:style-name="ro1">
          <table:table-cell office:value-type="float" office:value="33391" calcext:value-type="float">
            <text:p>33391</text:p>
          </table:table-cell>
          <table:table-cell office:value-type="float" office:value="94491" calcext:value-type="float">
            <text:p>94491</text:p>
          </table:table-cell>
          <table:table-cell table:number-columns-repeated="7"/>
        </table:table-row>
        <table:table-row table:style-name="ro1">
          <table:table-cell office:value-type="float" office:value="32198" calcext:value-type="float">
            <text:p>32198</text:p>
          </table:table-cell>
          <table:table-cell office:value-type="float" office:value="94491" calcext:value-type="float">
            <text:p>94491</text:p>
          </table:table-cell>
          <table:table-cell table:number-columns-repeated="7"/>
        </table:table-row>
        <table:table-row table:style-name="ro1">
          <table:table-cell office:value-type="float" office:value="32198" calcext:value-type="float">
            <text:p>32198</text:p>
          </table:table-cell>
          <table:table-cell office:value-type="float" office:value="93698" calcext:value-type="float">
            <text:p>93698</text:p>
          </table:table-cell>
          <table:table-cell table:number-columns-repeated="7"/>
        </table:table-row>
        <table:table-row table:style-name="ro1">
          <table:table-cell office:value-type="float" office:value="31217" calcext:value-type="float">
            <text:p>31217</text:p>
          </table:table-cell>
          <table:table-cell office:value-type="float" office:value="93698" calcext:value-type="float">
            <text:p>93698</text:p>
          </table:table-cell>
          <table:table-cell table:number-columns-repeated="7"/>
        </table:table-row>
        <table:table-row table:style-name="ro1">
          <table:table-cell office:value-type="float" office:value="31217" calcext:value-type="float">
            <text:p>31217</text:p>
          </table:table-cell>
          <table:table-cell office:value-type="float" office:value="93860" calcext:value-type="float">
            <text:p>93860</text:p>
          </table:table-cell>
          <table:table-cell table:number-columns-repeated="7"/>
        </table:table-row>
        <table:table-row table:style-name="ro1">
          <table:table-cell office:value-type="float" office:value="29816" calcext:value-type="float">
            <text:p>29816</text:p>
          </table:table-cell>
          <table:table-cell office:value-type="float" office:value="93860" calcext:value-type="float">
            <text:p>93860</text:p>
          </table:table-cell>
          <table:table-cell table:number-columns-repeated="7"/>
        </table:table-row>
        <table:table-row table:style-name="ro1">
          <table:table-cell office:value-type="float" office:value="29816" calcext:value-type="float">
            <text:p>29816</text:p>
          </table:table-cell>
          <table:table-cell office:value-type="float" office:value="93190" calcext:value-type="float">
            <text:p>93190</text:p>
          </table:table-cell>
          <table:table-cell table:number-columns-repeated="7"/>
        </table:table-row>
        <table:table-row table:style-name="ro1">
          <table:table-cell office:value-type="float" office:value="28783" calcext:value-type="float">
            <text:p>28783</text:p>
          </table:table-cell>
          <table:table-cell office:value-type="float" office:value="93190" calcext:value-type="float">
            <text:p>93190</text:p>
          </table:table-cell>
          <table:table-cell table:number-columns-repeated="7"/>
        </table:table-row>
        <table:table-row table:style-name="ro1">
          <table:table-cell office:value-type="float" office:value="28783" calcext:value-type="float">
            <text:p>28783</text:p>
          </table:table-cell>
          <table:table-cell office:value-type="float" office:value="92866" calcext:value-type="float">
            <text:p>92866</text:p>
          </table:table-cell>
          <table:table-cell table:number-columns-repeated="7"/>
        </table:table-row>
        <table:table-row table:style-name="ro1">
          <table:table-cell office:value-type="float" office:value="27577" calcext:value-type="float">
            <text:p>27577</text:p>
          </table:table-cell>
          <table:table-cell office:value-type="float" office:value="92866" calcext:value-type="float">
            <text:p>92866</text:p>
          </table:table-cell>
          <table:table-cell table:number-columns-repeated="7"/>
        </table:table-row>
        <table:table-row table:style-name="ro1">
          <table:table-cell office:value-type="float" office:value="27577" calcext:value-type="float">
            <text:p>27577</text:p>
          </table:table-cell>
          <table:table-cell office:value-type="float" office:value="92007" calcext:value-type="float">
            <text:p>92007</text:p>
          </table:table-cell>
          <table:table-cell table:number-columns-repeated="7"/>
        </table:table-row>
        <table:table-row table:style-name="ro1">
          <table:table-cell office:value-type="float" office:value="26652" calcext:value-type="float">
            <text:p>26652</text:p>
          </table:table-cell>
          <table:table-cell office:value-type="float" office:value="92007" calcext:value-type="float">
            <text:p>92007</text:p>
          </table:table-cell>
          <table:table-cell table:number-columns-repeated="7"/>
        </table:table-row>
        <table:table-row table:style-name="ro1">
          <table:table-cell office:value-type="float" office:value="26652" calcext:value-type="float">
            <text:p>26652</text:p>
          </table:table-cell>
          <table:table-cell office:value-type="float" office:value="90944" calcext:value-type="float">
            <text:p>90944</text:p>
          </table:table-cell>
          <table:table-cell table:number-columns-repeated="7"/>
        </table:table-row>
        <table:table-row table:style-name="ro1">
          <table:table-cell office:value-type="float" office:value="25865" calcext:value-type="float">
            <text:p>25865</text:p>
          </table:table-cell>
          <table:table-cell office:value-type="float" office:value="90944" calcext:value-type="float">
            <text:p>90944</text:p>
          </table:table-cell>
          <table:table-cell table:number-columns-repeated="7"/>
        </table:table-row>
        <table:table-row table:style-name="ro1">
          <table:table-cell office:value-type="float" office:value="25865" calcext:value-type="float">
            <text:p>25865</text:p>
          </table:table-cell>
          <table:table-cell office:value-type="float" office:value="90955" calcext:value-type="float">
            <text:p>90955</text:p>
          </table:table-cell>
          <table:table-cell table:number-columns-repeated="7"/>
        </table:table-row>
        <table:table-row table:style-name="ro1">
          <table:table-cell office:value-type="float" office:value="24439" calcext:value-type="float">
            <text:p>24439</text:p>
          </table:table-cell>
          <table:table-cell office:value-type="float" office:value="90955" calcext:value-type="float">
            <text:p>90955</text:p>
          </table:table-cell>
          <table:table-cell table:number-columns-repeated="7"/>
        </table:table-row>
        <table:table-row table:style-name="ro1">
          <table:table-cell office:value-type="float" office:value="24439" calcext:value-type="float">
            <text:p>24439</text:p>
          </table:table-cell>
          <table:table-cell office:value-type="float" office:value="90151" calcext:value-type="float">
            <text:p>90151</text:p>
          </table:table-cell>
          <table:table-cell table:number-columns-repeated="7"/>
        </table:table-row>
        <table:table-row table:style-name="ro1">
          <table:table-cell office:value-type="float" office:value="23504" calcext:value-type="float">
            <text:p>23504</text:p>
          </table:table-cell>
          <table:table-cell office:value-type="float" office:value="90151" calcext:value-type="float">
            <text:p>90151</text:p>
          </table:table-cell>
          <table:table-cell table:number-columns-repeated="7"/>
        </table:table-row>
        <table:table-row table:style-name="ro1">
          <table:table-cell office:value-type="float" office:value="23504" calcext:value-type="float">
            <text:p>23504</text:p>
          </table:table-cell>
          <table:table-cell office:value-type="float" office:value="89123" calcext:value-type="float">
            <text:p>89123</text:p>
          </table:table-cell>
          <table:table-cell table:number-columns-repeated="7"/>
        </table:table-row>
        <table:table-row table:style-name="ro1">
          <table:table-cell office:value-type="float" office:value="22735" calcext:value-type="float">
            <text:p>22735</text:p>
          </table:table-cell>
          <table:table-cell office:value-type="float" office:value="89123" calcext:value-type="float">
            <text:p>89123</text:p>
          </table:table-cell>
          <table:table-cell table:number-columns-repeated="7"/>
        </table:table-row>
        <table:table-row table:style-name="ro1">
          <table:table-cell office:value-type="float" office:value="22735" calcext:value-type="float">
            <text:p>22735</text:p>
          </table:table-cell>
          <table:table-cell office:value-type="float" office:value="88454" calcext:value-type="float">
            <text:p>88454</text:p>
          </table:table-cell>
          <table:table-cell table:number-columns-repeated="7"/>
        </table:table-row>
        <table:table-row table:style-name="ro1">
          <table:table-cell office:value-type="float" office:value="21728" calcext:value-type="float">
            <text:p>21728</text:p>
          </table:table-cell>
          <table:table-cell office:value-type="float" office:value="88454" calcext:value-type="float">
            <text:p>88454</text:p>
          </table:table-cell>
          <table:table-cell table:number-columns-repeated="7"/>
        </table:table-row>
        <table:table-row table:style-name="ro1">
          <table:table-cell office:value-type="float" office:value="21728" calcext:value-type="float">
            <text:p>21728</text:p>
          </table:table-cell>
          <table:table-cell office:value-type="float" office:value="87576" calcext:value-type="float">
            <text:p>87576</text:p>
          </table:table-cell>
          <table:table-cell table:number-columns-repeated="7"/>
        </table:table-row>
        <table:table-row table:style-name="ro1">
          <table:table-cell office:value-type="float" office:value="20879" calcext:value-type="float">
            <text:p>20879</text:p>
          </table:table-cell>
          <table:table-cell office:value-type="float" office:value="87576" calcext:value-type="float">
            <text:p>87576</text:p>
          </table:table-cell>
          <table:table-cell table:number-columns-repeated="7"/>
        </table:table-row>
        <table:table-row table:style-name="ro1">
          <table:table-cell office:value-type="float" office:value="20879" calcext:value-type="float">
            <text:p>20879</text:p>
          </table:table-cell>
          <table:table-cell office:value-type="float" office:value="87301" calcext:value-type="float">
            <text:p>87301</text:p>
          </table:table-cell>
          <table:table-cell table:number-columns-repeated="7"/>
        </table:table-row>
        <table:table-row table:style-name="ro1">
          <table:table-cell office:value-type="float" office:value="19549" calcext:value-type="float">
            <text:p>19549</text:p>
          </table:table-cell>
          <table:table-cell office:value-type="float" office:value="87301" calcext:value-type="float">
            <text:p>87301</text:p>
          </table:table-cell>
          <table:table-cell table:number-columns-repeated="7"/>
        </table:table-row>
        <table:table-row table:style-name="ro1">
          <table:table-cell office:value-type="float" office:value="19549" calcext:value-type="float">
            <text:p>19549</text:p>
          </table:table-cell>
          <table:table-cell office:value-type="float" office:value="86675" calcext:value-type="float">
            <text:p>86675</text:p>
          </table:table-cell>
          <table:table-cell table:number-columns-repeated="7"/>
        </table:table-row>
        <table:table-row table:style-name="ro1">
          <table:table-cell office:value-type="float" office:value="18478" calcext:value-type="float">
            <text:p>18478</text:p>
          </table:table-cell>
          <table:table-cell office:value-type="float" office:value="86675" calcext:value-type="float">
            <text:p>86675</text:p>
          </table:table-cell>
          <table:table-cell table:number-columns-repeated="7"/>
        </table:table-row>
        <table:table-row table:style-name="ro1">
          <table:table-cell office:value-type="float" office:value="18478" calcext:value-type="float">
            <text:p>18478</text:p>
          </table:table-cell>
          <table:table-cell office:value-type="float" office:value="85344" calcext:value-type="float">
            <text:p>85344</text:p>
          </table:table-cell>
          <table:table-cell table:number-columns-repeated="7"/>
        </table:table-row>
        <table:table-row table:style-name="ro1">
          <table:table-cell office:value-type="float" office:value="18031" calcext:value-type="float">
            <text:p>18031</text:p>
          </table:table-cell>
          <table:table-cell office:value-type="float" office:value="85344" calcext:value-type="float">
            <text:p>85344</text:p>
          </table:table-cell>
          <table:table-cell table:number-columns-repeated="7"/>
        </table:table-row>
        <table:table-row table:style-name="ro1">
          <table:table-cell office:value-type="float" office:value="18031" calcext:value-type="float">
            <text:p>18031</text:p>
          </table:table-cell>
          <table:table-cell office:value-type="float" office:value="84852" calcext:value-type="float">
            <text:p>84852</text:p>
          </table:table-cell>
          <table:table-cell table:number-columns-repeated="7"/>
        </table:table-row>
        <table:table-row table:style-name="ro1">
          <table:table-cell office:value-type="float" office:value="16832" calcext:value-type="float">
            <text:p>16832</text:p>
          </table:table-cell>
          <table:table-cell office:value-type="float" office:value="84852" calcext:value-type="float">
            <text:p>84852</text:p>
          </table:table-cell>
          <table:table-cell table:number-columns-repeated="7"/>
        </table:table-row>
        <table:table-row table:style-name="ro1">
          <table:table-cell office:value-type="float" office:value="16832" calcext:value-type="float">
            <text:p>16832</text:p>
          </table:table-cell>
          <table:table-cell office:value-type="float" office:value="83805" calcext:value-type="float">
            <text:p>83805</text:p>
          </table:table-cell>
          <table:table-cell table:number-columns-repeated="7"/>
        </table:table-row>
        <table:table-row table:style-name="ro1">
          <table:table-cell office:value-type="float" office:value="16155" calcext:value-type="float">
            <text:p>16155</text:p>
          </table:table-cell>
          <table:table-cell office:value-type="float" office:value="83805" calcext:value-type="float">
            <text:p>83805</text:p>
          </table:table-cell>
          <table:table-cell table:number-columns-repeated="7"/>
        </table:table-row>
        <table:table-row table:style-name="ro1">
          <table:table-cell office:value-type="float" office:value="16155" calcext:value-type="float">
            <text:p>16155</text:p>
          </table:table-cell>
          <table:table-cell office:value-type="float" office:value="82982" calcext:value-type="float">
            <text:p>82982</text:p>
          </table:table-cell>
          <table:table-cell table:number-columns-repeated="7"/>
        </table:table-row>
        <table:table-row table:style-name="ro1">
          <table:table-cell office:value-type="float" office:value="15262" calcext:value-type="float">
            <text:p>15262</text:p>
          </table:table-cell>
          <table:table-cell office:value-type="float" office:value="82982" calcext:value-type="float">
            <text:p>82982</text:p>
          </table:table-cell>
          <table:table-cell table:number-columns-repeated="7"/>
        </table:table-row>
        <table:table-row table:style-name="ro1">
          <table:table-cell office:value-type="float" office:value="15262" calcext:value-type="float">
            <text:p>15262</text:p>
          </table:table-cell>
          <table:table-cell office:value-type="float" office:value="82389" calcext:value-type="float">
            <text:p>82389</text:p>
          </table:table-cell>
          <table:table-cell table:number-columns-repeated="7"/>
        </table:table-row>
        <table:table-row table:style-name="ro1">
          <table:table-cell office:value-type="float" office:value="14108" calcext:value-type="float">
            <text:p>14108</text:p>
          </table:table-cell>
          <table:table-cell office:value-type="float" office:value="82389" calcext:value-type="float">
            <text:p>82389</text:p>
          </table:table-cell>
          <table:table-cell table:number-columns-repeated="7"/>
        </table:table-row>
        <table:table-row table:style-name="ro1">
          <table:table-cell office:value-type="float" office:value="14108" calcext:value-type="float">
            <text:p>14108</text:p>
          </table:table-cell>
          <table:table-cell office:value-type="float" office:value="81552" calcext:value-type="float">
            <text:p>81552</text:p>
          </table:table-cell>
          <table:table-cell table:number-columns-repeated="7"/>
        </table:table-row>
        <table:table-row table:style-name="ro1">
          <table:table-cell office:value-type="float" office:value="13203" calcext:value-type="float">
            <text:p>13203</text:p>
          </table:table-cell>
          <table:table-cell office:value-type="float" office:value="81552" calcext:value-type="float">
            <text:p>81552</text:p>
          </table:table-cell>
          <table:table-cell table:number-columns-repeated="7"/>
        </table:table-row>
        <table:table-row table:style-name="ro1">
          <table:table-cell office:value-type="float" office:value="13203" calcext:value-type="float">
            <text:p>13203</text:p>
          </table:table-cell>
          <table:table-cell office:value-type="float" office:value="80251" calcext:value-type="float">
            <text:p>80251</text:p>
          </table:table-cell>
          <table:table-cell table:number-columns-repeated="7"/>
        </table:table-row>
        <table:table-row table:style-name="ro1">
          <table:table-cell office:value-type="float" office:value="12856" calcext:value-type="float">
            <text:p>12856</text:p>
          </table:table-cell>
          <table:table-cell office:value-type="float" office:value="80251" calcext:value-type="float">
            <text:p>80251</text:p>
          </table:table-cell>
          <table:table-cell table:number-columns-repeated="7"/>
        </table:table-row>
        <table:table-row table:style-name="ro1">
          <table:table-cell office:value-type="float" office:value="12856" calcext:value-type="float">
            <text:p>12856</text:p>
          </table:table-cell>
          <table:table-cell office:value-type="float" office:value="79075" calcext:value-type="float">
            <text:p>79075</text:p>
          </table:table-cell>
          <table:table-cell table:number-columns-repeated="7"/>
        </table:table-row>
        <table:table-row table:style-name="ro1">
          <table:table-cell office:value-type="float" office:value="12392" calcext:value-type="float">
            <text:p>12392</text:p>
          </table:table-cell>
          <table:table-cell office:value-type="float" office:value="79075" calcext:value-type="float">
            <text:p>79075</text:p>
          </table:table-cell>
          <table:table-cell table:number-columns-repeated="7"/>
        </table:table-row>
        <table:table-row table:style-name="ro1">
          <table:table-cell office:value-type="float" office:value="12392" calcext:value-type="float">
            <text:p>12392</text:p>
          </table:table-cell>
          <table:table-cell office:value-type="float" office:value="78444" calcext:value-type="float">
            <text:p>78444</text:p>
          </table:table-cell>
          <table:table-cell table:number-columns-repeated="7"/>
        </table:table-row>
        <table:table-row table:style-name="ro1">
          <table:table-cell office:value-type="float" office:value="11217" calcext:value-type="float">
            <text:p>11217</text:p>
          </table:table-cell>
          <table:table-cell office:value-type="float" office:value="78444" calcext:value-type="float">
            <text:p>78444</text:p>
          </table:table-cell>
          <table:table-cell table:number-columns-repeated="7"/>
        </table:table-row>
        <table:table-row table:style-name="ro1">
          <table:table-cell office:value-type="float" office:value="11217" calcext:value-type="float">
            <text:p>11217</text:p>
          </table:table-cell>
          <table:table-cell office:value-type="float" office:value="77176" calcext:value-type="float">
            <text:p>77176</text:p>
          </table:table-cell>
          <table:table-cell table:number-columns-repeated="7"/>
        </table:table-row>
        <table:table-row table:style-name="ro1">
          <table:table-cell office:value-type="float" office:value="10906" calcext:value-type="float">
            <text:p>10906</text:p>
          </table:table-cell>
          <table:table-cell office:value-type="float" office:value="77176" calcext:value-type="float">
            <text:p>77176</text:p>
          </table:table-cell>
          <table:table-cell table:number-columns-repeated="7"/>
        </table:table-row>
        <table:table-row table:style-name="ro1">
          <table:table-cell office:value-type="float" office:value="10906" calcext:value-type="float">
            <text:p>10906</text:p>
          </table:table-cell>
          <table:table-cell office:value-type="float" office:value="76628" calcext:value-type="float">
            <text:p>76628</text:p>
          </table:table-cell>
          <table:table-cell table:number-columns-repeated="7"/>
        </table:table-row>
        <table:table-row table:style-name="ro1">
          <table:table-cell office:value-type="float" office:value="9545" calcext:value-type="float">
            <text:p>9545</text:p>
          </table:table-cell>
          <table:table-cell office:value-type="float" office:value="76628" calcext:value-type="float">
            <text:p>76628</text:p>
          </table:table-cell>
          <table:table-cell table:number-columns-repeated="7"/>
        </table:table-row>
        <table:table-row table:style-name="ro1">
          <table:table-cell office:value-type="float" office:value="9545" calcext:value-type="float">
            <text:p>9545</text:p>
          </table:table-cell>
          <table:table-cell office:value-type="float" office:value="75215" calcext:value-type="float">
            <text:p>75215</text:p>
          </table:table-cell>
          <table:table-cell table:number-columns-repeated="7"/>
        </table:table-row>
        <table:table-row table:style-name="ro1">
          <table:table-cell office:value-type="float" office:value="9493" calcext:value-type="float">
            <text:p>9493</text:p>
          </table:table-cell>
          <table:table-cell office:value-type="float" office:value="75215" calcext:value-type="float">
            <text:p>75215</text:p>
          </table:table-cell>
          <table:table-cell table:number-columns-repeated="7"/>
        </table:table-row>
        <table:table-row table:style-name="ro1">
          <table:table-cell office:value-type="float" office:value="9493" calcext:value-type="float">
            <text:p>9493</text:p>
          </table:table-cell>
          <table:table-cell office:value-type="float" office:value="74353" calcext:value-type="float">
            <text:p>74353</text:p>
          </table:table-cell>
          <table:table-cell table:number-columns-repeated="7"/>
        </table:table-row>
        <table:table-row table:style-name="ro1">
          <table:table-cell office:value-type="float" office:value="8575" calcext:value-type="float">
            <text:p>8575</text:p>
          </table:table-cell>
          <table:table-cell office:value-type="float" office:value="74353" calcext:value-type="float">
            <text:p>74353</text:p>
          </table:table-cell>
          <table:table-cell table:number-columns-repeated="7"/>
        </table:table-row>
        <table:table-row table:style-name="ro1">
          <table:table-cell office:value-type="float" office:value="8575" calcext:value-type="float">
            <text:p>8575</text:p>
          </table:table-cell>
          <table:table-cell office:value-type="float" office:value="73378" calcext:value-type="float">
            <text:p>73378</text:p>
          </table:table-cell>
          <table:table-cell table:number-columns-repeated="7"/>
        </table:table-row>
        <table:table-row table:style-name="ro1">
          <table:table-cell office:value-type="float" office:value="7822" calcext:value-type="float">
            <text:p>7822</text:p>
          </table:table-cell>
          <table:table-cell office:value-type="float" office:value="73378" calcext:value-type="float">
            <text:p>73378</text:p>
          </table:table-cell>
          <table:table-cell table:number-columns-repeated="7"/>
        </table:table-row>
        <table:table-row table:style-name="ro1">
          <table:table-cell office:value-type="float" office:value="7822" calcext:value-type="float">
            <text:p>7822</text:p>
          </table:table-cell>
          <table:table-cell office:value-type="float" office:value="72230" calcext:value-type="float">
            <text:p>72230</text:p>
          </table:table-cell>
          <table:table-cell table:number-columns-repeated="7"/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float" office:value="72230" calcext:value-type="float">
            <text:p>72230</text:p>
          </table:table-cell>
          <table:table-cell table:number-columns-repeated="7"/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float" office:value="71271" calcext:value-type="float">
            <text:p>71271</text:p>
          </table:table-cell>
          <table:table-cell table:number-columns-repeated="7"/>
        </table:table-row>
        <table:table-row table:style-name="ro1">
          <table:table-cell office:value-type="float" office:value="6572" calcext:value-type="float">
            <text:p>6572</text:p>
          </table:table-cell>
          <table:table-cell office:value-type="float" office:value="71271" calcext:value-type="float">
            <text:p>71271</text:p>
          </table:table-cell>
          <table:table-cell table:number-columns-repeated="7"/>
        </table:table-row>
        <table:table-row table:style-name="ro1">
          <table:table-cell office:value-type="float" office:value="6572" calcext:value-type="float">
            <text:p>6572</text:p>
          </table:table-cell>
          <table:table-cell office:value-type="float" office:value="70075" calcext:value-type="float">
            <text:p>70075</text:p>
          </table:table-cell>
          <table:table-cell table:number-columns-repeated="7"/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float" office:value="70075" calcext:value-type="float">
            <text:p>70075</text:p>
          </table:table-cell>
          <table:table-cell table:number-columns-repeated="7"/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float" office:value="68791" calcext:value-type="float">
            <text:p>68791</text:p>
          </table:table-cell>
          <table:table-cell table:number-columns-repeated="7"/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float" office:value="68791" calcext:value-type="float">
            <text:p>68791</text:p>
          </table:table-cell>
          <table:table-cell table:number-columns-repeated="7"/>
        </table:table-row>
        <table:table-row table:style-name="ro1">
          <table:table-cell table:style-name="ce1" office:value-type="float" office:value="6141" calcext:value-type="float">
            <text:p>6141</text:p>
          </table:table-cell>
          <table:table-cell table:style-name="ce1" office:value-type="float" office:value="67703" calcext:value-type="float">
            <text:p>67703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50025" calcext:value-type="float">
            <text:p>50025</text:p>
          </table:table-cell>
          <table:table-cell/>
          <table:table-cell table:formula="of:=(ABS([.D219]-[.A219])+1)*(ABS([.B219]-[.E219])+1)" office:value-type="float" office:value="1568657670" calcext:value-type="float">
            <text:p>1568657670</text:p>
          </table:table-cell>
          <table:table-cell/>
          <table:table-cell table:formula="of:=MAX([.G219:.G261])" office:value-type="float" office:value="1578115935" calcext:value-type="float">
            <text:p>1578115935</text:p>
          </table:table-cell>
        </table:table-row>
        <table:table-row table:style-name="ro1">
          <table:table-cell table:style-name="ce1" office:value-type="float" office:value="5606" calcext:value-type="float">
            <text:p>5606</text:p>
          </table:table-cell>
          <table:table-cell table:style-name="ce1" office:value-type="float" office:value="67703" calcext:value-type="float">
            <text:p>67703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50025" calcext:value-type="float">
            <text:p>50025</text:p>
          </table:table-cell>
          <table:table-cell/>
          <table:table-cell table:formula="of:=(ABS([.D220]-[.A220])+1)*(ABS([.B220]-[.E220])+1)" office:value-type="float" office:value="1578115935" calcext:value-type="float">
            <text:p>1578115935</text:p>
          </table:table-cell>
          <table:table-cell table:number-columns-repeated="2"/>
        </table:table-row>
        <table:table-row table:style-name="ro1">
          <table:table-cell table:style-name="ce1" office:value-type="float" office:value="5606" calcext:value-type="float">
            <text:p>5606</text:p>
          </table:table-cell>
          <table:table-cell table:style-name="ce1" office:value-type="float" office:value="66605" calcext:value-type="float">
            <text:p>66605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50025" calcext:value-type="float">
            <text:p>50025</text:p>
          </table:table-cell>
          <table:table-cell/>
          <table:table-cell table:formula="of:=(ABS([.D221]-[.A221])+1)*(ABS([.B221]-[.E221])+1)" office:value-type="float" office:value="1480102965" calcext:value-type="float">
            <text:p>1480102965</text:p>
          </table:table-cell>
          <table:table-cell table:number-columns-repeated="2"/>
        </table:table-row>
        <table:table-row table:style-name="ro1">
          <table:table-cell table:style-name="ce1" office:value-type="float" office:value="5086" calcext:value-type="float">
            <text:p>5086</text:p>
          </table:table-cell>
          <table:table-cell table:style-name="ce1" office:value-type="float" office:value="66605" calcext:value-type="float">
            <text:p>66605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50025" calcext:value-type="float">
            <text:p>50025</text:p>
          </table:table-cell>
          <table:table-cell/>
          <table:table-cell table:formula="of:=(ABS([.D222]-[.A222])+1)*(ABS([.B222]-[.E222])+1)" office:value-type="float" office:value="1488725085" calcext:value-type="float">
            <text:p>1488725085</text:p>
          </table:table-cell>
          <table:table-cell table:number-columns-repeated="2"/>
        </table:table-row>
        <table:table-row table:style-name="ro1">
          <table:table-cell table:style-name="ce1" office:value-type="float" office:value="5086" calcext:value-type="float">
            <text:p>5086</text:p>
          </table:table-cell>
          <table:table-cell table:style-name="ce1" office:value-type="float" office:value="65528" calcext:value-type="float">
            <text:p>65528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50025" calcext:value-type="float">
            <text:p>50025</text:p>
          </table:table-cell>
          <table:table-cell/>
          <table:table-cell table:formula="of:=(ABS([.D223]-[.A223])+1)*(ABS([.B223]-[.E223])+1)" office:value-type="float" office:value="1392026640" calcext:value-type="float">
            <text:p>1392026640</text:p>
          </table:table-cell>
          <table:table-cell table:number-columns-repeated="2"/>
        </table:table-row>
        <table:table-row table:style-name="ro1">
          <table:table-cell table:style-name="ce1" office:value-type="float" office:value="4484" calcext:value-type="float">
            <text:p>4484</text:p>
          </table:table-cell>
          <table:table-cell table:style-name="ce1" office:value-type="float" office:value="65528" calcext:value-type="float">
            <text:p>65528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50025" calcext:value-type="float">
            <text:p>50025</text:p>
          </table:table-cell>
          <table:table-cell/>
          <table:table-cell table:formula="of:=(ABS([.D224]-[.A224])+1)*(ABS([.B224]-[.E224])+1)" office:value-type="float" office:value="1401360048" calcext:value-type="float">
            <text:p>1401360048</text:p>
          </table:table-cell>
          <table:table-cell table:number-columns-repeated="2"/>
        </table:table-row>
        <table:table-row table:style-name="ro1">
          <table:table-cell table:style-name="ce1" office:value-type="float" office:value="4484" calcext:value-type="float">
            <text:p>4484</text:p>
          </table:table-cell>
          <table:table-cell table:style-name="ce1" office:value-type="float" office:value="64409" calcext:value-type="float">
            <text:p>64409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50025" calcext:value-type="float">
            <text:p>50025</text:p>
          </table:table-cell>
          <table:table-cell/>
          <table:table-cell table:formula="of:=(ABS([.D225]-[.A225])+1)*(ABS([.B225]-[.E225])+1)" office:value-type="float" office:value="1300216995" calcext:value-type="float">
            <text:p>1300216995</text:p>
          </table:table-cell>
          <table:table-cell table:number-columns-repeated="2"/>
        </table:table-row>
        <table:table-row table:style-name="ro1">
          <table:table-cell table:style-name="ce1" office:value-type="float" office:value="3981" calcext:value-type="float">
            <text:p>3981</text:p>
          </table:table-cell>
          <table:table-cell table:style-name="ce1" office:value-type="float" office:value="64409" calcext:value-type="float">
            <text:p>64409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50025" calcext:value-type="float">
            <text:p>50025</text:p>
          </table:table-cell>
          <table:table-cell/>
          <table:table-cell table:formula="of:=(ABS([.D226]-[.A226])+1)*(ABS([.B226]-[.E226])+1)" office:value-type="float" office:value="1307452650" calcext:value-type="float">
            <text:p>1307452650</text:p>
          </table:table-cell>
          <table:table-cell table:number-columns-repeated="2"/>
        </table:table-row>
        <table:table-row table:style-name="ro1">
          <table:table-cell table:style-name="ce1" office:value-type="float" office:value="3981" calcext:value-type="float">
            <text:p>3981</text:p>
          </table:table-cell>
          <table:table-cell table:style-name="ce1" office:value-type="float" office:value="63291" calcext:value-type="float">
            <text:p>63291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50025" calcext:value-type="float">
            <text:p>50025</text:p>
          </table:table-cell>
          <table:table-cell/>
          <table:table-cell table:formula="of:=(ABS([.D227]-[.A227])+1)*(ABS([.B227]-[.E227])+1)" office:value-type="float" office:value="1205837630" calcext:value-type="float">
            <text:p>1205837630</text:p>
          </table:table-cell>
          <table:table-cell table:number-columns-repeated="2"/>
        </table:table-row>
        <table:table-row table:style-name="ro1">
          <table:table-cell table:style-name="ce1" office:value-type="float" office:value="3449" calcext:value-type="float">
            <text:p>3449</text:p>
          </table:table-cell>
          <table:table-cell table:style-name="ce1" office:value-type="float" office:value="63291" calcext:value-type="float">
            <text:p>63291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50025" calcext:value-type="float">
            <text:p>50025</text:p>
          </table:table-cell>
          <table:table-cell/>
          <table:table-cell table:formula="of:=(ABS([.D228]-[.A228])+1)*(ABS([.B228]-[.E228])+1)" office:value-type="float" office:value="1212895674" calcext:value-type="float">
            <text:p>1212895674</text:p>
          </table:table-cell>
          <table:table-cell table:number-columns-repeated="2"/>
        </table:table-row>
        <table:table-row table:style-name="ro1">
          <table:table-cell table:style-name="ce1" office:value-type="float" office:value="3449" calcext:value-type="float">
            <text:p>3449</text:p>
          </table:table-cell>
          <table:table-cell table:style-name="ce1" office:value-type="float" office:value="62077" calcext:value-type="float">
            <text:p>62077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50025" calcext:value-type="float">
            <text:p>50025</text:p>
          </table:table-cell>
          <table:table-cell/>
          <table:table-cell table:formula="of:=(ABS([.D229]-[.A229])+1)*(ABS([.B229]-[.E229])+1)" office:value-type="float" office:value="1101909366" calcext:value-type="float">
            <text:p>1101909366</text:p>
          </table:table-cell>
          <table:table-cell table:number-columns-repeated="2"/>
        </table:table-row>
        <table:table-row table:style-name="ro1">
          <table:table-cell table:style-name="ce1" office:value-type="float" office:value="3246" calcext:value-type="float">
            <text:p>3246</text:p>
          </table:table-cell>
          <table:table-cell table:style-name="ce1" office:value-type="float" office:value="62077" calcext:value-type="float">
            <text:p>62077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50025" calcext:value-type="float">
            <text:p>50025</text:p>
          </table:table-cell>
          <table:table-cell/>
          <table:table-cell table:formula="of:=(ABS([.D230]-[.A230])+1)*(ABS([.B230]-[.E230])+1)" office:value-type="float" office:value="1104356125" calcext:value-type="float">
            <text:p>1104356125</text:p>
          </table:table-cell>
          <table:table-cell table:number-columns-repeated="2"/>
        </table:table-row>
        <table:table-row table:style-name="ro1">
          <table:table-cell table:style-name="ce1" office:value-type="float" office:value="3246" calcext:value-type="float">
            <text:p>3246</text:p>
          </table:table-cell>
          <table:table-cell table:style-name="ce1" office:value-type="float" office:value="60872" calcext:value-type="float">
            <text:p>60872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50025" calcext:value-type="float">
            <text:p>50025</text:p>
          </table:table-cell>
          <table:table-cell/>
          <table:table-cell table:formula="of:=(ABS([.D231]-[.A231])+1)*(ABS([.B231]-[.E231])+1)" office:value-type="float" office:value="993948000" calcext:value-type="float">
            <text:p>993948000</text:p>
          </table:table-cell>
          <table:table-cell table:number-columns-repeated="2"/>
        </table:table-row>
        <table:table-row table:style-name="ro1">
          <table:table-cell table:style-name="ce1" office:value-type="float" office:value="3026" calcext:value-type="float">
            <text:p>3026</text:p>
          </table:table-cell>
          <table:table-cell table:style-name="ce1" office:value-type="float" office:value="60872" calcext:value-type="float">
            <text:p>60872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50025" calcext:value-type="float">
            <text:p>50025</text:p>
          </table:table-cell>
          <table:table-cell/>
          <table:table-cell table:formula="of:=(ABS([.D232]-[.A232])+1)*(ABS([.B232]-[.E232])+1)" office:value-type="float" office:value="996334560" calcext:value-type="float">
            <text:p>996334560</text:p>
          </table:table-cell>
          <table:table-cell table:number-columns-repeated="2"/>
        </table:table-row>
        <table:table-row table:style-name="ro1">
          <table:table-cell table:style-name="ce1" office:value-type="float" office:value="3026" calcext:value-type="float">
            <text:p>3026</text:p>
          </table:table-cell>
          <table:table-cell table:style-name="ce1" office:value-type="float" office:value="59726" calcext:value-type="float">
            <text:p>59726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50025" calcext:value-type="float">
            <text:p>50025</text:p>
          </table:table-cell>
          <table:table-cell/>
          <table:table-cell table:formula="of:=(ABS([.D233]-[.A233])+1)*(ABS([.B233]-[.E233])+1)" office:value-type="float" office:value="891080190" calcext:value-type="float">
            <text:p>891080190</text:p>
          </table:table-cell>
          <table:table-cell table:number-columns-repeated="2"/>
        </table:table-row>
        <table:table-row table:style-name="ro1">
          <table:table-cell table:style-name="ce2" office:value-type="float" office:value="2531" calcext:value-type="float">
            <text:p>2531</text:p>
          </table:table-cell>
          <table:table-cell table:style-name="ce2" office:value-type="float" office:value="59726" calcext:value-type="float">
            <text:p>59726</text:p>
          </table:table-cell>
          <table:table-cell/>
          <table:table-cell table:style-name="ce3"/>
          <table:table-cell table:style-name="ce4"/>
          <table:table-cell table:number-columns-repeated="4"/>
        </table:table-row>
        <table:table-row table:style-name="ro1">
          <table:table-cell table:style-name="ce2" office:value-type="float" office:value="2531" calcext:value-type="float">
            <text:p>2531</text:p>
          </table:table-cell>
          <table:table-cell table:style-name="ce2" office:value-type="float" office:value="58459" calcext:value-type="float">
            <text:p>58459</text:p>
          </table:table-cell>
          <table:table-cell/>
          <table:table-cell table:style-name="ce3"/>
          <table:table-cell table:style-name="ce4"/>
          <table:table-cell table:number-columns-repeated="4"/>
        </table:table-row>
        <table:table-row table:style-name="ro1">
          <table:table-cell table:style-name="ce2" office:value-type="float" office:value="2646" calcext:value-type="float">
            <text:p>2646</text:p>
          </table:table-cell>
          <table:table-cell table:style-name="ce2" office:value-type="float" office:value="58459" calcext:value-type="float">
            <text:p>58459</text:p>
          </table:table-cell>
          <table:table-cell/>
          <table:table-cell table:style-name="ce3"/>
          <table:table-cell table:style-name="ce4"/>
          <table:table-cell table:number-columns-repeated="4"/>
        </table:table-row>
        <table:table-row table:style-name="ro1">
          <table:table-cell table:style-name="ce2" office:value-type="float" office:value="2646" calcext:value-type="float">
            <text:p>2646</text:p>
          </table:table-cell>
          <table:table-cell table:style-name="ce2" office:value-type="float" office:value="57232" calcext:value-type="float">
            <text:p>57232</text:p>
          </table:table-cell>
          <table:table-cell/>
          <table:table-cell table:style-name="ce3"/>
          <table:table-cell table:style-name="ce4"/>
          <table:table-cell table:number-columns-repeated="4"/>
        </table:table-row>
        <table:table-row table:style-name="ro1">
          <table:table-cell table:style-name="ce2" office:value-type="float" office:value="2611" calcext:value-type="float">
            <text:p>2611</text:p>
          </table:table-cell>
          <table:table-cell table:style-name="ce2" office:value-type="float" office:value="57232" calcext:value-type="float">
            <text:p>57232</text:p>
          </table:table-cell>
          <table:table-cell/>
          <table:table-cell table:style-name="ce3"/>
          <table:table-cell table:style-name="ce4"/>
          <table:table-cell table:number-columns-repeated="4"/>
        </table:table-row>
        <table:table-row table:style-name="ro1">
          <table:table-cell table:style-name="ce2" office:value-type="float" office:value="2611" calcext:value-type="float">
            <text:p>2611</text:p>
          </table:table-cell>
          <table:table-cell table:style-name="ce2" office:value-type="float" office:value="56068" calcext:value-type="float">
            <text:p>56068</text:p>
          </table:table-cell>
          <table:table-cell/>
          <table:table-cell table:style-name="ce3"/>
          <table:table-cell table:style-name="ce4"/>
          <table:table-cell table:number-columns-repeated="4"/>
        </table:table-row>
        <table:table-row table:style-name="ro1">
          <table:table-cell table:style-name="ce2" office:value-type="float" office:value="2137" calcext:value-type="float">
            <text:p>2137</text:p>
          </table:table-cell>
          <table:table-cell table:style-name="ce2" office:value-type="float" office:value="56068" calcext:value-type="float">
            <text:p>56068</text:p>
          </table:table-cell>
          <table:table-cell/>
          <table:table-cell table:style-name="ce3"/>
          <table:table-cell table:style-name="ce4"/>
          <table:table-cell table:number-columns-repeated="4"/>
        </table:table-row>
        <table:table-row table:style-name="ro1">
          <table:table-cell table:style-name="ce2" office:value-type="float" office:value="2137" calcext:value-type="float">
            <text:p>2137</text:p>
          </table:table-cell>
          <table:table-cell table:style-name="ce2" office:value-type="float" office:value="54782" calcext:value-type="float">
            <text:p>54782</text:p>
          </table:table-cell>
          <table:table-cell/>
          <table:table-cell table:style-name="ce3"/>
          <table:table-cell table:style-name="ce4"/>
          <table:table-cell table:number-columns-repeated="4"/>
        </table:table-row>
        <table:table-row table:style-name="ro1">
          <table:table-cell table:style-name="ce1" office:value-type="float" office:value="2704" calcext:value-type="float">
            <text:p>2704</text:p>
          </table:table-cell>
          <table:table-cell table:style-name="ce1" office:value-type="float" office:value="54782" calcext:value-type="float">
            <text:p>54782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50025" calcext:value-type="float">
            <text:p>50025</text:p>
          </table:table-cell>
          <table:table-cell/>
          <table:table-cell table:formula="of:=(ABS([.D242]-[.A242])+1)*(ABS([.B242]-[.E242])+1)" office:value-type="float" office:value="438530586" calcext:value-type="float">
            <text:p>438530586</text:p>
          </table:table-cell>
          <table:table-cell table:number-columns-repeated="2"/>
        </table:table-row>
        <table:table-row table:style-name="ro1">
          <table:table-cell table:style-name="ce1" office:value-type="float" office:value="2704" calcext:value-type="float">
            <text:p>2704</text:p>
          </table:table-cell>
          <table:table-cell table:style-name="ce1" office:value-type="float" office:value="53581" calcext:value-type="float">
            <text:p>53581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50025" calcext:value-type="float">
            <text:p>50025</text:p>
          </table:table-cell>
          <table:table-cell/>
          <table:table-cell table:formula="of:=(ABS([.D243]-[.A243])+1)*(ABS([.B243]-[.E243])+1)" office:value-type="float" office:value="327838019" calcext:value-type="float">
            <text:p>327838019</text:p>
          </table:table-cell>
          <table:table-cell table:number-columns-repeated="2"/>
        </table:table-row>
        <table:table-row table:style-name="ro1"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53581" calcext:value-type="float">
            <text:p>53581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50025" calcext:value-type="float">
            <text:p>50025</text:p>
          </table:table-cell>
          <table:table-cell/>
          <table:table-cell table:formula="of:=(ABS([.D244]-[.A244])+1)*(ABS([.B244]-[.E244])+1)" office:value-type="float" office:value="328143921" calcext:value-type="float">
            <text:p>328143921</text:p>
          </table:table-cell>
          <table:table-cell table:number-columns-repeated="2"/>
        </table:table-row>
        <table:table-row table:style-name="ro1"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52398" calcext:value-type="float">
            <text:p>52398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50025" calcext:value-type="float">
            <text:p>50025</text:p>
          </table:table-cell>
          <table:table-cell/>
          <table:table-cell table:formula="of:=(ABS([.D245]-[.A245])+1)*(ABS([.B245]-[.E245])+1)" office:value-type="float" office:value="219008622" calcext:value-type="float">
            <text:p>219008622</text:p>
          </table:table-cell>
          <table:table-cell table:number-columns-repeated="2"/>
        </table:table-row>
        <table:table-row table:style-name="ro1">
          <table:table-cell table:style-name="ce2" office:value-type="float" office:value="2158" calcext:value-type="float">
            <text:p>2158</text:p>
          </table:table-cell>
          <table:table-cell table:style-name="ce2" office:value-type="float" office:value="52398" calcext:value-type="float">
            <text:p>52398</text:p>
          </table:table-cell>
          <table:table-cell/>
          <table:table-cell table:style-name="ce3"/>
          <table:table-cell table:style-name="ce4"/>
          <table:table-cell table:number-columns-repeated="4"/>
        </table:table-row>
        <table:table-row table:style-name="ro1">
          <table:table-cell table:style-name="ce2" office:value-type="float" office:value="2158" calcext:value-type="float">
            <text:p>2158</text:p>
          </table:table-cell>
          <table:table-cell table:style-name="ce2" office:value-type="float" office:value="51184" calcext:value-type="float">
            <text:p>51184</text:p>
          </table:table-cell>
          <table:table-cell/>
          <table:table-cell table:style-name="ce3"/>
          <table:table-cell table:style-name="ce4"/>
          <table:table-cell table:number-columns-repeated="4"/>
        </table:table-row>
        <table:table-row table:style-name="ro1">
          <table:table-cell table:style-name="ce1" office:value-type="float" office:value="2171" calcext:value-type="float">
            <text:p>2171</text:p>
          </table:table-cell>
          <table:table-cell table:style-name="ce1" office:value-type="float" office:value="51184" calcext:value-type="float">
            <text:p>51184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50025" calcext:value-type="float">
            <text:p>50025</text:p>
          </table:table-cell>
          <table:table-cell/>
          <table:table-cell table:formula="of:=(ABS([.D248]-[.A248])+1)*(ABS([.B248]-[.E248])+1)" office:value-type="float" office:value="107532000" calcext:value-type="float">
            <text:p>107532000</text:p>
          </table:table-cell>
          <table:table-cell table:number-columns-repeated="2"/>
        </table:table-row>
        <table:table-row table:style-name="ro1">
          <table:table-cell table:style-name="ce2" office:value-type="float" office:value="2171" calcext:value-type="float">
            <text:p>2171</text:p>
          </table:table-cell>
          <table:table-cell table:style-name="ce2" office:value-type="float" office:value="50025" calcext:value-type="float">
            <text:p>50025</text:p>
          </table:table-cell>
          <table:table-cell/>
          <table:table-cell table:style-name="ce3"/>
          <table:table-cell table:style-name="ce4"/>
          <table:table-cell table:number-columns-repeated="4"/>
        </table:table-row>
        <table:table-row table:style-name="ro1">
          <table:table-cell office:value-type="float" office:value="94870" calcext:value-type="float">
            <text:p>94870</text:p>
          </table:table-cell>
          <table:table-cell office:value-type="float" office:value="50025" calcext:value-type="float">
            <text:p>50025</text:p>
          </table:table-cell>
          <table:table-cell table:number-columns-repeated="7"/>
        </table:table-row>
        <table:table-row table:style-name="ro1">
          <table:table-cell office:value-type="float" office:value="94870" calcext:value-type="float">
            <text:p>94870</text:p>
          </table:table-cell>
          <table:table-cell office:value-type="float" office:value="48753" calcext:value-type="float">
            <text:p>48753</text:p>
          </table:table-cell>
          <table:table-cell table:number-columns-repeated="7"/>
        </table:table-row>
        <table:table-row table:style-name="ro1">
          <table:table-cell table:style-name="ce1" office:value-type="float" office:value="1878" calcext:value-type="float">
            <text:p>1878</text:p>
          </table:table-cell>
          <table:table-cell table:style-name="ce1" office:value-type="float" office:value="48753" calcext:value-type="float">
            <text:p>48753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48753" calcext:value-type="float">
            <text:p>48753</text:p>
          </table:table-cell>
          <table:table-cell table:number-columns-repeated="4"/>
        </table:table-row>
        <table:table-row table:style-name="ro1">
          <table:table-cell table:style-name="ce1" office:value-type="float" office:value="1878" calcext:value-type="float">
            <text:p>1878</text:p>
          </table:table-cell>
          <table:table-cell table:style-name="ce1" office:value-type="float" office:value="47556" calcext:value-type="float">
            <text:p>47556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48753" calcext:value-type="float">
            <text:p>48753</text:p>
          </table:table-cell>
          <table:table-cell/>
          <table:table-cell table:formula="of:=(ABS([.D253]-[.A253])+1)*(ABS([.B253]-[.E253])+1)" office:value-type="float" office:value="111405614" calcext:value-type="float">
            <text:p>111405614</text:p>
          </table:table-cell>
          <table:table-cell table:number-columns-repeated="2"/>
        </table:table-row>
        <table:table-row table:style-name="ro1">
          <table:table-cell table:style-name="ce1" office:value-type="float" office:value="2359" calcext:value-type="float">
            <text:p>2359</text:p>
          </table:table-cell>
          <table:table-cell table:style-name="ce1" office:value-type="float" office:value="47556" calcext:value-type="float">
            <text:p>47556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48753" calcext:value-type="float">
            <text:p>48753</text:p>
          </table:table-cell>
          <table:table-cell/>
          <table:table-cell table:formula="of:=(ABS([.D254]-[.A254])+1)*(ABS([.B254]-[.E254])+1)" office:value-type="float" office:value="110829376" calcext:value-type="float">
            <text:p>110829376</text:p>
          </table:table-cell>
          <table:table-cell table:number-columns-repeated="2"/>
        </table:table-row>
        <table:table-row table:style-name="ro1">
          <table:table-cell table:style-name="ce1" office:value-type="float" office:value="2359" calcext:value-type="float">
            <text:p>2359</text:p>
          </table:table-cell>
          <table:table-cell table:style-name="ce1" office:value-type="float" office:value="46326" calcext:value-type="float">
            <text:p>46326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48753" calcext:value-type="float">
            <text:p>48753</text:p>
          </table:table-cell>
          <table:table-cell/>
          <table:table-cell table:formula="of:=(ABS([.D255]-[.A255])+1)*(ABS([.B255]-[.E255])+1)" office:value-type="float" office:value="224619136" calcext:value-type="float">
            <text:p>224619136</text:p>
          </table:table-cell>
          <table:table-cell table:number-columns-repeated="2"/>
        </table:table-row>
        <table:table-row table:style-name="ro1">
          <table:table-cell table:style-name="ce2" office:value-type="float" office:value="2118" calcext:value-type="float">
            <text:p>2118</text:p>
          </table:table-cell>
          <table:table-cell table:style-name="ce2" office:value-type="float" office:value="46326" calcext:value-type="float">
            <text:p>46326</text:p>
          </table:table-cell>
          <table:table-cell/>
          <table:table-cell table:style-name="ce3"/>
          <table:table-cell table:style-name="ce4"/>
          <table:table-cell table:number-columns-repeated="4"/>
        </table:table-row>
        <table:table-row table:style-name="ro1">
          <table:table-cell table:style-name="ce2" office:value-type="float" office:value="2118" calcext:value-type="float">
            <text:p>2118</text:p>
          </table:table-cell>
          <table:table-cell table:style-name="ce2" office:value-type="float" office:value="45124" calcext:value-type="float">
            <text:p>45124</text:p>
          </table:table-cell>
          <table:table-cell/>
          <table:table-cell table:style-name="ce3"/>
          <table:table-cell table:style-name="ce4"/>
          <table:table-cell table:number-columns-repeated="4"/>
        </table:table-row>
        <table:table-row table:style-name="ro1">
          <table:table-cell table:style-name="ce2" office:value-type="float" office:value="2329" calcext:value-type="float">
            <text:p>2329</text:p>
          </table:table-cell>
          <table:table-cell table:style-name="ce2" office:value-type="float" office:value="45124" calcext:value-type="float">
            <text:p>45124</text:p>
          </table:table-cell>
          <table:table-cell/>
          <table:table-cell table:style-name="ce3"/>
          <table:table-cell table:style-name="ce4"/>
          <table:table-cell table:number-columns-repeated="4"/>
        </table:table-row>
        <table:table-row table:style-name="ro1">
          <table:table-cell table:style-name="ce2" office:value-type="float" office:value="2329" calcext:value-type="float">
            <text:p>2329</text:p>
          </table:table-cell>
          <table:table-cell table:style-name="ce2" office:value-type="float" office:value="43949" calcext:value-type="float">
            <text:p>43949</text:p>
          </table:table-cell>
          <table:table-cell/>
          <table:table-cell table:style-name="ce3"/>
          <table:table-cell table:style-name="ce4"/>
          <table:table-cell table:number-columns-repeated="4"/>
        </table:table-row>
        <table:table-row table:style-name="ro1">
          <table:table-cell table:style-name="ce1" office:value-type="float" office:value="2710" calcext:value-type="float">
            <text:p>2710</text:p>
          </table:table-cell>
          <table:table-cell table:style-name="ce1" office:value-type="float" office:value="43949" calcext:value-type="float">
            <text:p>43949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48753" calcext:value-type="float">
            <text:p>48753</text:p>
          </table:table-cell>
          <table:table-cell/>
          <table:table-cell table:formula="of:=(ABS([.D260]-[.A260])+1)*(ABS([.B260]-[.E260])+1)" office:value-type="float" office:value="442833605" calcext:value-type="float">
            <text:p>442833605</text:p>
          </table:table-cell>
          <table:table-cell table:number-columns-repeated="2"/>
        </table:table-row>
        <table:table-row table:style-name="ro1">
          <table:table-cell table:style-name="ce1" office:value-type="float" office:value="2710" calcext:value-type="float">
            <text:p>2710</text:p>
          </table:table-cell>
          <table:table-cell table:style-name="ce1" office:value-type="float" office:value="42653" calcext:value-type="float">
            <text:p>42653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48753" calcext:value-type="float">
            <text:p>48753</text:p>
          </table:table-cell>
          <table:table-cell/>
          <table:table-cell table:formula="of:=(ABS([.D261]-[.A261])+1)*(ABS([.B261]-[.E261])+1)" office:value-type="float" office:value="562274261" calcext:value-type="float">
            <text:p>562274261</text:p>
          </table:table-cell>
          <table:table-cell table:number-columns-repeated="2"/>
        </table:table-row>
        <table:table-row table:style-name="ro1">
          <table:table-cell table:style-name="ce2" office:value-type="float" office:value="2227" calcext:value-type="float">
            <text:p>2227</text:p>
          </table:table-cell>
          <table:table-cell table:style-name="ce2" office:value-type="float" office:value="42653" calcext:value-type="float">
            <text:p>42653</text:p>
          </table:table-cell>
          <table:table-cell/>
          <table:table-cell table:style-name="ce3"/>
          <table:table-cell table:style-name="ce4"/>
          <table:table-cell table:number-columns-repeated="4"/>
        </table:table-row>
        <table:table-row table:style-name="ro1">
          <table:table-cell table:style-name="ce2" office:value-type="float" office:value="2227" calcext:value-type="float">
            <text:p>2227</text:p>
          </table:table-cell>
          <table:table-cell table:style-name="ce2" office:value-type="float" office:value="41467" calcext:value-type="float">
            <text:p>41467</text:p>
          </table:table-cell>
          <table:table-cell/>
          <table:table-cell table:style-name="ce3"/>
          <table:table-cell table:style-name="ce4"/>
          <table:table-cell table:number-columns-repeated="4"/>
        </table:table-row>
        <table:table-row table:style-name="ro1">
          <table:table-cell table:style-name="ce2" office:value-type="float" office:value="2549" calcext:value-type="float">
            <text:p>2549</text:p>
          </table:table-cell>
          <table:table-cell table:style-name="ce2" office:value-type="float" office:value="41467" calcext:value-type="float">
            <text:p>41467</text:p>
          </table:table-cell>
          <table:table-cell/>
          <table:table-cell table:style-name="ce3"/>
          <table:table-cell table:style-name="ce4"/>
          <table:table-cell table:number-columns-repeated="4"/>
        </table:table-row>
        <table:table-row table:style-name="ro1">
          <table:table-cell table:style-name="ce2" office:value-type="float" office:value="2549" calcext:value-type="float">
            <text:p>2549</text:p>
          </table:table-cell>
          <table:table-cell table:style-name="ce2" office:value-type="float" office:value="40246" calcext:value-type="float">
            <text:p>40246</text:p>
          </table:table-cell>
          <table:table-cell/>
          <table:table-cell table:style-name="ce3"/>
          <table:table-cell table:style-name="ce4"/>
          <table:table-cell table:number-columns-repeated="4"/>
        </table:table-row>
        <table:table-row table:style-name="ro1">
          <table:table-cell table:style-name="ce2" office:value-type="float" office:value="2673" calcext:value-type="float">
            <text:p>2673</text:p>
          </table:table-cell>
          <table:table-cell table:style-name="ce2" office:value-type="float" office:value="40246" calcext:value-type="float">
            <text:p>40246</text:p>
          </table:table-cell>
          <table:table-cell/>
          <table:table-cell table:style-name="ce3"/>
          <table:table-cell table:style-name="ce4"/>
          <table:table-cell table:number-columns-repeated="4"/>
        </table:table-row>
        <table:table-row table:style-name="ro1">
          <table:table-cell table:style-name="ce2" office:value-type="float" office:value="2673" calcext:value-type="float">
            <text:p>2673</text:p>
          </table:table-cell>
          <table:table-cell table:style-name="ce2" office:value-type="float" office:value="39173" calcext:value-type="float">
            <text:p>39173</text:p>
          </table:table-cell>
          <table:table-cell/>
          <table:table-cell table:style-name="ce3"/>
          <table:table-cell table:style-name="ce4"/>
          <table:table-cell table:number-columns-repeated="4"/>
        </table:table-row>
        <table:table-row table:style-name="ro1">
          <table:table-cell table:style-name="ce1" office:value-type="float" office:value="3466" calcext:value-type="float">
            <text:p>3466</text:p>
          </table:table-cell>
          <table:table-cell table:style-name="ce1" office:value-type="float" office:value="39173" calcext:value-type="float">
            <text:p>39173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48753" calcext:value-type="float">
            <text:p>48753</text:p>
          </table:table-cell>
          <table:table-cell/>
          <table:table-cell table:formula="of:=(ABS([.D268]-[.A268])+1)*(ABS([.B268]-[.E268])+1)" office:value-type="float" office:value="875751305" calcext:value-type="float">
            <text:p>875751305</text:p>
          </table:table-cell>
          <table:table-cell table:number-columns-repeated="2"/>
        </table:table-row>
        <table:table-row table:style-name="ro1">
          <table:table-cell table:style-name="ce1" office:value-type="float" office:value="3466" calcext:value-type="float">
            <text:p>3466</text:p>
          </table:table-cell>
          <table:table-cell table:style-name="ce1" office:value-type="float" office:value="37914" calcext:value-type="float">
            <text:p>37914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48753" calcext:value-type="float">
            <text:p>48753</text:p>
          </table:table-cell>
          <table:table-cell/>
          <table:table-cell table:formula="of:=(ABS([.D269]-[.A269])+1)*(ABS([.B269]-[.E269])+1)" office:value-type="float" office:value="990830200" calcext:value-type="float">
            <text:p>990830200</text:p>
          </table:table-cell>
          <table:table-cell table:number-columns-repeated="2"/>
        </table:table-row>
        <table:table-row table:style-name="ro1">
          <table:table-cell table:style-name="ce2" office:value-type="float" office:value="3433" calcext:value-type="float">
            <text:p>3433</text:p>
          </table:table-cell>
          <table:table-cell table:style-name="ce2" office:value-type="float" office:value="37914" calcext:value-type="float">
            <text:p>37914</text:p>
          </table:table-cell>
          <table:table-cell/>
          <table:table-cell table:style-name="ce3"/>
          <table:table-cell table:style-name="ce4"/>
          <table:table-cell table:number-columns-repeated="4"/>
        </table:table-row>
        <table:table-row table:style-name="ro1">
          <table:table-cell table:style-name="ce2" office:value-type="float" office:value="3433" calcext:value-type="float">
            <text:p>3433</text:p>
          </table:table-cell>
          <table:table-cell table:style-name="ce2" office:value-type="float" office:value="36758" calcext:value-type="float">
            <text:p>36758</text:p>
          </table:table-cell>
          <table:table-cell/>
          <table:table-cell table:style-name="ce3"/>
          <table:table-cell table:style-name="ce4"/>
          <table:table-cell table:number-columns-repeated="4"/>
        </table:table-row>
        <table:table-row table:style-name="ro1">
          <table:table-cell table:style-name="ce1" office:value-type="float" office:value="3822" calcext:value-type="float">
            <text:p>3822</text:p>
          </table:table-cell>
          <table:table-cell table:style-name="ce1" office:value-type="float" office:value="36758" calcext:value-type="float">
            <text:p>36758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48753" calcext:value-type="float">
            <text:p>48753</text:p>
          </table:table-cell>
          <table:table-cell/>
          <table:table-cell table:formula="of:=(ABS([.D272]-[.A272])+1)*(ABS([.B272]-[.E272])+1)" office:value-type="float" office:value="1092223804" calcext:value-type="float">
            <text:p>1092223804</text:p>
          </table:table-cell>
          <table:table-cell table:number-columns-repeated="2"/>
        </table:table-row>
        <table:table-row table:style-name="ro1">
          <table:table-cell table:style-name="ce1" office:value-type="float" office:value="3822" calcext:value-type="float">
            <text:p>3822</text:p>
          </table:table-cell>
          <table:table-cell table:style-name="ce1" office:value-type="float" office:value="35682" calcext:value-type="float">
            <text:p>35682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48753" calcext:value-type="float">
            <text:p>48753</text:p>
          </table:table-cell>
          <table:table-cell/>
          <table:table-cell table:formula="of:=(ABS([.D273]-[.A273])+1)*(ABS([.B273]-[.E273])+1)" office:value-type="float" office:value="1190192528" calcext:value-type="float">
            <text:p>1190192528</text:p>
          </table:table-cell>
          <table:table-cell table:number-columns-repeated="2"/>
        </table:table-row>
        <table:table-row table:style-name="ro1">
          <table:table-cell table:style-name="ce1" office:value-type="float" office:value="4457" calcext:value-type="float">
            <text:p>4457</text:p>
          </table:table-cell>
          <table:table-cell table:style-name="ce1" office:value-type="float" office:value="35682" calcext:value-type="float">
            <text:p>35682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48753" calcext:value-type="float">
            <text:p>48753</text:p>
          </table:table-cell>
          <table:table-cell/>
          <table:table-cell table:formula="of:=(ABS([.D274]-[.A274])+1)*(ABS([.B274]-[.E274])+1)" office:value-type="float" office:value="1181891808" calcext:value-type="float">
            <text:p>1181891808</text:p>
          </table:table-cell>
          <table:table-cell table:number-columns-repeated="2"/>
        </table:table-row>
        <table:table-row table:style-name="ro1">
          <table:table-cell table:style-name="ce1" office:value-type="float" office:value="4457" calcext:value-type="float">
            <text:p>4457</text:p>
          </table:table-cell>
          <table:table-cell table:style-name="ce1" office:value-type="float" office:value="34395" calcext:value-type="float">
            <text:p>34395</text:p>
          </table:table-cell>
          <table:table-cell/>
          <table:table-cell table:style-name="ce3" office:value-type="float" office:value="94870" calcext:value-type="float">
            <text:p>94870</text:p>
          </table:table-cell>
          <table:table-cell table:style-name="ce4" office:value-type="float" office:value="48753" calcext:value-type="float">
            <text:p>48753</text:p>
          </table:table-cell>
          <table:table-cell/>
          <table:table-cell table:formula="of:=(ABS([.D275]-[.A275])+1)*(ABS([.B275]-[.E275])+1)" office:value-type="float" office:value="1298254626" calcext:value-type="float">
            <text:p>1298254626</text:p>
          </table:table-cell>
          <table:table-cell table:number-columns-repeated="2"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float" office:value="34395" calcext:value-type="float">
            <text:p>34395</text:p>
          </table:table-cell>
          <table:table-cell table:number-columns-repeated="7"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float" office:value="33260" calcext:value-type="float">
            <text:p>33260</text:p>
          </table:table-cell>
          <table:table-cell table:number-columns-repeated="7"/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33260" calcext:value-type="float">
            <text:p>33260</text:p>
          </table:table-cell>
          <table:table-cell table:number-columns-repeated="7"/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32348" calcext:value-type="float">
            <text:p>32348</text:p>
          </table:table-cell>
          <table:table-cell table:number-columns-repeated="7"/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float" office:value="32348" calcext:value-type="float">
            <text:p>32348</text:p>
          </table:table-cell>
          <table:table-cell table:number-columns-repeated="7"/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float" office:value="31225" calcext:value-type="float">
            <text:p>31225</text:p>
          </table:table-cell>
          <table:table-cell table:number-columns-repeated="7"/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float" office:value="31225" calcext:value-type="float">
            <text:p>31225</text:p>
          </table:table-cell>
          <table:table-cell table:number-columns-repeated="7"/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float" office:value="30039" calcext:value-type="float">
            <text:p>30039</text:p>
          </table:table-cell>
          <table:table-cell table:number-columns-repeated="7"/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float" office:value="30039" calcext:value-type="float">
            <text:p>30039</text:p>
          </table:table-cell>
          <table:table-cell table:number-columns-repeated="7"/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float" office:value="28616" calcext:value-type="float">
            <text:p>28616</text:p>
          </table:table-cell>
          <table:table-cell table:number-columns-repeated="7"/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float" office:value="28616" calcext:value-type="float">
            <text:p>28616</text:p>
          </table:table-cell>
          <table:table-cell table:number-columns-repeated="7"/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float" office:value="27616" calcext:value-type="float">
            <text:p>27616</text:p>
          </table:table-cell>
          <table:table-cell table:number-columns-repeated="7"/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float" office:value="27616" calcext:value-type="float">
            <text:p>27616</text:p>
          </table:table-cell>
          <table:table-cell table:number-columns-repeated="7"/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float" office:value="26739" calcext:value-type="float">
            <text:p>26739</text:p>
          </table:table-cell>
          <table:table-cell table:number-columns-repeated="7"/>
        </table:table-row>
        <table:table-row table:style-name="ro1">
          <table:table-cell office:value-type="float" office:value="8148" calcext:value-type="float">
            <text:p>8148</text:p>
          </table:table-cell>
          <table:table-cell office:value-type="float" office:value="26739" calcext:value-type="float">
            <text:p>26739</text:p>
          </table:table-cell>
          <table:table-cell table:number-columns-repeated="7"/>
        </table:table-row>
        <table:table-row table:style-name="ro1">
          <table:table-cell office:value-type="float" office:value="8148" calcext:value-type="float">
            <text:p>8148</text:p>
          </table:table-cell>
          <table:table-cell office:value-type="float" office:value="25861" calcext:value-type="float">
            <text:p>25861</text:p>
          </table:table-cell>
          <table:table-cell table:number-columns-repeated="7"/>
        </table:table-row>
        <table:table-row table:style-name="ro1">
          <table:table-cell office:value-type="float" office:value="9047" calcext:value-type="float">
            <text:p>9047</text:p>
          </table:table-cell>
          <table:table-cell office:value-type="float" office:value="25861" calcext:value-type="float">
            <text:p>25861</text:p>
          </table:table-cell>
          <table:table-cell table:number-columns-repeated="7"/>
        </table:table-row>
        <table:table-row table:style-name="ro1">
          <table:table-cell office:value-type="float" office:value="9047" calcext:value-type="float">
            <text:p>9047</text:p>
          </table:table-cell>
          <table:table-cell office:value-type="float" office:value="24603" calcext:value-type="float">
            <text:p>24603</text:p>
          </table:table-cell>
          <table:table-cell table:number-columns-repeated="7"/>
        </table:table-row>
        <table:table-row table:style-name="ro1">
          <table:table-cell office:value-type="float" office:value="9307" calcext:value-type="float">
            <text:p>9307</text:p>
          </table:table-cell>
          <table:table-cell office:value-type="float" office:value="24603" calcext:value-type="float">
            <text:p>24603</text:p>
          </table:table-cell>
          <table:table-cell table:number-columns-repeated="7"/>
        </table:table-row>
        <table:table-row table:style-name="ro1">
          <table:table-cell office:value-type="float" office:value="9307" calcext:value-type="float">
            <text:p>9307</text:p>
          </table:table-cell>
          <table:table-cell office:value-type="float" office:value="23624" calcext:value-type="float">
            <text:p>23624</text:p>
          </table:table-cell>
          <table:table-cell table:number-columns-repeated="7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float" office:value="23624" calcext:value-type="float">
            <text:p>23624</text:p>
          </table:table-cell>
          <table:table-cell table:number-columns-repeated="7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float" office:value="22581" calcext:value-type="float">
            <text:p>22581</text:p>
          </table:table-cell>
          <table:table-cell table:number-columns-repeated="7"/>
        </table:table-row>
        <table:table-row table:style-name="ro1">
          <table:table-cell office:value-type="float" office:value="10654" calcext:value-type="float">
            <text:p>10654</text:p>
          </table:table-cell>
          <table:table-cell office:value-type="float" office:value="22581" calcext:value-type="float">
            <text:p>22581</text:p>
          </table:table-cell>
          <table:table-cell table:number-columns-repeated="7"/>
        </table:table-row>
        <table:table-row table:style-name="ro1">
          <table:table-cell office:value-type="float" office:value="10654" calcext:value-type="float">
            <text:p>10654</text:p>
          </table:table-cell>
          <table:table-cell office:value-type="float" office:value="21826" calcext:value-type="float">
            <text:p>21826</text:p>
          </table:table-cell>
          <table:table-cell table:number-columns-repeated="7"/>
        </table:table-row>
        <table:table-row table:style-name="ro1">
          <table:table-cell office:value-type="float" office:value="11678" calcext:value-type="float">
            <text:p>11678</text:p>
          </table:table-cell>
          <table:table-cell office:value-type="float" office:value="21826" calcext:value-type="float">
            <text:p>21826</text:p>
          </table:table-cell>
          <table:table-cell table:number-columns-repeated="7"/>
        </table:table-row>
        <table:table-row table:style-name="ro1">
          <table:table-cell office:value-type="float" office:value="11678" calcext:value-type="float">
            <text:p>11678</text:p>
          </table:table-cell>
          <table:table-cell office:value-type="float" office:value="20461" calcext:value-type="float">
            <text:p>20461</text:p>
          </table:table-cell>
          <table:table-cell table:number-columns-repeated="7"/>
        </table:table-row>
        <table:table-row table:style-name="ro1">
          <table:table-cell office:value-type="float" office:value="11883" calcext:value-type="float">
            <text:p>11883</text:p>
          </table:table-cell>
          <table:table-cell office:value-type="float" office:value="20461" calcext:value-type="float">
            <text:p>20461</text:p>
          </table:table-cell>
          <table:table-cell table:number-columns-repeated="7"/>
        </table:table-row>
        <table:table-row table:style-name="ro1">
          <table:table-cell office:value-type="float" office:value="11883" calcext:value-type="float">
            <text:p>11883</text:p>
          </table:table-cell>
          <table:table-cell office:value-type="float" office:value="19550" calcext:value-type="float">
            <text:p>19550</text:p>
          </table:table-cell>
          <table:table-cell table:number-columns-repeated="7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19550" calcext:value-type="float">
            <text:p>19550</text:p>
          </table:table-cell>
          <table:table-cell table:number-columns-repeated="7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18903" calcext:value-type="float">
            <text:p>18903</text:p>
          </table:table-cell>
          <table:table-cell table:number-columns-repeated="7"/>
        </table:table-row>
        <table:table-row table:style-name="ro1">
          <table:table-cell office:value-type="float" office:value="13819" calcext:value-type="float">
            <text:p>13819</text:p>
          </table:table-cell>
          <table:table-cell office:value-type="float" office:value="18903" calcext:value-type="float">
            <text:p>18903</text:p>
          </table:table-cell>
          <table:table-cell table:number-columns-repeated="7"/>
        </table:table-row>
        <table:table-row table:style-name="ro1">
          <table:table-cell office:value-type="float" office:value="13819" calcext:value-type="float">
            <text:p>13819</text:p>
          </table:table-cell>
          <table:table-cell office:value-type="float" office:value="17793" calcext:value-type="float">
            <text:p>17793</text:p>
          </table:table-cell>
          <table:table-cell table:number-columns-repeated="7"/>
        </table:table-row>
        <table:table-row table:style-name="ro1">
          <table:table-cell office:value-type="float" office:value="14393" calcext:value-type="float">
            <text:p>14393</text:p>
          </table:table-cell>
          <table:table-cell office:value-type="float" office:value="17793" calcext:value-type="float">
            <text:p>17793</text:p>
          </table:table-cell>
          <table:table-cell table:number-columns-repeated="7"/>
        </table:table-row>
        <table:table-row table:style-name="ro1">
          <table:table-cell office:value-type="float" office:value="14393" calcext:value-type="float">
            <text:p>14393</text:p>
          </table:table-cell>
          <table:table-cell office:value-type="float" office:value="16787" calcext:value-type="float">
            <text:p>16787</text:p>
          </table:table-cell>
          <table:table-cell table:number-columns-repeated="7"/>
        </table:table-row>
        <table:table-row table:style-name="ro1">
          <table:table-cell office:value-type="float" office:value="15099" calcext:value-type="float">
            <text:p>15099</text:p>
          </table:table-cell>
          <table:table-cell office:value-type="float" office:value="16787" calcext:value-type="float">
            <text:p>16787</text:p>
          </table:table-cell>
          <table:table-cell table:number-columns-repeated="7"/>
        </table:table-row>
        <table:table-row table:style-name="ro1">
          <table:table-cell office:value-type="float" office:value="15099" calcext:value-type="float">
            <text:p>15099</text:p>
          </table:table-cell>
          <table:table-cell office:value-type="float" office:value="16084" calcext:value-type="float">
            <text:p>16084</text:p>
          </table:table-cell>
          <table:table-cell table:number-columns-repeated="7"/>
        </table:table-row>
        <table:table-row table:style-name="ro1">
          <table:table-cell office:value-type="float" office:value="16123" calcext:value-type="float">
            <text:p>16123</text:p>
          </table:table-cell>
          <table:table-cell office:value-type="float" office:value="16084" calcext:value-type="float">
            <text:p>16084</text:p>
          </table:table-cell>
          <table:table-cell table:number-columns-repeated="7"/>
        </table:table-row>
        <table:table-row table:style-name="ro1">
          <table:table-cell office:value-type="float" office:value="16123" calcext:value-type="float">
            <text:p>16123</text:p>
          </table:table-cell>
          <table:table-cell office:value-type="float" office:value="15160" calcext:value-type="float">
            <text:p>15160</text:p>
          </table:table-cell>
          <table:table-cell table:number-columns-repeated="7"/>
        </table:table-row>
        <table:table-row table:style-name="ro1">
          <table:table-cell office:value-type="float" office:value="16920" calcext:value-type="float">
            <text:p>16920</text:p>
          </table:table-cell>
          <table:table-cell office:value-type="float" office:value="15160" calcext:value-type="float">
            <text:p>15160</text:p>
          </table:table-cell>
          <table:table-cell table:number-columns-repeated="7"/>
        </table:table-row>
        <table:table-row table:style-name="ro1">
          <table:table-cell office:value-type="float" office:value="16920" calcext:value-type="float">
            <text:p>16920</text:p>
          </table:table-cell>
          <table:table-cell office:value-type="float" office:value="14282" calcext:value-type="float">
            <text:p>14282</text:p>
          </table:table-cell>
          <table:table-cell table:number-columns-repeated="7"/>
        </table:table-row>
        <table:table-row table:style-name="ro1">
          <table:table-cell office:value-type="float" office:value="17767" calcext:value-type="float">
            <text:p>17767</text:p>
          </table:table-cell>
          <table:table-cell office:value-type="float" office:value="14282" calcext:value-type="float">
            <text:p>14282</text:p>
          </table:table-cell>
          <table:table-cell table:number-columns-repeated="7"/>
        </table:table-row>
        <table:table-row table:style-name="ro1">
          <table:table-cell office:value-type="float" office:value="17767" calcext:value-type="float">
            <text:p>17767</text:p>
          </table:table-cell>
          <table:table-cell office:value-type="float" office:value="13625" calcext:value-type="float">
            <text:p>13625</text:p>
          </table:table-cell>
          <table:table-cell table:number-columns-repeated="7"/>
        </table:table-row>
        <table:table-row table:style-name="ro1">
          <table:table-cell office:value-type="float" office:value="18809" calcext:value-type="float">
            <text:p>18809</text:p>
          </table:table-cell>
          <table:table-cell office:value-type="float" office:value="13625" calcext:value-type="float">
            <text:p>13625</text:p>
          </table:table-cell>
          <table:table-cell table:number-columns-repeated="7"/>
        </table:table-row>
        <table:table-row table:style-name="ro1">
          <table:table-cell office:value-type="float" office:value="18809" calcext:value-type="float">
            <text:p>18809</text:p>
          </table:table-cell>
          <table:table-cell office:value-type="float" office:value="12884" calcext:value-type="float">
            <text:p>12884</text:p>
          </table:table-cell>
          <table:table-cell table:number-columns-repeated="7"/>
        </table:table-row>
        <table:table-row table:style-name="ro1">
          <table:table-cell office:value-type="float" office:value="19771" calcext:value-type="float">
            <text:p>19771</text:p>
          </table:table-cell>
          <table:table-cell office:value-type="float" office:value="12884" calcext:value-type="float">
            <text:p>12884</text:p>
          </table:table-cell>
          <table:table-cell table:number-columns-repeated="7"/>
        </table:table-row>
        <table:table-row table:style-name="ro1">
          <table:table-cell office:value-type="float" office:value="19771" calcext:value-type="float">
            <text:p>19771</text:p>
          </table:table-cell>
          <table:table-cell office:value-type="float" office:value="12282" calcext:value-type="float">
            <text:p>12282</text:p>
          </table:table-cell>
          <table:table-cell table:number-columns-repeated="7"/>
        </table:table-row>
        <table:table-row table:style-name="ro1">
          <table:table-cell office:value-type="float" office:value="20839" calcext:value-type="float">
            <text:p>20839</text:p>
          </table:table-cell>
          <table:table-cell office:value-type="float" office:value="12282" calcext:value-type="float">
            <text:p>12282</text:p>
          </table:table-cell>
          <table:table-cell table:number-columns-repeated="7"/>
        </table:table-row>
        <table:table-row table:style-name="ro1">
          <table:table-cell office:value-type="float" office:value="20839" calcext:value-type="float">
            <text:p>20839</text:p>
          </table:table-cell>
          <table:table-cell office:value-type="float" office:value="11419" calcext:value-type="float">
            <text:p>11419</text:p>
          </table:table-cell>
          <table:table-cell table:number-columns-repeated="7"/>
        </table:table-row>
        <table:table-row table:style-name="ro1">
          <table:table-cell office:value-type="float" office:value="21703" calcext:value-type="float">
            <text:p>21703</text:p>
          </table:table-cell>
          <table:table-cell office:value-type="float" office:value="11419" calcext:value-type="float">
            <text:p>11419</text:p>
          </table:table-cell>
          <table:table-cell table:number-columns-repeated="7"/>
        </table:table-row>
        <table:table-row table:style-name="ro1">
          <table:table-cell office:value-type="float" office:value="21703" calcext:value-type="float">
            <text:p>21703</text:p>
          </table:table-cell>
          <table:table-cell office:value-type="float" office:value="10452" calcext:value-type="float">
            <text:p>10452</text:p>
          </table:table-cell>
          <table:table-cell table:number-columns-repeated="7"/>
        </table:table-row>
        <table:table-row table:style-name="ro1">
          <table:table-cell office:value-type="float" office:value="22507" calcext:value-type="float">
            <text:p>22507</text:p>
          </table:table-cell>
          <table:table-cell office:value-type="float" office:value="10452" calcext:value-type="float">
            <text:p>10452</text:p>
          </table:table-cell>
          <table:table-cell table:number-columns-repeated="7"/>
        </table:table-row>
        <table:table-row table:style-name="ro1">
          <table:table-cell office:value-type="float" office:value="22507" calcext:value-type="float">
            <text:p>22507</text:p>
          </table:table-cell>
          <table:table-cell office:value-type="float" office:value="10235" calcext:value-type="float">
            <text:p>10235</text:p>
          </table:table-cell>
          <table:table-cell table:number-columns-repeated="7"/>
        </table:table-row>
        <table:table-row table:style-name="ro1">
          <table:table-cell office:value-type="float" office:value="23825" calcext:value-type="float">
            <text:p>23825</text:p>
          </table:table-cell>
          <table:table-cell office:value-type="float" office:value="10235" calcext:value-type="float">
            <text:p>10235</text:p>
          </table:table-cell>
          <table:table-cell table:number-columns-repeated="7"/>
        </table:table-row>
        <table:table-row table:style-name="ro1">
          <table:table-cell office:value-type="float" office:value="23825" calcext:value-type="float">
            <text:p>23825</text:p>
          </table:table-cell>
          <table:table-cell office:value-type="float" office:value="9407" calcext:value-type="float">
            <text:p>9407</text:p>
          </table:table-cell>
          <table:table-cell table:number-columns-repeated="7"/>
        </table:table-row>
        <table:table-row table:style-name="ro1">
          <table:table-cell office:value-type="float" office:value="24730" calcext:value-type="float">
            <text:p>24730</text:p>
          </table:table-cell>
          <table:table-cell office:value-type="float" office:value="9407" calcext:value-type="float">
            <text:p>9407</text:p>
          </table:table-cell>
          <table:table-cell table:number-columns-repeated="7"/>
        </table:table-row>
        <table:table-row table:style-name="ro1">
          <table:table-cell office:value-type="float" office:value="24730" calcext:value-type="float">
            <text:p>24730</text:p>
          </table:table-cell>
          <table:table-cell office:value-type="float" office:value="8800" calcext:value-type="float">
            <text:p>8800</text:p>
          </table:table-cell>
          <table:table-cell table:number-columns-repeated="7"/>
        </table:table-row>
        <table:table-row table:style-name="ro1">
          <table:table-cell office:value-type="float" office:value="25778" calcext:value-type="float">
            <text:p>25778</text:p>
          </table:table-cell>
          <table:table-cell office:value-type="float" office:value="8800" calcext:value-type="float">
            <text:p>8800</text:p>
          </table:table-cell>
          <table:table-cell table:number-columns-repeated="7"/>
        </table:table-row>
        <table:table-row table:style-name="ro1">
          <table:table-cell office:value-type="float" office:value="25778" calcext:value-type="float">
            <text:p>25778</text:p>
          </table:table-cell>
          <table:table-cell office:value-type="float" office:value="8133" calcext:value-type="float">
            <text:p>8133</text:p>
          </table:table-cell>
          <table:table-cell table:number-columns-repeated="7"/>
        </table:table-row>
        <table:table-row table:style-name="ro1">
          <table:table-cell office:value-type="float" office:value="26793" calcext:value-type="float">
            <text:p>26793</text:p>
          </table:table-cell>
          <table:table-cell office:value-type="float" office:value="8133" calcext:value-type="float">
            <text:p>8133</text:p>
          </table:table-cell>
          <table:table-cell table:number-columns-repeated="7"/>
        </table:table-row>
        <table:table-row table:style-name="ro1">
          <table:table-cell office:value-type="float" office:value="26793" calcext:value-type="float">
            <text:p>26793</text:p>
          </table:table-cell>
          <table:table-cell office:value-type="float" office:value="7776" calcext:value-type="float">
            <text:p>7776</text:p>
          </table:table-cell>
          <table:table-cell table:number-columns-repeated="7"/>
        </table:table-row>
        <table:table-row table:style-name="ro1">
          <table:table-cell office:value-type="float" office:value="27974" calcext:value-type="float">
            <text:p>27974</text:p>
          </table:table-cell>
          <table:table-cell office:value-type="float" office:value="7776" calcext:value-type="float">
            <text:p>7776</text:p>
          </table:table-cell>
          <table:table-cell table:number-columns-repeated="7"/>
        </table:table-row>
        <table:table-row table:style-name="ro1">
          <table:table-cell office:value-type="float" office:value="27974" calcext:value-type="float">
            <text:p>27974</text:p>
          </table:table-cell>
          <table:table-cell office:value-type="float" office:value="7287" calcext:value-type="float">
            <text:p>7287</text:p>
          </table:table-cell>
          <table:table-cell table:number-columns-repeated="7"/>
        </table:table-row>
        <table:table-row table:style-name="ro1">
          <table:table-cell office:value-type="float" office:value="29078" calcext:value-type="float">
            <text:p>29078</text:p>
          </table:table-cell>
          <table:table-cell office:value-type="float" office:value="7287" calcext:value-type="float">
            <text:p>7287</text:p>
          </table:table-cell>
          <table:table-cell table:number-columns-repeated="7"/>
        </table:table-row>
        <table:table-row table:style-name="ro1">
          <table:table-cell office:value-type="float" office:value="29078" calcext:value-type="float">
            <text:p>29078</text:p>
          </table:table-cell>
          <table:table-cell office:value-type="float" office:value="6249" calcext:value-type="float">
            <text:p>6249</text:p>
          </table:table-cell>
          <table:table-cell table:number-columns-repeated="7"/>
        </table:table-row>
        <table:table-row table:style-name="ro1">
          <table:table-cell office:value-type="float" office:value="29928" calcext:value-type="float">
            <text:p>29928</text:p>
          </table:table-cell>
          <table:table-cell office:value-type="float" office:value="6249" calcext:value-type="float">
            <text:p>6249</text:p>
          </table:table-cell>
          <table:table-cell table:number-columns-repeated="7"/>
        </table:table-row>
        <table:table-row table:style-name="ro1">
          <table:table-cell office:value-type="float" office:value="29928" calcext:value-type="float">
            <text:p>29928</text:p>
          </table:table-cell>
          <table:table-cell office:value-type="float" office:value="5600" calcext:value-type="float">
            <text:p>5600</text:p>
          </table:table-cell>
          <table:table-cell table:number-columns-repeated="7"/>
        </table:table-row>
        <table:table-row table:style-name="ro1">
          <table:table-cell office:value-type="float" office:value="30976" calcext:value-type="float">
            <text:p>30976</text:p>
          </table:table-cell>
          <table:table-cell office:value-type="float" office:value="5600" calcext:value-type="float">
            <text:p>5600</text:p>
          </table:table-cell>
          <table:table-cell table:number-columns-repeated="7"/>
        </table:table-row>
        <table:table-row table:style-name="ro1">
          <table:table-cell office:value-type="float" office:value="30976" calcext:value-type="float">
            <text:p>30976</text:p>
          </table:table-cell>
          <table:table-cell office:value-type="float" office:value="5413" calcext:value-type="float">
            <text:p>5413</text:p>
          </table:table-cell>
          <table:table-cell table:number-columns-repeated="7"/>
        </table:table-row>
        <table:table-row table:style-name="ro1">
          <table:table-cell office:value-type="float" office:value="32219" calcext:value-type="float">
            <text:p>32219</text:p>
          </table:table-cell>
          <table:table-cell office:value-type="float" office:value="5413" calcext:value-type="float">
            <text:p>5413</text:p>
          </table:table-cell>
          <table:table-cell table:number-columns-repeated="7"/>
        </table:table-row>
        <table:table-row table:style-name="ro1">
          <table:table-cell office:value-type="float" office:value="32219" calcext:value-type="float">
            <text:p>32219</text:p>
          </table:table-cell>
          <table:table-cell office:value-type="float" office:value="4555" calcext:value-type="float">
            <text:p>4555</text:p>
          </table:table-cell>
          <table:table-cell table:number-columns-repeated="7"/>
        </table:table-row>
        <table:table-row table:style-name="ro1">
          <table:table-cell office:value-type="float" office:value="33198" calcext:value-type="float">
            <text:p>33198</text:p>
          </table:table-cell>
          <table:table-cell office:value-type="float" office:value="4555" calcext:value-type="float">
            <text:p>4555</text:p>
          </table:table-cell>
          <table:table-cell table:number-columns-repeated="7"/>
        </table:table-row>
        <table:table-row table:style-name="ro1">
          <table:table-cell office:value-type="float" office:value="33198" calcext:value-type="float">
            <text:p>33198</text:p>
          </table:table-cell>
          <table:table-cell office:value-type="float" office:value="4770" calcext:value-type="float">
            <text:p>4770</text:p>
          </table:table-cell>
          <table:table-cell table:number-columns-repeated="7"/>
        </table:table-row>
        <table:table-row table:style-name="ro1">
          <table:table-cell office:value-type="float" office:value="34568" calcext:value-type="float">
            <text:p>34568</text:p>
          </table:table-cell>
          <table:table-cell office:value-type="float" office:value="4770" calcext:value-type="float">
            <text:p>4770</text:p>
          </table:table-cell>
          <table:table-cell table:number-columns-repeated="7"/>
        </table:table-row>
        <table:table-row table:style-name="ro1">
          <table:table-cell office:value-type="float" office:value="34568" calcext:value-type="float">
            <text:p>34568</text:p>
          </table:table-cell>
          <table:table-cell office:value-type="float" office:value="4369" calcext:value-type="float">
            <text:p>4369</text:p>
          </table:table-cell>
          <table:table-cell table:number-columns-repeated="7"/>
        </table:table-row>
        <table:table-row table:style-name="ro1">
          <table:table-cell office:value-type="float" office:value="35711" calcext:value-type="float">
            <text:p>35711</text:p>
          </table:table-cell>
          <table:table-cell office:value-type="float" office:value="4369" calcext:value-type="float">
            <text:p>4369</text:p>
          </table:table-cell>
          <table:table-cell table:number-columns-repeated="7"/>
        </table:table-row>
        <table:table-row table:style-name="ro1">
          <table:table-cell office:value-type="float" office:value="35711" calcext:value-type="float">
            <text:p>35711</text:p>
          </table:table-cell>
          <table:table-cell office:value-type="float" office:value="3989" calcext:value-type="float">
            <text:p>3989</text:p>
          </table:table-cell>
          <table:table-cell table:number-columns-repeated="7"/>
        </table:table-row>
        <table:table-row table:style-name="ro1">
          <table:table-cell office:value-type="float" office:value="36863" calcext:value-type="float">
            <text:p>36863</text:p>
          </table:table-cell>
          <table:table-cell office:value-type="float" office:value="3989" calcext:value-type="float">
            <text:p>3989</text:p>
          </table:table-cell>
          <table:table-cell table:number-columns-repeated="7"/>
        </table:table-row>
        <table:table-row table:style-name="ro1">
          <table:table-cell office:value-type="float" office:value="36863" calcext:value-type="float">
            <text:p>36863</text:p>
          </table:table-cell>
          <table:table-cell office:value-type="float" office:value="3755" calcext:value-type="float">
            <text:p>3755</text:p>
          </table:table-cell>
          <table:table-cell table:number-columns-repeated="7"/>
        </table:table-row>
        <table:table-row table:style-name="ro1">
          <table:table-cell office:value-type="float" office:value="38054" calcext:value-type="float">
            <text:p>38054</text:p>
          </table:table-cell>
          <table:table-cell office:value-type="float" office:value="3755" calcext:value-type="float">
            <text:p>3755</text:p>
          </table:table-cell>
          <table:table-cell table:number-columns-repeated="7"/>
        </table:table-row>
        <table:table-row table:style-name="ro1">
          <table:table-cell office:value-type="float" office:value="38054" calcext:value-type="float">
            <text:p>38054</text:p>
          </table:table-cell>
          <table:table-cell office:value-type="float" office:value="3424" calcext:value-type="float">
            <text:p>3424</text:p>
          </table:table-cell>
          <table:table-cell table:number-columns-repeated="7"/>
        </table:table-row>
        <table:table-row table:style-name="ro1">
          <table:table-cell office:value-type="float" office:value="39219" calcext:value-type="float">
            <text:p>39219</text:p>
          </table:table-cell>
          <table:table-cell office:value-type="float" office:value="3424" calcext:value-type="float">
            <text:p>3424</text:p>
          </table:table-cell>
          <table:table-cell table:number-columns-repeated="7"/>
        </table:table-row>
        <table:table-row table:style-name="ro1">
          <table:table-cell office:value-type="float" office:value="39219" calcext:value-type="float">
            <text:p>39219</text:p>
          </table:table-cell>
          <table:table-cell office:value-type="float" office:value="2942" calcext:value-type="float">
            <text:p>2942</text:p>
          </table:table-cell>
          <table:table-cell table:number-columns-repeated="7"/>
        </table:table-row>
        <table:table-row table:style-name="ro1">
          <table:table-cell office:value-type="float" office:value="40357" calcext:value-type="float">
            <text:p>40357</text:p>
          </table:table-cell>
          <table:table-cell office:value-type="float" office:value="2942" calcext:value-type="float">
            <text:p>2942</text:p>
          </table:table-cell>
          <table:table-cell table:number-columns-repeated="7"/>
        </table:table-row>
        <table:table-row table:style-name="ro1">
          <table:table-cell office:value-type="float" office:value="40357" calcext:value-type="float">
            <text:p>40357</text:p>
          </table:table-cell>
          <table:table-cell office:value-type="float" office:value="2365" calcext:value-type="float">
            <text:p>2365</text:p>
          </table:table-cell>
          <table:table-cell table:number-columns-repeated="7"/>
        </table:table-row>
        <table:table-row table:style-name="ro1">
          <table:table-cell office:value-type="float" office:value="41490" calcext:value-type="float">
            <text:p>41490</text:p>
          </table:table-cell>
          <table:table-cell office:value-type="float" office:value="2365" calcext:value-type="float">
            <text:p>2365</text:p>
          </table:table-cell>
          <table:table-cell table:number-columns-repeated="7"/>
        </table:table-row>
        <table:table-row table:style-name="ro1">
          <table:table-cell office:value-type="float" office:value="41490" calcext:value-type="float">
            <text:p>41490</text:p>
          </table:table-cell>
          <table:table-cell office:value-type="float" office:value="2857" calcext:value-type="float">
            <text:p>2857</text:p>
          </table:table-cell>
          <table:table-cell table:number-columns-repeated="7"/>
        </table:table-row>
        <table:table-row table:style-name="ro1">
          <table:table-cell office:value-type="float" office:value="42805" calcext:value-type="float">
            <text:p>42805</text:p>
          </table:table-cell>
          <table:table-cell office:value-type="float" office:value="2857" calcext:value-type="float">
            <text:p>2857</text:p>
          </table:table-cell>
          <table:table-cell table:number-columns-repeated="7"/>
        </table:table-row>
        <table:table-row table:style-name="ro1">
          <table:table-cell office:value-type="float" office:value="42805" calcext:value-type="float">
            <text:p>42805</text:p>
          </table:table-cell>
          <table:table-cell office:value-type="float" office:value="2747" calcext:value-type="float">
            <text:p>2747</text:p>
          </table:table-cell>
          <table:table-cell table:number-columns-repeated="7"/>
        </table:table-row>
        <table:table-row table:style-name="ro1">
          <table:table-cell office:value-type="float" office:value="44009" calcext:value-type="float">
            <text:p>44009</text:p>
          </table:table-cell>
          <table:table-cell office:value-type="float" office:value="2747" calcext:value-type="float">
            <text:p>2747</text:p>
          </table:table-cell>
          <table:table-cell table:number-columns-repeated="7"/>
        </table:table-row>
        <table:table-row table:style-name="ro1">
          <table:table-cell office:value-type="float" office:value="44009" calcext:value-type="float">
            <text:p>44009</text:p>
          </table:table-cell>
          <table:table-cell office:value-type="float" office:value="1903" calcext:value-type="float">
            <text:p>1903</text:p>
          </table:table-cell>
          <table:table-cell table:number-columns-repeated="7"/>
        </table:table-row>
        <table:table-row table:style-name="ro1">
          <table:table-cell office:value-type="float" office:value="45136" calcext:value-type="float">
            <text:p>45136</text:p>
          </table:table-cell>
          <table:table-cell office:value-type="float" office:value="1903" calcext:value-type="float">
            <text:p>1903</text:p>
          </table:table-cell>
          <table:table-cell table:number-columns-repeated="7"/>
        </table:table-row>
        <table:table-row table:style-name="ro1">
          <table:table-cell office:value-type="float" office:value="45136" calcext:value-type="float">
            <text:p>45136</text:p>
          </table:table-cell>
          <table:table-cell office:value-type="float" office:value="1765" calcext:value-type="float">
            <text:p>1765</text:p>
          </table:table-cell>
          <table:table-cell table:number-columns-repeated="7"/>
        </table:table-row>
        <table:table-row table:style-name="ro1">
          <table:table-cell office:value-type="float" office:value="46354" calcext:value-type="float">
            <text:p>46354</text:p>
          </table:table-cell>
          <table:table-cell office:value-type="float" office:value="1765" calcext:value-type="float">
            <text:p>1765</text:p>
          </table:table-cell>
          <table:table-cell table:number-columns-repeated="7"/>
        </table:table-row>
        <table:table-row table:style-name="ro1">
          <table:table-cell office:value-type="float" office:value="46354" calcext:value-type="float">
            <text:p>46354</text:p>
          </table:table-cell>
          <table:table-cell office:value-type="float" office:value="2387" calcext:value-type="float">
            <text:p>2387</text:p>
          </table:table-cell>
          <table:table-cell table:number-columns-repeated="7"/>
        </table:table-row>
        <table:table-row table:style-name="ro1">
          <table:table-cell office:value-type="float" office:value="47612" calcext:value-type="float">
            <text:p>47612</text:p>
          </table:table-cell>
          <table:table-cell office:value-type="float" office:value="2387" calcext:value-type="float">
            <text:p>2387</text:p>
          </table:table-cell>
          <table:table-cell table:number-columns-repeated="7"/>
        </table:table-row>
        <table:table-row table:style-name="ro1">
          <table:table-cell office:value-type="float" office:value="47612" calcext:value-type="float">
            <text:p>47612</text:p>
          </table:table-cell>
          <table:table-cell office:value-type="float" office:value="2102" calcext:value-type="float">
            <text:p>2102</text:p>
          </table:table-cell>
          <table:table-cell table:number-columns-repeated="7"/>
        </table:table-row>
        <table:table-row table:style-name="ro1">
          <table:table-cell office:value-type="float" office:value="48813" calcext:value-type="float">
            <text:p>48813</text:p>
          </table:table-cell>
          <table:table-cell office:value-type="float" office:value="2102" calcext:value-type="float">
            <text:p>2102</text:p>
          </table:table-cell>
          <table:table-cell table:number-columns-repeated="7"/>
        </table:table-row>
        <table:table-row table:style-name="ro1">
          <table:table-cell office:value-type="float" office:value="48813" calcext:value-type="float">
            <text:p>48813</text:p>
          </table:table-cell>
          <table:table-cell office:value-type="float" office:value="2253" calcext:value-type="float">
            <text:p>2253</text:p>
          </table:table-cell>
          <table:table-cell table:number-columns-repeated="7"/>
        </table:table-row>
        <table:table-row table:style-name="ro1">
          <table:table-cell office:value-type="float" office:value="50027" calcext:value-type="float">
            <text:p>50027</text:p>
          </table:table-cell>
          <table:table-cell office:value-type="float" office:value="2253" calcext:value-type="float">
            <text:p>2253</text:p>
          </table:table-cell>
          <table:table-cell table:number-columns-repeated="7"/>
        </table:table-row>
        <table:table-row table:style-name="ro1">
          <table:table-cell office:value-type="float" office:value="50027" calcext:value-type="float">
            <text:p>50027</text:p>
          </table:table-cell>
          <table:table-cell office:value-type="float" office:value="2110" calcext:value-type="float">
            <text:p>2110</text:p>
          </table:table-cell>
          <table:table-cell table:number-columns-repeated="7"/>
        </table:table-row>
        <table:table-row table:style-name="ro1">
          <table:table-cell office:value-type="float" office:value="51240" calcext:value-type="float">
            <text:p>51240</text:p>
          </table:table-cell>
          <table:table-cell office:value-type="float" office:value="2110" calcext:value-type="float">
            <text:p>2110</text:p>
          </table:table-cell>
          <table:table-cell table:number-columns-repeated="7"/>
        </table:table-row>
        <table:table-row table:style-name="ro1">
          <table:table-cell office:value-type="float" office:value="51240" calcext:value-type="float">
            <text:p>51240</text:p>
          </table:table-cell>
          <table:table-cell office:value-type="float" office:value="2144" calcext:value-type="float">
            <text:p>2144</text:p>
          </table:table-cell>
          <table:table-cell table:number-columns-repeated="7"/>
        </table:table-row>
        <table:table-row table:style-name="ro1">
          <table:table-cell office:value-type="float" office:value="52454" calcext:value-type="float">
            <text:p>52454</text:p>
          </table:table-cell>
          <table:table-cell office:value-type="float" office:value="2144" calcext:value-type="float">
            <text:p>2144</text:p>
          </table:table-cell>
          <table:table-cell table:number-columns-repeated="7"/>
        </table:table-row>
        <table:table-row table:style-name="ro1">
          <table:table-cell office:value-type="float" office:value="52454" calcext:value-type="float">
            <text:p>52454</text:p>
          </table:table-cell>
          <table:table-cell office:value-type="float" office:value="1679" calcext:value-type="float">
            <text:p>1679</text:p>
          </table:table-cell>
          <table:table-cell table:number-columns-repeated="7"/>
        </table:table-row>
        <table:table-row table:style-name="ro1">
          <table:table-cell office:value-type="float" office:value="53707" calcext:value-type="float">
            <text:p>53707</text:p>
          </table:table-cell>
          <table:table-cell office:value-type="float" office:value="1679" calcext:value-type="float">
            <text:p>1679</text:p>
          </table:table-cell>
          <table:table-cell table:number-columns-repeated="7"/>
        </table:table-row>
        <table:table-row table:style-name="ro1">
          <table:table-cell office:value-type="float" office:value="53707" calcext:value-type="float">
            <text:p>53707</text:p>
          </table:table-cell>
          <table:table-cell office:value-type="float" office:value="2683" calcext:value-type="float">
            <text:p>2683</text:p>
          </table:table-cell>
          <table:table-cell table:number-columns-repeated="7"/>
        </table:table-row>
        <table:table-row table:style-name="ro1">
          <table:table-cell office:value-type="float" office:value="54838" calcext:value-type="float">
            <text:p>54838</text:p>
          </table:table-cell>
          <table:table-cell office:value-type="float" office:value="2683" calcext:value-type="float">
            <text:p>2683</text:p>
          </table:table-cell>
          <table:table-cell table:number-columns-repeated="7"/>
        </table:table-row>
        <table:table-row table:style-name="ro1">
          <table:table-cell office:value-type="float" office:value="54838" calcext:value-type="float">
            <text:p>54838</text:p>
          </table:table-cell>
          <table:table-cell office:value-type="float" office:value="2329" calcext:value-type="float">
            <text:p>2329</text:p>
          </table:table-cell>
          <table:table-cell table:number-columns-repeated="7"/>
        </table:table-row>
        <table:table-row table:style-name="ro1">
          <table:table-cell office:value-type="float" office:value="56098" calcext:value-type="float">
            <text:p>56098</text:p>
          </table:table-cell>
          <table:table-cell office:value-type="float" office:value="2329" calcext:value-type="float">
            <text:p>2329</text:p>
          </table:table-cell>
          <table:table-cell table:number-columns-repeated="7"/>
        </table:table-row>
        <table:table-row table:style-name="ro1">
          <table:table-cell office:value-type="float" office:value="56098" calcext:value-type="float">
            <text:p>56098</text:p>
          </table:table-cell>
          <table:table-cell office:value-type="float" office:value="2322" calcext:value-type="float">
            <text:p>2322</text:p>
          </table:table-cell>
          <table:table-cell table:number-columns-repeated="7"/>
        </table:table-row>
        <table:table-row table:style-name="ro1">
          <table:table-cell office:value-type="float" office:value="57331" calcext:value-type="float">
            <text:p>57331</text:p>
          </table:table-cell>
          <table:table-cell office:value-type="float" office:value="2322" calcext:value-type="float">
            <text:p>2322</text:p>
          </table:table-cell>
          <table:table-cell table:number-columns-repeated="7"/>
        </table:table-row>
        <table:table-row table:style-name="ro1">
          <table:table-cell office:value-type="float" office:value="57331" calcext:value-type="float">
            <text:p>57331</text:p>
          </table:table-cell>
          <table:table-cell office:value-type="float" office:value="3242" calcext:value-type="float">
            <text:p>3242</text:p>
          </table:table-cell>
          <table:table-cell table:number-columns-repeated="7"/>
        </table:table-row>
        <table:table-row table:style-name="ro1">
          <table:table-cell office:value-type="float" office:value="58407" calcext:value-type="float">
            <text:p>58407</text:p>
          </table:table-cell>
          <table:table-cell office:value-type="float" office:value="3242" calcext:value-type="float">
            <text:p>3242</text:p>
          </table:table-cell>
          <table:table-cell table:number-columns-repeated="7"/>
        </table:table-row>
        <table:table-row table:style-name="ro1">
          <table:table-cell office:value-type="float" office:value="58407" calcext:value-type="float">
            <text:p>58407</text:p>
          </table:table-cell>
          <table:table-cell office:value-type="float" office:value="3387" calcext:value-type="float">
            <text:p>3387</text:p>
          </table:table-cell>
          <table:table-cell table:number-columns-repeated="7"/>
        </table:table-row>
        <table:table-row table:style-name="ro1">
          <table:table-cell office:value-type="float" office:value="59606" calcext:value-type="float">
            <text:p>59606</text:p>
          </table:table-cell>
          <table:table-cell office:value-type="float" office:value="3387" calcext:value-type="float">
            <text:p>3387</text:p>
          </table:table-cell>
          <table:table-cell table:number-columns-repeated="7"/>
        </table:table-row>
        <table:table-row table:style-name="ro1">
          <table:table-cell office:value-type="float" office:value="59606" calcext:value-type="float">
            <text:p>59606</text:p>
          </table:table-cell>
          <table:table-cell office:value-type="float" office:value="3052" calcext:value-type="float">
            <text:p>3052</text:p>
          </table:table-cell>
          <table:table-cell table:number-columns-repeated="7"/>
        </table:table-row>
        <table:table-row table:style-name="ro1">
          <table:table-cell office:value-type="float" office:value="60922" calcext:value-type="float">
            <text:p>60922</text:p>
          </table:table-cell>
          <table:table-cell office:value-type="float" office:value="3052" calcext:value-type="float">
            <text:p>3052</text:p>
          </table:table-cell>
          <table:table-cell table:number-columns-repeated="7"/>
        </table:table-row>
        <table:table-row table:style-name="ro1">
          <table:table-cell office:value-type="float" office:value="60922" calcext:value-type="float">
            <text:p>60922</text:p>
          </table:table-cell>
          <table:table-cell office:value-type="float" office:value="3312" calcext:value-type="float">
            <text:p>3312</text:p>
          </table:table-cell>
          <table:table-cell table:number-columns-repeated="7"/>
        </table:table-row>
        <table:table-row table:style-name="ro1">
          <table:table-cell office:value-type="float" office:value="62116" calcext:value-type="float">
            <text:p>62116</text:p>
          </table:table-cell>
          <table:table-cell office:value-type="float" office:value="3312" calcext:value-type="float">
            <text:p>3312</text:p>
          </table:table-cell>
          <table:table-cell table:number-columns-repeated="7"/>
        </table:table-row>
        <table:table-row table:style-name="ro1">
          <table:table-cell office:value-type="float" office:value="62116" calcext:value-type="float">
            <text:p>62116</text:p>
          </table:table-cell>
          <table:table-cell office:value-type="float" office:value="4016" calcext:value-type="float">
            <text:p>4016</text:p>
          </table:table-cell>
          <table:table-cell table:number-columns-repeated="7"/>
        </table:table-row>
        <table:table-row table:style-name="ro1">
          <table:table-cell office:value-type="float" office:value="63185" calcext:value-type="float">
            <text:p>63185</text:p>
          </table:table-cell>
          <table:table-cell office:value-type="float" office:value="4016" calcext:value-type="float">
            <text:p>4016</text:p>
          </table:table-cell>
          <table:table-cell table:number-columns-repeated="7"/>
        </table:table-row>
        <table:table-row table:style-name="ro1">
          <table:table-cell office:value-type="float" office:value="63185" calcext:value-type="float">
            <text:p>63185</text:p>
          </table:table-cell>
          <table:table-cell office:value-type="float" office:value="4491" calcext:value-type="float">
            <text:p>4491</text:p>
          </table:table-cell>
          <table:table-cell table:number-columns-repeated="7"/>
        </table:table-row>
        <table:table-row table:style-name="ro1">
          <table:table-cell office:value-type="float" office:value="64306" calcext:value-type="float">
            <text:p>64306</text:p>
          </table:table-cell>
          <table:table-cell office:value-type="float" office:value="4491" calcext:value-type="float">
            <text:p>4491</text:p>
          </table:table-cell>
          <table:table-cell table:number-columns-repeated="7"/>
        </table:table-row>
        <table:table-row table:style-name="ro1">
          <table:table-cell office:value-type="float" office:value="64306" calcext:value-type="float">
            <text:p>64306</text:p>
          </table:table-cell>
          <table:table-cell office:value-type="float" office:value="4385" calcext:value-type="float">
            <text:p>4385</text:p>
          </table:table-cell>
          <table:table-cell table:number-columns-repeated="7"/>
        </table:table-row>
        <table:table-row table:style-name="ro1">
          <table:table-cell office:value-type="float" office:value="65620" calcext:value-type="float">
            <text:p>65620</text:p>
          </table:table-cell>
          <table:table-cell office:value-type="float" office:value="4385" calcext:value-type="float">
            <text:p>4385</text:p>
          </table:table-cell>
          <table:table-cell table:number-columns-repeated="7"/>
        </table:table-row>
        <table:table-row table:style-name="ro1">
          <table:table-cell office:value-type="float" office:value="65620" calcext:value-type="float">
            <text:p>65620</text:p>
          </table:table-cell>
          <table:table-cell office:value-type="float" office:value="5306" calcext:value-type="float">
            <text:p>5306</text:p>
          </table:table-cell>
          <table:table-cell table:number-columns-repeated="7"/>
        </table:table-row>
        <table:table-row table:style-name="ro1">
          <table:table-cell office:value-type="float" office:value="66581" calcext:value-type="float">
            <text:p>66581</text:p>
          </table:table-cell>
          <table:table-cell office:value-type="float" office:value="5306" calcext:value-type="float">
            <text:p>5306</text:p>
          </table:table-cell>
          <table:table-cell table:number-columns-repeated="7"/>
        </table:table-row>
        <table:table-row table:style-name="ro1">
          <table:table-cell office:value-type="float" office:value="66581" calcext:value-type="float">
            <text:p>66581</text:p>
          </table:table-cell>
          <table:table-cell office:value-type="float" office:value="5285" calcext:value-type="float">
            <text:p>5285</text:p>
          </table:table-cell>
          <table:table-cell table:number-columns-repeated="7"/>
        </table:table-row>
        <table:table-row table:style-name="ro1">
          <table:table-cell office:value-type="float" office:value="67890" calcext:value-type="float">
            <text:p>67890</text:p>
          </table:table-cell>
          <table:table-cell office:value-type="float" office:value="5285" calcext:value-type="float">
            <text:p>5285</text:p>
          </table:table-cell>
          <table:table-cell table:number-columns-repeated="7"/>
        </table:table-row>
        <table:table-row table:style-name="ro1">
          <table:table-cell office:value-type="float" office:value="67890" calcext:value-type="float">
            <text:p>67890</text:p>
          </table:table-cell>
          <table:table-cell office:value-type="float" office:value="5972" calcext:value-type="float">
            <text:p>5972</text:p>
          </table:table-cell>
          <table:table-cell table:number-columns-repeated="7"/>
        </table:table-row>
        <table:table-row table:style-name="ro1">
          <table:table-cell office:value-type="float" office:value="68923" calcext:value-type="float">
            <text:p>68923</text:p>
          </table:table-cell>
          <table:table-cell office:value-type="float" office:value="5972" calcext:value-type="float">
            <text:p>5972</text:p>
          </table:table-cell>
          <table:table-cell table:number-columns-repeated="7"/>
        </table:table-row>
        <table:table-row table:style-name="ro1">
          <table:table-cell office:value-type="float" office:value="68923" calcext:value-type="float">
            <text:p>68923</text:p>
          </table:table-cell>
          <table:table-cell office:value-type="float" office:value="6552" calcext:value-type="float">
            <text:p>6552</text:p>
          </table:table-cell>
          <table:table-cell table:number-columns-repeated="7"/>
        </table:table-row>
        <table:table-row table:style-name="ro1">
          <table:table-cell office:value-type="float" office:value="69992" calcext:value-type="float">
            <text:p>69992</text:p>
          </table:table-cell>
          <table:table-cell office:value-type="float" office:value="6552" calcext:value-type="float">
            <text:p>6552</text:p>
          </table:table-cell>
          <table:table-cell table:number-columns-repeated="7"/>
        </table:table-row>
        <table:table-row table:style-name="ro1">
          <table:table-cell office:value-type="float" office:value="69992" calcext:value-type="float">
            <text:p>69992</text:p>
          </table:table-cell>
          <table:table-cell office:value-type="float" office:value="6718" calcext:value-type="float">
            <text:p>6718</text:p>
          </table:table-cell>
          <table:table-cell table:number-columns-repeated="7"/>
        </table:table-row>
        <table:table-row table:style-name="ro1">
          <table:table-cell office:value-type="float" office:value="71260" calcext:value-type="float">
            <text:p>71260</text:p>
          </table:table-cell>
          <table:table-cell office:value-type="float" office:value="6718" calcext:value-type="float">
            <text:p>6718</text:p>
          </table:table-cell>
          <table:table-cell table:number-columns-repeated="7"/>
        </table:table-row>
        <table:table-row table:style-name="ro1">
          <table:table-cell office:value-type="float" office:value="71260" calcext:value-type="float">
            <text:p>71260</text:p>
          </table:table-cell>
          <table:table-cell office:value-type="float" office:value="7320" calcext:value-type="float">
            <text:p>7320</text:p>
          </table:table-cell>
          <table:table-cell table:number-columns-repeated="7"/>
        </table:table-row>
        <table:table-row table:style-name="ro1">
          <table:table-cell office:value-type="float" office:value="72324" calcext:value-type="float">
            <text:p>72324</text:p>
          </table:table-cell>
          <table:table-cell office:value-type="float" office:value="7320" calcext:value-type="float">
            <text:p>7320</text:p>
          </table:table-cell>
          <table:table-cell table:number-columns-repeated="7"/>
        </table:table-row>
        <table:table-row table:style-name="ro1">
          <table:table-cell office:value-type="float" office:value="72324" calcext:value-type="float">
            <text:p>72324</text:p>
          </table:table-cell>
          <table:table-cell office:value-type="float" office:value="8457" calcext:value-type="float">
            <text:p>8457</text:p>
          </table:table-cell>
          <table:table-cell table:number-columns-repeated="7"/>
        </table:table-row>
        <table:table-row table:style-name="ro1">
          <table:table-cell office:value-type="float" office:value="73088" calcext:value-type="float">
            <text:p>73088</text:p>
          </table:table-cell>
          <table:table-cell office:value-type="float" office:value="8457" calcext:value-type="float">
            <text:p>8457</text:p>
          </table:table-cell>
          <table:table-cell table:number-columns-repeated="7"/>
        </table:table-row>
        <table:table-row table:style-name="ro1">
          <table:table-cell office:value-type="float" office:value="73088" calcext:value-type="float">
            <text:p>73088</text:p>
          </table:table-cell>
          <table:table-cell office:value-type="float" office:value="8855" calcext:value-type="float">
            <text:p>8855</text:p>
          </table:table-cell>
          <table:table-cell table:number-columns-repeated="7"/>
        </table:table-row>
        <table:table-row table:style-name="ro1">
          <table:table-cell office:value-type="float" office:value="74251" calcext:value-type="float">
            <text:p>74251</text:p>
          </table:table-cell>
          <table:table-cell office:value-type="float" office:value="8855" calcext:value-type="float">
            <text:p>8855</text:p>
          </table:table-cell>
          <table:table-cell table:number-columns-repeated="7"/>
        </table:table-row>
        <table:table-row table:style-name="ro1">
          <table:table-cell office:value-type="float" office:value="74251" calcext:value-type="float">
            <text:p>74251</text:p>
          </table:table-cell>
          <table:table-cell office:value-type="float" office:value="9522" calcext:value-type="float">
            <text:p>9522</text:p>
          </table:table-cell>
          <table:table-cell table:number-columns-repeated="7"/>
        </table:table-row>
        <table:table-row table:style-name="ro1">
          <table:table-cell office:value-type="float" office:value="75261" calcext:value-type="float">
            <text:p>75261</text:p>
          </table:table-cell>
          <table:table-cell office:value-type="float" office:value="9522" calcext:value-type="float">
            <text:p>9522</text:p>
          </table:table-cell>
          <table:table-cell table:number-columns-repeated="7"/>
        </table:table-row>
        <table:table-row table:style-name="ro1">
          <table:table-cell office:value-type="float" office:value="75261" calcext:value-type="float">
            <text:p>75261</text:p>
          </table:table-cell>
          <table:table-cell office:value-type="float" office:value="9598" calcext:value-type="float">
            <text:p>9598</text:p>
          </table:table-cell>
          <table:table-cell table:number-columns-repeated="7"/>
        </table:table-row>
        <table:table-row table:style-name="ro1">
          <table:table-cell office:value-type="float" office:value="76659" calcext:value-type="float">
            <text:p>76659</text:p>
          </table:table-cell>
          <table:table-cell office:value-type="float" office:value="9598" calcext:value-type="float">
            <text:p>9598</text:p>
          </table:table-cell>
          <table:table-cell table:number-columns-repeated="7"/>
        </table:table-row>
        <table:table-row table:style-name="ro1">
          <table:table-cell office:value-type="float" office:value="76659" calcext:value-type="float">
            <text:p>76659</text:p>
          </table:table-cell>
          <table:table-cell office:value-type="float" office:value="10296" calcext:value-type="float">
            <text:p>10296</text:p>
          </table:table-cell>
          <table:table-cell table:number-columns-repeated="7"/>
        </table:table-row>
        <table:table-row table:style-name="ro1">
          <table:table-cell office:value-type="float" office:value="77667" calcext:value-type="float">
            <text:p>77667</text:p>
          </table:table-cell>
          <table:table-cell office:value-type="float" office:value="10296" calcext:value-type="float">
            <text:p>10296</text:p>
          </table:table-cell>
          <table:table-cell table:number-columns-repeated="7"/>
        </table:table-row>
        <table:table-row table:style-name="ro1">
          <table:table-cell office:value-type="float" office:value="77667" calcext:value-type="float">
            <text:p>77667</text:p>
          </table:table-cell>
          <table:table-cell office:value-type="float" office:value="10969" calcext:value-type="float">
            <text:p>10969</text:p>
          </table:table-cell>
          <table:table-cell table:number-columns-repeated="7"/>
        </table:table-row>
        <table:table-row table:style-name="ro1">
          <table:table-cell office:value-type="float" office:value="78695" calcext:value-type="float">
            <text:p>78695</text:p>
          </table:table-cell>
          <table:table-cell office:value-type="float" office:value="10969" calcext:value-type="float">
            <text:p>10969</text:p>
          </table:table-cell>
          <table:table-cell table:number-columns-repeated="7"/>
        </table:table-row>
        <table:table-row table:style-name="ro1">
          <table:table-cell office:value-type="float" office:value="78695" calcext:value-type="float">
            <text:p>78695</text:p>
          </table:table-cell>
          <table:table-cell office:value-type="float" office:value="12105" calcext:value-type="float">
            <text:p>12105</text:p>
          </table:table-cell>
          <table:table-cell table:number-columns-repeated="7"/>
        </table:table-row>
        <table:table-row table:style-name="ro1">
          <table:table-cell office:value-type="float" office:value="79367" calcext:value-type="float">
            <text:p>79367</text:p>
          </table:table-cell>
          <table:table-cell office:value-type="float" office:value="12105" calcext:value-type="float">
            <text:p>12105</text:p>
          </table:table-cell>
          <table:table-cell table:number-columns-repeated="7"/>
        </table:table-row>
        <table:table-row table:style-name="ro1">
          <table:table-cell office:value-type="float" office:value="79367" calcext:value-type="float">
            <text:p>79367</text:p>
          </table:table-cell>
          <table:table-cell office:value-type="float" office:value="12462" calcext:value-type="float">
            <text:p>12462</text:p>
          </table:table-cell>
          <table:table-cell table:number-columns-repeated="7"/>
        </table:table-row>
        <table:table-row table:style-name="ro1">
          <table:table-cell office:value-type="float" office:value="80643" calcext:value-type="float">
            <text:p>80643</text:p>
          </table:table-cell>
          <table:table-cell office:value-type="float" office:value="12462" calcext:value-type="float">
            <text:p>12462</text:p>
          </table:table-cell>
          <table:table-cell table:number-columns-repeated="7"/>
        </table:table-row>
        <table:table-row table:style-name="ro1">
          <table:table-cell office:value-type="float" office:value="80643" calcext:value-type="float">
            <text:p>80643</text:p>
          </table:table-cell>
          <table:table-cell office:value-type="float" office:value="13392" calcext:value-type="float">
            <text:p>13392</text:p>
          </table:table-cell>
          <table:table-cell table:number-columns-repeated="7"/>
        </table:table-row>
        <table:table-row table:style-name="ro1">
          <table:table-cell office:value-type="float" office:value="81463" calcext:value-type="float">
            <text:p>81463</text:p>
          </table:table-cell>
          <table:table-cell office:value-type="float" office:value="13392" calcext:value-type="float">
            <text:p>13392</text:p>
          </table:table-cell>
          <table:table-cell table:number-columns-repeated="7"/>
        </table:table-row>
        <table:table-row table:style-name="ro1">
          <table:table-cell office:value-type="float" office:value="81463" calcext:value-type="float">
            <text:p>81463</text:p>
          </table:table-cell>
          <table:table-cell office:value-type="float" office:value="14182" calcext:value-type="float">
            <text:p>14182</text:p>
          </table:table-cell>
          <table:table-cell table:number-columns-repeated="7"/>
        </table:table-row>
        <table:table-row table:style-name="ro1">
          <table:table-cell office:value-type="float" office:value="82396" calcext:value-type="float">
            <text:p>82396</text:p>
          </table:table-cell>
          <table:table-cell office:value-type="float" office:value="14182" calcext:value-type="float">
            <text:p>14182</text:p>
          </table:table-cell>
          <table:table-cell table:number-columns-repeated="7"/>
        </table:table-row>
        <table:table-row table:style-name="ro1">
          <table:table-cell office:value-type="float" office:value="82396" calcext:value-type="float">
            <text:p>82396</text:p>
          </table:table-cell>
          <table:table-cell office:value-type="float" office:value="15234" calcext:value-type="float">
            <text:p>15234</text:p>
          </table:table-cell>
          <table:table-cell table:number-columns-repeated="7"/>
        </table:table-row>
        <table:table-row table:style-name="ro1">
          <table:table-cell office:value-type="float" office:value="83084" calcext:value-type="float">
            <text:p>83084</text:p>
          </table:table-cell>
          <table:table-cell office:value-type="float" office:value="15234" calcext:value-type="float">
            <text:p>15234</text:p>
          </table:table-cell>
          <table:table-cell table:number-columns-repeated="7"/>
        </table:table-row>
        <table:table-row table:style-name="ro1">
          <table:table-cell office:value-type="float" office:value="83084" calcext:value-type="float">
            <text:p>83084</text:p>
          </table:table-cell>
          <table:table-cell office:value-type="float" office:value="15900" calcext:value-type="float">
            <text:p>15900</text:p>
          </table:table-cell>
          <table:table-cell table:number-columns-repeated="7"/>
        </table:table-row>
        <table:table-row table:style-name="ro1">
          <table:table-cell office:value-type="float" office:value="84138" calcext:value-type="float">
            <text:p>84138</text:p>
          </table:table-cell>
          <table:table-cell office:value-type="float" office:value="15900" calcext:value-type="float">
            <text:p>15900</text:p>
          </table:table-cell>
          <table:table-cell table:number-columns-repeated="7"/>
        </table:table-row>
        <table:table-row table:style-name="ro1">
          <table:table-cell office:value-type="float" office:value="84138" calcext:value-type="float">
            <text:p>84138</text:p>
          </table:table-cell>
          <table:table-cell office:value-type="float" office:value="16845" calcext:value-type="float">
            <text:p>16845</text:p>
          </table:table-cell>
          <table:table-cell table:number-columns-repeated="7"/>
        </table:table-row>
        <table:table-row table:style-name="ro1">
          <table:table-cell office:value-type="float" office:value="84918" calcext:value-type="float">
            <text:p>84918</text:p>
          </table:table-cell>
          <table:table-cell office:value-type="float" office:value="16845" calcext:value-type="float">
            <text:p>16845</text:p>
          </table:table-cell>
          <table:table-cell table:number-columns-repeated="7"/>
        </table:table-row>
        <table:table-row table:style-name="ro1">
          <table:table-cell office:value-type="float" office:value="84918" calcext:value-type="float">
            <text:p>84918</text:p>
          </table:table-cell>
          <table:table-cell office:value-type="float" office:value="17796" calcext:value-type="float">
            <text:p>17796</text:p>
          </table:table-cell>
          <table:table-cell table:number-columns-repeated="7"/>
        </table:table-row>
        <table:table-row table:style-name="ro1">
          <table:table-cell office:value-type="float" office:value="85685" calcext:value-type="float">
            <text:p>85685</text:p>
          </table:table-cell>
          <table:table-cell office:value-type="float" office:value="17796" calcext:value-type="float">
            <text:p>17796</text:p>
          </table:table-cell>
          <table:table-cell table:number-columns-repeated="7"/>
        </table:table-row>
        <table:table-row table:style-name="ro1">
          <table:table-cell office:value-type="float" office:value="85685" calcext:value-type="float">
            <text:p>85685</text:p>
          </table:table-cell>
          <table:table-cell office:value-type="float" office:value="18498" calcext:value-type="float">
            <text:p>18498</text:p>
          </table:table-cell>
          <table:table-cell table:number-columns-repeated="7"/>
        </table:table-row>
        <table:table-row table:style-name="ro1">
          <table:table-cell office:value-type="float" office:value="86737" calcext:value-type="float">
            <text:p>86737</text:p>
          </table:table-cell>
          <table:table-cell office:value-type="float" office:value="18498" calcext:value-type="float">
            <text:p>18498</text:p>
          </table:table-cell>
          <table:table-cell table:number-columns-repeated="7"/>
        </table:table-row>
        <table:table-row table:style-name="ro1">
          <table:table-cell office:value-type="float" office:value="86737" calcext:value-type="float">
            <text:p>86737</text:p>
          </table:table-cell>
          <table:table-cell office:value-type="float" office:value="19472" calcext:value-type="float">
            <text:p>19472</text:p>
          </table:table-cell>
          <table:table-cell table:number-columns-repeated="7"/>
        </table:table-row>
        <table:table-row table:style-name="ro1">
          <table:table-cell office:value-type="float" office:value="87482" calcext:value-type="float">
            <text:p>87482</text:p>
          </table:table-cell>
          <table:table-cell office:value-type="float" office:value="19472" calcext:value-type="float">
            <text:p>19472</text:p>
          </table:table-cell>
          <table:table-cell table:number-columns-repeated="7"/>
        </table:table-row>
        <table:table-row table:style-name="ro1">
          <table:table-cell office:value-type="float" office:value="87482" calcext:value-type="float">
            <text:p>87482</text:p>
          </table:table-cell>
          <table:table-cell office:value-type="float" office:value="20670" calcext:value-type="float">
            <text:p>20670</text:p>
          </table:table-cell>
          <table:table-cell table:number-columns-repeated="7"/>
        </table:table-row>
        <table:table-row table:style-name="ro1">
          <table:table-cell office:value-type="float" office:value="87934" calcext:value-type="float">
            <text:p>87934</text:p>
          </table:table-cell>
          <table:table-cell office:value-type="float" office:value="20670" calcext:value-type="float">
            <text:p>20670</text:p>
          </table:table-cell>
          <table:table-cell table:number-columns-repeated="7"/>
        </table:table-row>
        <table:table-row table:style-name="ro1">
          <table:table-cell office:value-type="float" office:value="87934" calcext:value-type="float">
            <text:p>87934</text:p>
          </table:table-cell>
          <table:table-cell office:value-type="float" office:value="21884" calcext:value-type="float">
            <text:p>21884</text:p>
          </table:table-cell>
          <table:table-cell table:number-columns-repeated="7"/>
        </table:table-row>
        <table:table-row table:style-name="ro1">
          <table:table-cell office:value-type="float" office:value="88333" calcext:value-type="float">
            <text:p>88333</text:p>
          </table:table-cell>
          <table:table-cell office:value-type="float" office:value="21884" calcext:value-type="float">
            <text:p>21884</text:p>
          </table:table-cell>
          <table:table-cell table:number-columns-repeated="7"/>
        </table:table-row>
        <table:table-row table:style-name="ro1">
          <table:table-cell office:value-type="float" office:value="88333" calcext:value-type="float">
            <text:p>88333</text:p>
          </table:table-cell>
          <table:table-cell office:value-type="float" office:value="22737" calcext:value-type="float">
            <text:p>22737</text:p>
          </table:table-cell>
          <table:table-cell table:number-columns-repeated="7"/>
        </table:table-row>
        <table:table-row table:style-name="ro1">
          <table:table-cell office:value-type="float" office:value="89216" calcext:value-type="float">
            <text:p>89216</text:p>
          </table:table-cell>
          <table:table-cell office:value-type="float" office:value="22737" calcext:value-type="float">
            <text:p>22737</text:p>
          </table:table-cell>
          <table:table-cell table:number-columns-repeated="7"/>
        </table:table-row>
        <table:table-row table:style-name="ro1">
          <table:table-cell office:value-type="float" office:value="89216" calcext:value-type="float">
            <text:p>89216</text:p>
          </table:table-cell>
          <table:table-cell office:value-type="float" office:value="23483" calcext:value-type="float">
            <text:p>23483</text:p>
          </table:table-cell>
          <table:table-cell table:number-columns-repeated="7"/>
        </table:table-row>
        <table:table-row table:style-name="ro1">
          <table:table-cell office:value-type="float" office:value="90284" calcext:value-type="float">
            <text:p>90284</text:p>
          </table:table-cell>
          <table:table-cell office:value-type="float" office:value="23483" calcext:value-type="float">
            <text:p>23483</text:p>
          </table:table-cell>
          <table:table-cell table:number-columns-repeated="7"/>
        </table:table-row>
        <table:table-row table:style-name="ro1">
          <table:table-cell office:value-type="float" office:value="90284" calcext:value-type="float">
            <text:p>90284</text:p>
          </table:table-cell>
          <table:table-cell office:value-type="float" office:value="24785" calcext:value-type="float">
            <text:p>24785</text:p>
          </table:table-cell>
          <table:table-cell table:number-columns-repeated="7"/>
        </table:table-row>
        <table:table-row table:style-name="ro1">
          <table:table-cell office:value-type="float" office:value="90503" calcext:value-type="float">
            <text:p>90503</text:p>
          </table:table-cell>
          <table:table-cell office:value-type="float" office:value="24785" calcext:value-type="float">
            <text:p>24785</text:p>
          </table:table-cell>
          <table:table-cell table:number-columns-repeated="7"/>
        </table:table-row>
        <table:table-row table:style-name="ro1">
          <table:table-cell office:value-type="float" office:value="90503" calcext:value-type="float">
            <text:p>90503</text:p>
          </table:table-cell>
          <table:table-cell office:value-type="float" office:value="25470" calcext:value-type="float">
            <text:p>25470</text:p>
          </table:table-cell>
          <table:table-cell table:number-columns-repeated="7"/>
        </table:table-row>
        <table:table-row table:style-name="ro1">
          <table:table-cell office:value-type="float" office:value="91723" calcext:value-type="float">
            <text:p>91723</text:p>
          </table:table-cell>
          <table:table-cell office:value-type="float" office:value="25470" calcext:value-type="float">
            <text:p>25470</text:p>
          </table:table-cell>
          <table:table-cell table:number-columns-repeated="7"/>
        </table:table-row>
        <table:table-row table:style-name="ro1">
          <table:table-cell office:value-type="float" office:value="91723" calcext:value-type="float">
            <text:p>91723</text:p>
          </table:table-cell>
          <table:table-cell office:value-type="float" office:value="26874" calcext:value-type="float">
            <text:p>26874</text:p>
          </table:table-cell>
          <table:table-cell table:number-columns-repeated="7"/>
        </table:table-row>
        <table:table-row table:style-name="ro1">
          <table:table-cell office:value-type="float" office:value="91720" calcext:value-type="float">
            <text:p>91720</text:p>
          </table:table-cell>
          <table:table-cell office:value-type="float" office:value="26874" calcext:value-type="float">
            <text:p>26874</text:p>
          </table:table-cell>
          <table:table-cell table:number-columns-repeated="7"/>
        </table:table-row>
        <table:table-row table:style-name="ro1">
          <table:table-cell office:value-type="float" office:value="91720" calcext:value-type="float">
            <text:p>91720</text:p>
          </table:table-cell>
          <table:table-cell office:value-type="float" office:value="27836" calcext:value-type="float">
            <text:p>27836</text:p>
          </table:table-cell>
          <table:table-cell table:number-columns-repeated="7"/>
        </table:table-row>
        <table:table-row table:style-name="ro1">
          <table:table-cell office:value-type="float" office:value="92489" calcext:value-type="float">
            <text:p>92489</text:p>
          </table:table-cell>
          <table:table-cell office:value-type="float" office:value="27836" calcext:value-type="float">
            <text:p>27836</text:p>
          </table:table-cell>
          <table:table-cell table:number-columns-repeated="7"/>
        </table:table-row>
        <table:table-row table:style-name="ro1">
          <table:table-cell office:value-type="float" office:value="92489" calcext:value-type="float">
            <text:p>92489</text:p>
          </table:table-cell>
          <table:table-cell office:value-type="float" office:value="28712" calcext:value-type="float">
            <text:p>28712</text:p>
          </table:table-cell>
          <table:table-cell table:number-columns-repeated="7"/>
        </table:table-row>
        <table:table-row table:style-name="ro1">
          <table:table-cell office:value-type="float" office:value="93460" calcext:value-type="float">
            <text:p>93460</text:p>
          </table:table-cell>
          <table:table-cell office:value-type="float" office:value="28712" calcext:value-type="float">
            <text:p>28712</text:p>
          </table:table-cell>
          <table:table-cell table:number-columns-repeated="7"/>
        </table:table-row>
        <table:table-row table:style-name="ro1">
          <table:table-cell office:value-type="float" office:value="93460" calcext:value-type="float">
            <text:p>93460</text:p>
          </table:table-cell>
          <table:table-cell office:value-type="float" office:value="29889" calcext:value-type="float">
            <text:p>29889</text:p>
          </table:table-cell>
          <table:table-cell table:number-columns-repeated="7"/>
        </table:table-row>
        <table:table-row table:style-name="ro1">
          <table:table-cell office:value-type="float" office:value="93834" calcext:value-type="float">
            <text:p>93834</text:p>
          </table:table-cell>
          <table:table-cell office:value-type="float" office:value="29889" calcext:value-type="float">
            <text:p>29889</text:p>
          </table:table-cell>
          <table:table-cell table:number-columns-repeated="7"/>
        </table:table-row>
        <table:table-row table:style-name="ro1">
          <table:table-cell office:value-type="float" office:value="93834" calcext:value-type="float">
            <text:p>93834</text:p>
          </table:table-cell>
          <table:table-cell office:value-type="float" office:value="31170" calcext:value-type="float">
            <text:p>31170</text:p>
          </table:table-cell>
          <table:table-cell table:number-columns-repeated="7"/>
        </table:table-row>
        <table:table-row table:style-name="ro1">
          <table:table-cell office:value-type="float" office:value="93948" calcext:value-type="float">
            <text:p>93948</text:p>
          </table:table-cell>
          <table:table-cell office:value-type="float" office:value="31170" calcext:value-type="float">
            <text:p>31170</text:p>
          </table:table-cell>
          <table:table-cell table:number-columns-repeated="7"/>
        </table:table-row>
        <table:table-row table:style-name="ro1">
          <table:table-cell office:value-type="float" office:value="93948" calcext:value-type="float">
            <text:p>93948</text:p>
          </table:table-cell>
          <table:table-cell office:value-type="float" office:value="32123" calcext:value-type="float">
            <text:p>32123</text:p>
          </table:table-cell>
          <table:table-cell table:number-columns-repeated="7"/>
        </table:table-row>
        <table:table-row table:style-name="ro1">
          <table:table-cell office:value-type="float" office:value="94825" calcext:value-type="float">
            <text:p>94825</text:p>
          </table:table-cell>
          <table:table-cell office:value-type="float" office:value="32123" calcext:value-type="float">
            <text:p>32123</text:p>
          </table:table-cell>
          <table:table-cell table:number-columns-repeated="7"/>
        </table:table-row>
        <table:table-row table:style-name="ro1">
          <table:table-cell office:value-type="float" office:value="94825" calcext:value-type="float">
            <text:p>94825</text:p>
          </table:table-cell>
          <table:table-cell office:value-type="float" office:value="33261" calcext:value-type="float">
            <text:p>33261</text:p>
          </table:table-cell>
          <table:table-cell table:number-columns-repeated="7"/>
        </table:table-row>
        <table:table-row table:style-name="ro1">
          <table:table-cell office:value-type="float" office:value="95273" calcext:value-type="float">
            <text:p>95273</text:p>
          </table:table-cell>
          <table:table-cell office:value-type="float" office:value="33261" calcext:value-type="float">
            <text:p>33261</text:p>
          </table:table-cell>
          <table:table-cell table:number-columns-repeated="7"/>
        </table:table-row>
        <table:table-row table:style-name="ro1">
          <table:table-cell office:value-type="float" office:value="95273" calcext:value-type="float">
            <text:p>95273</text:p>
          </table:table-cell>
          <table:table-cell office:value-type="float" office:value="34507" calcext:value-type="float">
            <text:p>34507</text:p>
          </table:table-cell>
          <table:table-cell table:number-columns-repeated="7"/>
        </table:table-row>
        <table:table-row table:style-name="ro1">
          <table:table-cell office:value-type="float" office:value="95409" calcext:value-type="float">
            <text:p>95409</text:p>
          </table:table-cell>
          <table:table-cell office:value-type="float" office:value="34507" calcext:value-type="float">
            <text:p>34507</text:p>
          </table:table-cell>
          <table:table-cell table:number-columns-repeated="7"/>
        </table:table-row>
        <table:table-row table:style-name="ro1">
          <table:table-cell office:value-type="float" office:value="95409" calcext:value-type="float">
            <text:p>95409</text:p>
          </table:table-cell>
          <table:table-cell office:value-type="float" office:value="35526" calcext:value-type="float">
            <text:p>35526</text:p>
          </table:table-cell>
          <table:table-cell table:number-columns-repeated="7"/>
        </table:table-row>
        <table:table-row table:style-name="ro1">
          <table:table-cell office:value-type="float" office:value="96222" calcext:value-type="float">
            <text:p>96222</text:p>
          </table:table-cell>
          <table:table-cell office:value-type="float" office:value="35526" calcext:value-type="float">
            <text:p>35526</text:p>
          </table:table-cell>
          <table:table-cell table:number-columns-repeated="7"/>
        </table:table-row>
        <table:table-row table:style-name="ro1">
          <table:table-cell office:value-type="float" office:value="96222" calcext:value-type="float">
            <text:p>96222</text:p>
          </table:table-cell>
          <table:table-cell office:value-type="float" office:value="36695" calcext:value-type="float">
            <text:p>36695</text:p>
          </table:table-cell>
          <table:table-cell table:number-columns-repeated="7"/>
        </table:table-row>
        <table:table-row table:style-name="ro1">
          <table:table-cell office:value-type="float" office:value="96597" calcext:value-type="float">
            <text:p>96597</text:p>
          </table:table-cell>
          <table:table-cell office:value-type="float" office:value="36695" calcext:value-type="float">
            <text:p>36695</text:p>
          </table:table-cell>
          <table:table-cell table:number-columns-repeated="7"/>
        </table:table-row>
        <table:table-row table:style-name="ro1">
          <table:table-cell office:value-type="float" office:value="96597" calcext:value-type="float">
            <text:p>96597</text:p>
          </table:table-cell>
          <table:table-cell office:value-type="float" office:value="37909" calcext:value-type="float">
            <text:p>37909</text:p>
          </table:table-cell>
          <table:table-cell table:number-columns-repeated="7"/>
        </table:table-row>
        <table:table-row table:style-name="ro1">
          <table:table-cell office:value-type="float" office:value="96807" calcext:value-type="float">
            <text:p>96807</text:p>
          </table:table-cell>
          <table:table-cell office:value-type="float" office:value="37909" calcext:value-type="float">
            <text:p>37909</text:p>
          </table:table-cell>
          <table:table-cell table:number-columns-repeated="7"/>
        </table:table-row>
        <table:table-row table:style-name="ro1">
          <table:table-cell office:value-type="float" office:value="96807" calcext:value-type="float">
            <text:p>96807</text:p>
          </table:table-cell>
          <table:table-cell office:value-type="float" office:value="39280" calcext:value-type="float">
            <text:p>39280</text:p>
          </table:table-cell>
          <table:table-cell table:number-columns-repeated="7"/>
        </table:table-row>
        <table:table-row table:style-name="ro1">
          <table:table-cell office:value-type="float" office:value="96312" calcext:value-type="float">
            <text:p>96312</text:p>
          </table:table-cell>
          <table:table-cell office:value-type="float" office:value="39280" calcext:value-type="float">
            <text:p>39280</text:p>
          </table:table-cell>
          <table:table-cell table:number-columns-repeated="7"/>
        </table:table-row>
        <table:table-row table:style-name="ro1">
          <table:table-cell office:value-type="float" office:value="96312" calcext:value-type="float">
            <text:p>96312</text:p>
          </table:table-cell>
          <table:table-cell office:value-type="float" office:value="40295" calcext:value-type="float">
            <text:p>40295</text:p>
          </table:table-cell>
          <table:table-cell table:number-columns-repeated="7"/>
        </table:table-row>
        <table:table-row table:style-name="ro1">
          <table:table-cell office:value-type="float" office:value="97361" calcext:value-type="float">
            <text:p>97361</text:p>
          </table:table-cell>
          <table:table-cell office:value-type="float" office:value="40295" calcext:value-type="float">
            <text:p>40295</text:p>
          </table:table-cell>
          <table:table-cell table:number-columns-repeated="7"/>
        </table:table-row>
        <table:table-row table:style-name="ro1">
          <table:table-cell office:value-type="float" office:value="97361" calcext:value-type="float">
            <text:p>97361</text:p>
          </table:table-cell>
          <table:table-cell office:value-type="float" office:value="41538" calcext:value-type="float">
            <text:p>41538</text:p>
          </table:table-cell>
          <table:table-cell table:number-columns-repeated="7"/>
        </table:table-row>
        <table:table-row table:style-name="ro1">
          <table:table-cell office:value-type="float" office:value="97366" calcext:value-type="float">
            <text:p>97366</text:p>
          </table:table-cell>
          <table:table-cell office:value-type="float" office:value="41538" calcext:value-type="float">
            <text:p>41538</text:p>
          </table:table-cell>
          <table:table-cell table:number-columns-repeated="7"/>
        </table:table-row>
        <table:table-row table:style-name="ro1">
          <table:table-cell office:value-type="float" office:value="97366" calcext:value-type="float">
            <text:p>97366</text:p>
          </table:table-cell>
          <table:table-cell office:value-type="float" office:value="42722" calcext:value-type="float">
            <text:p>42722</text:p>
          </table:table-cell>
          <table:table-cell table:number-columns-repeated="7"/>
        </table:table-row>
        <table:table-row table:style-name="ro1">
          <table:table-cell office:value-type="float" office:value="97687" calcext:value-type="float">
            <text:p>97687</text:p>
          </table:table-cell>
          <table:table-cell office:value-type="float" office:value="42722" calcext:value-type="float">
            <text:p>42722</text:p>
          </table:table-cell>
          <table:table-cell table:number-columns-repeated="7"/>
        </table:table-row>
        <table:table-row table:style-name="ro1">
          <table:table-cell office:value-type="float" office:value="97687" calcext:value-type="float">
            <text:p>97687</text:p>
          </table:table-cell>
          <table:table-cell office:value-type="float" office:value="43920" calcext:value-type="float">
            <text:p>43920</text:p>
          </table:table-cell>
          <table:table-cell table:number-columns-repeated="7"/>
        </table:table-row>
        <table:table-row table:style-name="ro1">
          <table:table-cell office:value-type="float" office:value="97951" calcext:value-type="float">
            <text:p>97951</text:p>
          </table:table-cell>
          <table:table-cell office:value-type="float" office:value="43920" calcext:value-type="float">
            <text:p>43920</text:p>
          </table:table-cell>
          <table:table-cell table:number-columns-repeated="7"/>
        </table:table-row>
        <table:table-row table:style-name="ro1">
          <table:table-cell office:value-type="float" office:value="97951" calcext:value-type="float">
            <text:p>97951</text:p>
          </table:table-cell>
          <table:table-cell office:value-type="float" office:value="45195" calcext:value-type="float">
            <text:p>45195</text:p>
          </table:table-cell>
          <table:table-cell table:number-columns-repeated="7"/>
        </table:table-row>
        <table:table-row table:style-name="ro1">
          <table:table-cell office:value-type="float" office:value="97510" calcext:value-type="float">
            <text:p>97510</text:p>
          </table:table-cell>
          <table:table-cell office:value-type="float" office:value="45195" calcext:value-type="float">
            <text:p>45195</text:p>
          </table:table-cell>
          <table:table-cell table:number-columns-repeated="7"/>
        </table:table-row>
        <table:table-row table:style-name="ro1">
          <table:table-cell office:value-type="float" office:value="97510" calcext:value-type="float">
            <text:p>97510</text:p>
          </table:table-cell>
          <table:table-cell office:value-type="float" office:value="46348" calcext:value-type="float">
            <text:p>46348</text:p>
          </table:table-cell>
          <table:table-cell table:number-columns-repeated="7"/>
        </table:table-row>
        <table:table-row table:style-name="ro1">
          <table:table-cell office:value-type="float" office:value="98307" calcext:value-type="float">
            <text:p>98307</text:p>
          </table:table-cell>
          <table:table-cell office:value-type="float" office:value="46348" calcext:value-type="float">
            <text:p>46348</text:p>
          </table:table-cell>
          <table:table-cell table:number-columns-repeated="7"/>
        </table:table-row>
        <table:table-row table:style-name="ro1">
          <table:table-cell office:value-type="float" office:value="98307" calcext:value-type="float">
            <text:p>98307</text:p>
          </table:table-cell>
          <table:table-cell office:value-type="float" office:value="47579" calcext:value-type="float">
            <text:p>47579</text:p>
          </table:table-cell>
          <table:table-cell table:number-columns-repeated="7"/>
        </table:table-row>
        <table:table-row table:style-name="ro1">
          <table:table-cell office:value-type="float" office:value="98280" calcext:value-type="float">
            <text:p>98280</text:p>
          </table:table-cell>
          <table:table-cell office:value-type="float" office:value="47579" calcext:value-type="float">
            <text:p>47579</text:p>
          </table:table-cell>
          <table:table-cell table:number-columns-repeated="7"/>
        </table:table-row>
        <table:table-row table:style-name="ro1">
          <table:table-cell office:value-type="float" office:value="98280" calcext:value-type="float">
            <text:p>98280</text:p>
          </table:table-cell>
          <table:table-cell office:value-type="float" office:value="48805" calcext:value-type="float">
            <text:p>48805</text:p>
          </table:table-cell>
          <table:table-cell table:number-columns-repeated="7"/>
        </table:table-row>
        <table:table-row table:style-name="ro1">
          <table:table-cell office:value-type="float" office:value="98239" calcext:value-type="float">
            <text:p>98239</text:p>
          </table:table-cell>
          <table:table-cell office:value-type="float" office:value="48805" calcext:value-type="float">
            <text:p>48805</text:p>
          </table:table-cell>
          <table:table-cell table:number-columns-repeated="7"/>
        </table:table-row>
        <table:table-row table:style-name="ro1">
          <table:table-cell office:value-type="float" office:value="98239" calcext:value-type="float">
            <text:p>98239</text:p>
          </table:table-cell>
          <table:table-cell office:value-type="float" office:value="50027" calcext:value-type="float">
            <text:p>5002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3T19:47:29.001459470</meta:creation-date>
    <dc:date>2025-12-23T20:04:41.847262225</dc:date>
    <meta:editing-duration>PT17M13S</meta:editing-duration>
    <meta:editing-cycles>4</meta:editing-cycles>
    <meta:generator>LibreOffice/7.5.9.2$Linux_X86_64 LibreOffice_project/50$Build-2</meta:generator>
    <meta:document-statistic meta:table-count="1" meta:cell-count="1090" meta:object-count="0"/>
  </office:meta>
</office:document-meta>
</file>